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2.803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3.717cm"/>
    </style:style>
    <style:style style:name="co8" style:family="table-column">
      <style:table-column-properties fo:break-before="auto" style:column-width="5.156cm"/>
    </style:style>
    <style:style style:name="co9" style:family="table-column">
      <style:table-column-properties fo:break-before="auto" style:column-width="5.419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3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map style:condition="cell-content()=1" style:apply-style-name="OK" style:base-cell-address="wyborSygnalow.B294"/>
      <style:map style:condition="cell-content()=-1" style:apply-style-name="NOK" style:base-cell-address="wyborSygnalow.B294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Courier New"/>
    </style:style>
    <style:style style:name="ce1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Courier New"/>
    </style:style>
    <style:style style:name="ce17" style:family="table-cell" style:parent-style-name="Default" style:data-style-name="N2">
      <style:table-cell-properties style:text-align-source="fix" style:repeat-content="false" fo:border="0.002cm solid #000000"/>
      <style:paragraph-properties fo:text-align="center"/>
      <style:text-properties style:font-name="Courier New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</office:automatic-styles>
  <office:body>
    <office:spreadsheet>
      <table:table table:name="wyborSygnalow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ce3" office:value-type="string">
            <text:p>nazwa pliku</text:p>
          </table:table-cell>
          <table:table-cell table:style-name="ce3" office:value-type="string">
            <text:p>moja wartosc</text:p>
          </table:table-cell>
          <table:table-cell table:style-name="ce3" office:value-type="string">
            <text:p>gold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s0010</text:p>
          </table:table-cell>
          <table:table-cell/>
          <table:table-cell table:style-name="ce4" office:value-type="string">
            <text:p>s0010_re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20">
            <text:p>4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0017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0031</text:p>
          </table:table-cell>
          <table:table-cell office:value-type="string">
            <text:p>srednie</text:p>
          </table:table-cell>
          <table:table-cell table:style-name="ce5"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0064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otki sygnal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ardzo faj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bez srodkoweg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ez ostatnieg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ie wszystkie o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tylko s0063 i s0075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0058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rodkowy ale sred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ierwszy zl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red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pierwszy w miar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2" office:value-type="string">
            <text:p>2 oraz 4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ostat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Tylko 1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1 lepsz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 lepsz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3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ardzo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ostatnie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ostatnie spok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ostatnie taki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jedyne ostatnie ale i tak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przedostatnie w miar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string">
            <text:p>duze szum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jdeynie ostatnie 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mzoe być 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może być,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srednie i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bipolarn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nawet ok</text:p>
          </table:table-cell>
          <table:table-cell office:value-type="string">
            <text:p>30 zle</text:p>
          </table:table-cell>
          <table:table-cell table:style-name="ce5"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ladne bipolar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w miare ok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string">
            <text:p>silne szum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w miare ale krotkie</text:p>
          </table:table-cell>
          <table:table-cell table:number-columns-repeated="4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w maire bipolarne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6"/>
        </table:table-row>
      </table:table>
      <table:table table:name="Wszystkie" table:style-name="ta1" table:print="false">
        <table:table-column table:style-name="co6" table:default-cell-style-name="ce7"/>
        <table:table-column table:style-name="co7" table:default-cell-style-name="ce7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row table:style-name="ro1">
          <table:table-cell table:style-name="ce6" office:value-type="string">
            <text:p>Pacjent</text:p>
          </table:table-cell>
          <table:table-cell table:style-name="ce6" office:value-type="string">
            <text:p>Nazwa pliku</text:p>
          </table:table-cell>
          <table:table-cell table:style-name="ce8" office:value-type="string">
            <text:p>Wyliczona mediana [ms]</text:p>
          </table:table-cell>
          <table:table-cell table:style-name="ce8" office:value-type="string">
            <text:p>Mediana referencyjna [ms]</text:p>
          </table:table-cell>
          <table:table-cell table:style-name="ce8" office:value-type="string">
            <text:p>Różnica [ms]</text:p>
          </table:table-cell>
          <table:table-cell table:style-name="ce8" office:value-type="string">
            <text:p>Błąd [%]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0_re.hea</text:p>
          </table:table-cell>
          <table:table-cell office:value-type="float" office:value="403">
            <text:p>403,00</text:p>
          </table:table-cell>
          <table:table-cell office:value-type="float" office:value="420">
            <text:p>420,00</text:p>
          </table:table-cell>
          <table:table-cell table:formula="of:=ABS([.C2]-[.D2])" office:value-type="float" office:value="17">
            <text:p>17,00</text:p>
          </table:table-cell>
          <table:table-cell table:formula="of:=([.E2]/[.D2])*100" office:value-type="float" office:value="4.04761904761905">
            <text:p>4,05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4lre.hea</text:p>
          </table:table-cell>
          <table:table-cell office:value-type="float" office:value="362.5">
            <text:p>362,50</text:p>
          </table:table-cell>
          <table:table-cell office:value-type="float" office:value="419">
            <text:p>419,00</text:p>
          </table:table-cell>
          <table:table-cell table:formula="of:=ABS([.C3]-[.D3])" office:value-type="float" office:value="56.5">
            <text:p>56,50</text:p>
          </table:table-cell>
          <table:table-cell table:formula="of:=([.E3]/[.D3])*100" office:value-type="float" office:value="13.4844868735084">
            <text:p>13,48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6lre.hea</text:p>
          </table:table-cell>
          <table:table-cell office:value-type="float" office:value="395">
            <text:p>395,00</text:p>
          </table:table-cell>
          <table:table-cell office:value-type="float" office:value="456.5">
            <text:p>456,50</text:p>
          </table:table-cell>
          <table:table-cell table:formula="of:=ABS([.C4]-[.D4])" office:value-type="float" office:value="61.5">
            <text:p>61,50</text:p>
          </table:table-cell>
          <table:table-cell table:formula="of:=([.E4]/[.D4])*100" office:value-type="float" office:value="13.4720700985761">
            <text:p>13,47</text:p>
          </table:table-cell>
        </table:table-row>
        <table:table-row table:style-name="ro1">
          <table:table-cell office:value-type="string">
            <text:p>patient002</text:p>
          </table:table-cell>
          <table:table-cell office:value-type="string">
            <text:p>s0015lre.hea</text:p>
          </table:table-cell>
          <table:table-cell office:value-type="float" office:value="378">
            <text:p>378,00</text:p>
          </table:table-cell>
          <table:table-cell office:value-type="float" office:value="355">
            <text:p>355,00</text:p>
          </table:table-cell>
          <table:table-cell table:formula="of:=ABS([.C5]-[.D5])" office:value-type="float" office:value="23">
            <text:p>23,00</text:p>
          </table:table-cell>
          <table:table-cell table:formula="of:=([.E5]/[.D5])*100" office:value-type="float" office:value="6.47887323943662">
            <text:p>6,48</text:p>
          </table:table-cell>
        </table:table-row>
        <table:table-row table:style-name="ro1">
          <table:table-cell office:value-type="string">
            <text:p>patient003</text:p>
          </table:table-cell>
          <table:table-cell office:value-type="string">
            <text:p>s0017lre.hea</text:p>
          </table:table-cell>
          <table:table-cell office:value-type="float" office:value="369">
            <text:p>369,00</text:p>
          </table:table-cell>
          <table:table-cell office:value-type="float" office:value="380">
            <text:p>380,00</text:p>
          </table:table-cell>
          <table:table-cell table:formula="of:=ABS([.C6]-[.D6])" office:value-type="float" office:value="11">
            <text:p>11,00</text:p>
          </table:table-cell>
          <table:table-cell table:formula="of:=([.E6]/[.D6])*100" office:value-type="float" office:value="2.89473684210526">
            <text:p>2,89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1are.hea</text:p>
          </table:table-cell>
          <table:table-cell office:value-type="float" office:value="341">
            <text:p>341,00</text:p>
          </table:table-cell>
          <table:table-cell office:value-type="float" office:value="296">
            <text:p>296,00</text:p>
          </table:table-cell>
          <table:table-cell table:formula="of:=ABS([.C7]-[.D7])" office:value-type="float" office:value="45">
            <text:p>45,00</text:p>
          </table:table-cell>
          <table:table-cell table:formula="of:=([.E7]/[.D7])*100" office:value-type="float" office:value="15.2027027027027">
            <text:p>15,20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1bre.hea</text:p>
          </table:table-cell>
          <table:table-cell office:value-type="float" office:value="346">
            <text:p>346,00</text:p>
          </table:table-cell>
          <table:table-cell office:value-type="float" office:value="311">
            <text:p>311,00</text:p>
          </table:table-cell>
          <table:table-cell table:formula="of:=ABS([.C8]-[.D8])" office:value-type="float" office:value="35">
            <text:p>35,00</text:p>
          </table:table-cell>
          <table:table-cell table:formula="of:=([.E8]/[.D8])*100" office:value-type="float" office:value="11.2540192926045">
            <text:p>11,25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5lre.hea</text:p>
          </table:table-cell>
          <table:table-cell office:value-type="float" office:value="345.5">
            <text:p>345,50</text:p>
          </table:table-cell>
          <table:table-cell office:value-type="float" office:value="299">
            <text:p>299,00</text:p>
          </table:table-cell>
          <table:table-cell table:formula="of:=ABS([.C9]-[.D9])" office:value-type="float" office:value="46.5">
            <text:p>46,50</text:p>
          </table:table-cell>
          <table:table-cell table:formula="of:=([.E9]/[.D9])*100" office:value-type="float" office:value="15.5518394648829">
            <text:p>15,55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31lre.hea</text:p>
          </table:table-cell>
          <table:table-cell office:value-type="float" office:value="350">
            <text:p>350,00</text:p>
          </table:table-cell>
          <table:table-cell office:value-type="float" office:value="326">
            <text:p>326,00</text:p>
          </table:table-cell>
          <table:table-cell table:formula="of:=ABS([.C10]-[.D10])" office:value-type="float" office:value="24">
            <text:p>24,00</text:p>
          </table:table-cell>
          <table:table-cell table:formula="of:=([.E10]/[.D10])*100" office:value-type="float" office:value="7.36196319018405">
            <text:p>7,36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101lre.hea</text:p>
          </table:table-cell>
          <table:table-cell office:value-type="float" office:value="400.5">
            <text:p>400,50</text:p>
          </table:table-cell>
          <table:table-cell office:value-type="float" office:value="397">
            <text:p>397,00</text:p>
          </table:table-cell>
          <table:table-cell table:formula="of:=ABS([.C11]-[.D11])" office:value-type="float" office:value="3.5">
            <text:p>3,50</text:p>
          </table:table-cell>
          <table:table-cell table:formula="of:=([.E11]/[.D11])*100" office:value-type="float" office:value="0.881612090680101">
            <text:p>0,88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2lre.hea</text:p>
          </table:table-cell>
          <table:table-cell office:value-type="float" office:value="485.5">
            <text:p>485,50</text:p>
          </table:table-cell>
          <table:table-cell office:value-type="float" office:value="343">
            <text:p>343,00</text:p>
          </table:table-cell>
          <table:table-cell table:formula="of:=ABS([.C12]-[.D12])" office:value-type="float" office:value="142.5">
            <text:p>142,50</text:p>
          </table:table-cell>
          <table:table-cell table:formula="of:=([.E12]/[.D12])*100" office:value-type="float" office:value="41.5451895043732">
            <text:p>41,55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7lre.hea</text:p>
          </table:table-cell>
          <table:table-cell office:value-type="float" office:value="400">
            <text:p>400,00</text:p>
          </table:table-cell>
          <table:table-cell office:value-type="float" office:value="372">
            <text:p>372,00</text:p>
          </table:table-cell>
          <table:table-cell table:formula="of:=ABS([.C13]-[.D13])" office:value-type="float" office:value="28">
            <text:p>28,00</text:p>
          </table:table-cell>
          <table:table-cell table:formula="of:=([.E13]/[.D13])*100" office:value-type="float" office:value="7.52688172043011">
            <text:p>7,53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64lre.hea</text:p>
          </table:table-cell>
          <table:table-cell office:value-type="float" office:value="418">
            <text:p>418,00</text:p>
          </table:table-cell>
          <table:table-cell office:value-type="float" office:value="366">
            <text:p>366,00</text:p>
          </table:table-cell>
          <table:table-cell table:formula="of:=ABS([.C14]-[.D14])" office:value-type="float" office:value="52">
            <text:p>52,00</text:p>
          </table:table-cell>
          <table:table-cell table:formula="of:=([.E14]/[.D14])*100" office:value-type="float" office:value="14.207650273224">
            <text:p>14,21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28lre.hea</text:p>
          </table:table-cell>
          <table:table-cell office:value-type="float" office:value="393">
            <text:p>393,00</text:p>
          </table:table-cell>
          <table:table-cell office:value-type="float" office:value="414">
            <text:p>414,00</text:p>
          </table:table-cell>
          <table:table-cell table:formula="of:=ABS([.C15]-[.D15])" office:value-type="float" office:value="21">
            <text:p>21,00</text:p>
          </table:table-cell>
          <table:table-cell table:formula="of:=([.E15]/[.D15])*100" office:value-type="float" office:value="5.07246376811594">
            <text:p>5,07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37lre.hea</text:p>
          </table:table-cell>
          <table:table-cell office:value-type="float" office:value="404">
            <text:p>404,00</text:p>
          </table:table-cell>
          <table:table-cell office:value-type="float" office:value="432">
            <text:p>432,00</text:p>
          </table:table-cell>
          <table:table-cell table:formula="of:=ABS([.C16]-[.D16])" office:value-type="float" office:value="28">
            <text:p>28,00</text:p>
          </table:table-cell>
          <table:table-cell table:formula="of:=([.E16]/[.D16])*100" office:value-type="float" office:value="6.48148148148148">
            <text:p>6,48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68lre.hea</text:p>
          </table:table-cell>
          <table:table-cell office:value-type="float" office:value="394">
            <text:p>394,00</text:p>
          </table:table-cell>
          <table:table-cell office:value-type="float" office:value="434">
            <text:p>434,00</text:p>
          </table:table-cell>
          <table:table-cell table:formula="of:=ABS([.C17]-[.D17])" office:value-type="float" office:value="40">
            <text:p>40,00</text:p>
          </table:table-cell>
          <table:table-cell table:formula="of:=([.E17]/[.D17])*100" office:value-type="float" office:value="9.21658986175115">
            <text:p>9,22</text:p>
          </table:table-cell>
        </table:table-row>
        <table:table-row table:style-name="ro1">
          <table:table-cell office:value-type="string">
            <text:p>patient009</text:p>
          </table:table-cell>
          <table:table-cell office:value-type="string">
            <text:p>s0035_re.hea</text:p>
          </table:table-cell>
          <table:table-cell office:value-type="float" office:value="373.5">
            <text:p>373,50</text:p>
          </table:table-cell>
          <table:table-cell office:value-type="float" office:value="361">
            <text:p>361,00</text:p>
          </table:table-cell>
          <table:table-cell table:formula="of:=ABS([.C18]-[.D18])" office:value-type="float" office:value="12.5">
            <text:p>12,50</text:p>
          </table:table-cell>
          <table:table-cell table:formula="of:=([.E18]/[.D18])*100" office:value-type="float" office:value="3.46260387811634">
            <text:p>3,46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39lre.hea</text:p>
          </table:table-cell>
          <table:table-cell office:value-type="float" office:value="405">
            <text:p>405,00</text:p>
          </table:table-cell>
          <table:table-cell office:value-type="float" office:value="373">
            <text:p>373,00</text:p>
          </table:table-cell>
          <table:table-cell table:formula="of:=ABS([.C19]-[.D19])" office:value-type="float" office:value="32">
            <text:p>32,00</text:p>
          </table:table-cell>
          <table:table-cell table:formula="of:=([.E19]/[.D19])*100" office:value-type="float" office:value="8.57908847184987">
            <text:p>8,58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44lre.hea</text:p>
          </table:table-cell>
          <table:table-cell office:value-type="float" office:value="401">
            <text:p>401,00</text:p>
          </table:table-cell>
          <table:table-cell office:value-type="float" office:value="359.5">
            <text:p>359,50</text:p>
          </table:table-cell>
          <table:table-cell table:formula="of:=ABS([.C20]-[.D20])" office:value-type="float" office:value="41.5">
            <text:p>41,50</text:p>
          </table:table-cell>
          <table:table-cell table:formula="of:=([.E20]/[.D20])*100" office:value-type="float" office:value="11.5438108484006">
            <text:p>11,54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49lre.hea</text:p>
          </table:table-cell>
          <table:table-cell office:value-type="float" office:value="420.5">
            <text:p>420,50</text:p>
          </table:table-cell>
          <table:table-cell office:value-type="float" office:value="370.5">
            <text:p>370,50</text:p>
          </table:table-cell>
          <table:table-cell table:formula="of:=ABS([.C21]-[.D21])" office:value-type="float" office:value="50">
            <text:p>50,00</text:p>
          </table:table-cell>
          <table:table-cell table:formula="of:=([.E21]/[.D21])*100" office:value-type="float" office:value="13.4952766531714">
            <text:p>13,50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67lre.hea</text:p>
          </table:table-cell>
          <table:table-cell office:value-type="float" office:value="411">
            <text:p>411,00</text:p>
          </table:table-cell>
          <table:table-cell office:value-type="float" office:value="388">
            <text:p>388,00</text:p>
          </table:table-cell>
          <table:table-cell table:formula="of:=ABS([.C22]-[.D22])" office:value-type="float" office:value="23">
            <text:p>23,00</text:p>
          </table:table-cell>
          <table:table-cell table:formula="of:=([.E22]/[.D22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43lre.hea</text:p>
          </table:table-cell>
          <table:table-cell office:value-type="float" office:value="421">
            <text:p>421,00</text:p>
          </table:table-cell>
          <table:table-cell office:value-type="float" office:value="430">
            <text:p>430,00</text:p>
          </table:table-cell>
          <table:table-cell table:formula="of:=ABS([.C23]-[.D23])" office:value-type="float" office:value="9">
            <text:p>9,00</text:p>
          </table:table-cell>
          <table:table-cell table:formula="of:=([.E23]/[.D23])*100" office:value-type="float" office:value="2.09302325581395">
            <text:p>2,09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50lre.hea</text:p>
          </table:table-cell>
          <table:table-cell office:value-type="float" office:value="385">
            <text:p>385,00</text:p>
          </table:table-cell>
          <table:table-cell office:value-type="float" office:value="359.5">
            <text:p>359,50</text:p>
          </table:table-cell>
          <table:table-cell table:formula="of:=ABS([.C24]-[.D24])" office:value-type="float" office:value="25.5">
            <text:p>25,50</text:p>
          </table:table-cell>
          <table:table-cell table:formula="of:=([.E24]/[.D24])*100" office:value-type="float" office:value="7.09318497913769">
            <text:p>7,09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45lre.hea</text:p>
          </table:table-cell>
          <table:table-cell office:value-type="float" office:value="383.5">
            <text:p>383,50</text:p>
          </table:table-cell>
          <table:table-cell office:value-type="float" office:value="350">
            <text:p>350,00</text:p>
          </table:table-cell>
          <table:table-cell table:formula="of:=ABS([.C25]-[.D25])" office:value-type="float" office:value="33.5">
            <text:p>33,50</text:p>
          </table:table-cell>
          <table:table-cell table:formula="of:=([.E25]/[.D25])*100" office:value-type="float" office:value="9.57142857142857">
            <text:p>9,57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51lre.hea</text:p>
          </table:table-cell>
          <table:table-cell office:value-type="float" office:value="398">
            <text:p>398,00</text:p>
          </table:table-cell>
          <table:table-cell office:value-type="float" office:value="340">
            <text:p>340,00</text:p>
          </table:table-cell>
          <table:table-cell table:formula="of:=ABS([.C26]-[.D26])" office:value-type="float" office:value="58">
            <text:p>58,00</text:p>
          </table:table-cell>
          <table:table-cell table:formula="of:=([.E26]/[.D26])*100" office:value-type="float" office:value="17.0588235294118">
            <text:p>17,06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72lre.hea</text:p>
          </table:table-cell>
          <table:table-cell office:value-type="float" office:value="379">
            <text:p>379,00</text:p>
          </table:table-cell>
          <table:table-cell office:value-type="float" office:value="350">
            <text:p>350,00</text:p>
          </table:table-cell>
          <table:table-cell table:formula="of:=ABS([.C27]-[.D27])" office:value-type="float" office:value="29">
            <text:p>29,00</text:p>
          </table:table-cell>
          <table:table-cell table:formula="of:=([.E27]/[.D27])*100" office:value-type="float" office:value="8.28571428571429">
            <text:p>8,29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46lre.hea</text:p>
          </table:table-cell>
          <table:table-cell office:value-type="float" office:value="359">
            <text:p>359,00</text:p>
          </table:table-cell>
          <table:table-cell office:value-type="float" office:value="362">
            <text:p>362,00</text:p>
          </table:table-cell>
          <table:table-cell table:formula="of:=ABS([.C28]-[.D28])" office:value-type="float" office:value="3">
            <text:p>3,00</text:p>
          </table:table-cell>
          <table:table-cell table:formula="of:=([.E28]/[.D28])*100" office:value-type="float" office:value="0.828729281767956">
            <text:p>0,83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56lre.hea</text:p>
          </table:table-cell>
          <table:table-cell office:value-type="float" office:value="370">
            <text:p>370,00</text:p>
          </table:table-cell>
          <table:table-cell office:value-type="float" office:value="392">
            <text:p>392,00</text:p>
          </table:table-cell>
          <table:table-cell table:formula="of:=ABS([.C29]-[.D29])" office:value-type="float" office:value="22">
            <text:p>22,00</text:p>
          </table:table-cell>
          <table:table-cell table:formula="of:=([.E29]/[.D29])*100" office:value-type="float" office:value="5.61224489795918">
            <text:p>5,61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71lre.hea</text:p>
          </table:table-cell>
          <table:table-cell office:value-type="float" office:value="370">
            <text:p>370,00</text:p>
          </table:table-cell>
          <table:table-cell office:value-type="float" office:value="363">
            <text:p>363,00</text:p>
          </table:table-cell>
          <table:table-cell table:formula="of:=ABS([.C30]-[.D30])" office:value-type="float" office:value="7">
            <text:p>7,00</text:p>
          </table:table-cell>
          <table:table-cell table:formula="of:=([.E30]/[.D30])*100" office:value-type="float" office:value="1.92837465564738">
            <text:p>1,93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47lre.hea</text:p>
          </table:table-cell>
          <table:table-cell office:value-type="float" office:value="350">
            <text:p>350,00</text:p>
          </table:table-cell>
          <table:table-cell office:value-type="float" office:value="345.5">
            <text:p>345,50</text:p>
          </table:table-cell>
          <table:table-cell table:formula="of:=ABS([.C31]-[.D31])" office:value-type="float" office:value="4.5">
            <text:p>4,50</text:p>
          </table:table-cell>
          <table:table-cell table:formula="of:=([.E31]/[.D31])*100" office:value-type="float" office:value="1.30246020260492">
            <text:p>1,30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57lre.hea</text:p>
          </table:table-cell>
          <table:table-cell office:value-type="float" office:value="369">
            <text:p>369,00</text:p>
          </table:table-cell>
          <table:table-cell office:value-type="float" office:value="367">
            <text:p>367,00</text:p>
          </table:table-cell>
          <table:table-cell table:formula="of:=ABS([.C32]-[.D32])" office:value-type="float" office:value="2">
            <text:p>2,00</text:p>
          </table:table-cell>
          <table:table-cell table:formula="of:=([.E32]/[.D32])*100" office:value-type="float" office:value="0.544959128065395">
            <text:p>0,54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152lre.hea</text:p>
          </table:table-cell>
          <table:table-cell office:value-type="float" office:value="340">
            <text:p>340,00</text:p>
          </table:table-cell>
          <table:table-cell office:value-type="float" office:value="353">
            <text:p>353,00</text:p>
          </table:table-cell>
          <table:table-cell table:formula="of:=ABS([.C33]-[.D33])" office:value-type="float" office:value="13">
            <text:p>13,00</text:p>
          </table:table-cell>
          <table:table-cell table:formula="of:=([.E33]/[.D33])*100" office:value-type="float" office:value="3.68271954674221">
            <text:p>3,68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52lre.hea</text:p>
          </table:table-cell>
          <table:table-cell office:value-type="float" office:value="395">
            <text:p>395,00</text:p>
          </table:table-cell>
          <table:table-cell office:value-type="float" office:value="373">
            <text:p>373,00</text:p>
          </table:table-cell>
          <table:table-cell table:formula="of:=ABS([.C34]-[.D34])" office:value-type="float" office:value="22">
            <text:p>22,00</text:p>
          </table:table-cell>
          <table:table-cell table:formula="of:=([.E34]/[.D34])*100" office:value-type="float" office:value="5.89812332439678">
            <text:p>5,90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60lre.hea</text:p>
          </table:table-cell>
          <table:table-cell office:value-type="float" office:value="364">
            <text:p>364,00</text:p>
          </table:table-cell>
          <table:table-cell office:value-type="float" office:value="376.5">
            <text:p>376,50</text:p>
          </table:table-cell>
          <table:table-cell table:formula="of:=ABS([.C35]-[.D35])" office:value-type="float" office:value="12.5">
            <text:p>12,50</text:p>
          </table:table-cell>
          <table:table-cell table:formula="of:=([.E35]/[.D35])*100" office:value-type="float" office:value="3.32005312084993">
            <text:p>3,32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76lre.hea</text:p>
          </table:table-cell>
          <table:table-cell office:value-type="float" office:value="490.5">
            <text:p>490,50</text:p>
          </table:table-cell>
          <table:table-cell office:value-type="float" office:value="388">
            <text:p>388,00</text:p>
          </table:table-cell>
          <table:table-cell table:formula="of:=ABS([.C36]-[.D36])" office:value-type="float" office:value="102.5">
            <text:p>102,50</text:p>
          </table:table-cell>
          <table:table-cell table:formula="of:=([.E36]/[.D36])*100" office:value-type="float" office:value="26.4175257731959">
            <text:p>26,42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53lre.hea</text:p>
          </table:table-cell>
          <table:table-cell office:value-type="float" office:value="188">
            <text:p>188,00</text:p>
          </table:table-cell>
          <table:table-cell office:value-type="float" office:value="330">
            <text:p>330,00</text:p>
          </table:table-cell>
          <table:table-cell table:formula="of:=ABS([.C37]-[.D37])" office:value-type="float" office:value="142">
            <text:p>142,00</text:p>
          </table:table-cell>
          <table:table-cell table:formula="of:=([.E37]/[.D37])*100" office:value-type="float" office:value="43.030303030303">
            <text:p>43,03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55lre.hea</text:p>
          </table:table-cell>
          <table:table-cell office:value-type="float" office:value="190.5">
            <text:p>190,50</text:p>
          </table:table-cell>
          <table:table-cell office:value-type="float" office:value="348">
            <text:p>348,00</text:p>
          </table:table-cell>
          <table:table-cell table:formula="of:=ABS([.C38]-[.D38])" office:value-type="float" office:value="157.5">
            <text:p>157,50</text:p>
          </table:table-cell>
          <table:table-cell table:formula="of:=([.E38]/[.D38])*100" office:value-type="float" office:value="45.2586206896552">
            <text:p>45,26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63lre.hea</text:p>
          </table:table-cell>
          <table:table-cell table:number-columns-repeated="2" office:value-type="float" office:value="331">
            <text:p>331,00</text:p>
          </table:table-cell>
          <table:table-cell table:formula="of:=ABS([.C39]-[.D39])" office:value-type="float" office:value="0">
            <text:p>0,00</text:p>
          </table:table-cell>
          <table:table-cell table:formula="of:=([.E39]/[.D39])*100" office:value-type="float" office:value="0">
            <text:p>0,00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75lre.hea</text:p>
          </table:table-cell>
          <table:table-cell office:value-type="float" office:value="346">
            <text:p>346,00</text:p>
          </table:table-cell>
          <table:table-cell office:value-type="float" office:value="364.5">
            <text:p>364,50</text:p>
          </table:table-cell>
          <table:table-cell table:formula="of:=ABS([.C40]-[.D40])" office:value-type="float" office:value="18.5">
            <text:p>18,50</text:p>
          </table:table-cell>
          <table:table-cell table:formula="of:=([.E40]/[.D40])*100" office:value-type="float" office:value="5.07544581618656">
            <text:p>5,08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4lre.hea</text:p>
          </table:table-cell>
          <table:table-cell office:value-type="float" office:value="354">
            <text:p>354,00</text:p>
          </table:table-cell>
          <table:table-cell office:value-type="float" office:value="368">
            <text:p>368,00</text:p>
          </table:table-cell>
          <table:table-cell table:formula="of:=ABS([.C41]-[.D41])" office:value-type="float" office:value="14">
            <text:p>14,00</text:p>
          </table:table-cell>
          <table:table-cell table:formula="of:=([.E41]/[.D41])*100" office:value-type="float" office:value="3.80434782608696">
            <text:p>3,80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9lre.hea</text:p>
          </table:table-cell>
          <table:table-cell office:value-type="float" office:value="366.5">
            <text:p>366,50</text:p>
          </table:table-cell>
          <table:table-cell office:value-type="float" office:value="390.5">
            <text:p>390,50</text:p>
          </table:table-cell>
          <table:table-cell table:formula="of:=ABS([.C42]-[.D42])" office:value-type="float" office:value="24">
            <text:p>24,00</text:p>
          </table:table-cell>
          <table:table-cell table:formula="of:=([.E42]/[.D42])*100" office:value-type="float" office:value="6.14596670934699">
            <text:p>6,15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82lre.hea</text:p>
          </table:table-cell>
          <table:table-cell office:value-type="float" office:value="185.5">
            <text:p>185,50</text:p>
          </table:table-cell>
          <table:table-cell office:value-type="float" office:value="404.5">
            <text:p>404,50</text:p>
          </table:table-cell>
          <table:table-cell table:formula="of:=ABS([.C43]-[.D43])" office:value-type="float" office:value="219">
            <text:p>219,00</text:p>
          </table:table-cell>
          <table:table-cell table:formula="of:=([.E43]/[.D43])*100" office:value-type="float" office:value="54.1409147095179">
            <text:p>54,14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58lre.hea</text:p>
          </table:table-cell>
          <table:table-cell office:value-type="float" office:value="370.5">
            <text:p>370,50</text:p>
          </table:table-cell>
          <table:table-cell office:value-type="float" office:value="339">
            <text:p>339,00</text:p>
          </table:table-cell>
          <table:table-cell table:formula="of:=ABS([.C44]-[.D44])" office:value-type="float" office:value="31.5">
            <text:p>31,50</text:p>
          </table:table-cell>
          <table:table-cell table:formula="of:=([.E44]/[.D44])*100" office:value-type="float" office:value="9.29203539823009">
            <text:p>9,29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70lre.hea</text:p>
          </table:table-cell>
          <table:table-cell office:value-type="float" office:value="441">
            <text:p>441,00</text:p>
          </table:table-cell>
          <table:table-cell office:value-type="float" office:value="340">
            <text:p>340,00</text:p>
          </table:table-cell>
          <table:table-cell table:formula="of:=ABS([.C45]-[.D45])" office:value-type="float" office:value="101">
            <text:p>101,00</text:p>
          </table:table-cell>
          <table:table-cell table:formula="of:=([.E45]/[.D45])*100" office:value-type="float" office:value="29.7058823529412">
            <text:p>29,71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77lre.hea</text:p>
          </table:table-cell>
          <table:table-cell office:value-type="float" office:value="483">
            <text:p>483,00</text:p>
          </table:table-cell>
          <table:table-cell office:value-type="float" office:value="378">
            <text:p>378,00</text:p>
          </table:table-cell>
          <table:table-cell table:formula="of:=ABS([.C46]-[.D46])" office:value-type="float" office:value="105">
            <text:p>105,00</text:p>
          </table:table-cell>
          <table:table-cell table:formula="of:=([.E46]/[.D46])*100" office:value-type="float" office:value="27.7777777777778">
            <text:p>27,78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2lre.hea</text:p>
          </table:table-cell>
          <table:table-cell office:value-type="float" office:value="423.5">
            <text:p>423,50</text:p>
          </table:table-cell>
          <table:table-cell office:value-type="float" office:value="428">
            <text:p>428,00</text:p>
          </table:table-cell>
          <table:table-cell table:formula="of:=ABS([.C47]-[.D47])" office:value-type="float" office:value="4.5">
            <text:p>4,50</text:p>
          </table:table-cell>
          <table:table-cell table:formula="of:=([.E47]/[.D47])*100" office:value-type="float" office:value="1.05140186915888">
            <text:p>1,05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9lre.hea</text:p>
          </table:table-cell>
          <table:table-cell office:value-type="float" office:value="424">
            <text:p>424,00</text:p>
          </table:table-cell>
          <table:table-cell office:value-type="float" office:value="428">
            <text:p>428,00</text:p>
          </table:table-cell>
          <table:table-cell table:formula="of:=ABS([.C48]-[.D48])" office:value-type="float" office:value="4">
            <text:p>4,00</text:p>
          </table:table-cell>
          <table:table-cell table:formula="of:=([.E48]/[.D48])*100" office:value-type="float" office:value="0.934579439252336">
            <text:p>0,93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79lre.hea</text:p>
          </table:table-cell>
          <table:table-cell office:value-type="float" office:value="416">
            <text:p>416,00</text:p>
          </table:table-cell>
          <table:table-cell office:value-type="float" office:value="341">
            <text:p>341,00</text:p>
          </table:table-cell>
          <table:table-cell table:formula="of:=ABS([.C49]-[.D49])" office:value-type="float" office:value="75">
            <text:p>75,00</text:p>
          </table:table-cell>
          <table:table-cell table:formula="of:=([.E49]/[.D49])*100" office:value-type="float" office:value="21.9941348973607">
            <text:p>21,99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65lre.hea</text:p>
          </table:table-cell>
          <table:table-cell office:value-type="float" office:value="387.5">
            <text:p>387,50</text:p>
          </table:table-cell>
          <table:table-cell office:value-type="float" office:value="380">
            <text:p>380,00</text:p>
          </table:table-cell>
          <table:table-cell table:formula="of:=ABS([.C50]-[.D50])" office:value-type="float" office:value="7.5">
            <text:p>7,50</text:p>
          </table:table-cell>
          <table:table-cell table:formula="of:=([.E50]/[.D50])*100" office:value-type="float" office:value="1.97368421052632">
            <text:p>1,97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73lre.hea</text:p>
          </table:table-cell>
          <table:table-cell office:value-type="float" office:value="396">
            <text:p>396,00</text:p>
          </table:table-cell>
          <table:table-cell office:value-type="float" office:value="368.5">
            <text:p>368,50</text:p>
          </table:table-cell>
          <table:table-cell table:formula="of:=ABS([.C51]-[.D51])" office:value-type="float" office:value="27.5">
            <text:p>27,50</text:p>
          </table:table-cell>
          <table:table-cell table:formula="of:=([.E51]/[.D51])*100" office:value-type="float" office:value="7.46268656716418">
            <text:p>7,46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97lre.hea</text:p>
          </table:table-cell>
          <table:table-cell office:value-type="float" office:value="379">
            <text:p>379,00</text:p>
          </table:table-cell>
          <table:table-cell office:value-type="float" office:value="370">
            <text:p>370,00</text:p>
          </table:table-cell>
          <table:table-cell table:formula="of:=ABS([.C52]-[.D52])" office:value-type="float" office:value="9">
            <text:p>9,00</text:p>
          </table:table-cell>
          <table:table-cell table:formula="of:=([.E52]/[.D52])*100" office:value-type="float" office:value="2.43243243243243">
            <text:p>2,43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66lre.hea</text:p>
          </table:table-cell>
          <table:table-cell office:value-type="float" office:value="487">
            <text:p>487,00</text:p>
          </table:table-cell>
          <table:table-cell office:value-type="float" office:value="370.5">
            <text:p>370,50</text:p>
          </table:table-cell>
          <table:table-cell table:formula="of:=ABS([.C53]-[.D53])" office:value-type="float" office:value="116.5">
            <text:p>116,50</text:p>
          </table:table-cell>
          <table:table-cell table:formula="of:=([.E53]/[.D53])*100" office:value-type="float" office:value="31.4439946018893">
            <text:p>31,44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74lre.hea</text:p>
          </table:table-cell>
          <table:table-cell office:value-type="float" office:value="367">
            <text:p>367,00</text:p>
          </table:table-cell>
          <table:table-cell office:value-type="float" office:value="372">
            <text:p>372,00</text:p>
          </table:table-cell>
          <table:table-cell table:formula="of:=ABS([.C54]-[.D54])" office:value-type="float" office:value="5">
            <text:p>5,00</text:p>
          </table:table-cell>
          <table:table-cell table:formula="of:=([.E54]/[.D54])*100" office:value-type="float" office:value="1.34408602150538">
            <text:p>1,34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149lre.hea</text:p>
          </table:table-cell>
          <table:table-cell office:value-type="float" office:value="366">
            <text:p>366,00</text:p>
          </table:table-cell>
          <table:table-cell office:value-type="float" office:value="375">
            <text:p>375,00</text:p>
          </table:table-cell>
          <table:table-cell table:formula="of:=ABS([.C55]-[.D55])" office:value-type="float" office:value="9">
            <text:p>9,00</text:p>
          </table:table-cell>
          <table:table-cell table:formula="of:=([.E55]/[.D55])*100" office:value-type="float" office:value="2.4">
            <text:p>2,40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0lre.hea</text:p>
          </table:table-cell>
          <table:table-cell office:value-type="float" office:value="414">
            <text:p>414,00</text:p>
          </table:table-cell>
          <table:table-cell office:value-type="float" office:value="378.5">
            <text:p>378,50</text:p>
          </table:table-cell>
          <table:table-cell table:formula="of:=ABS([.C56]-[.D56])" office:value-type="float" office:value="35.5">
            <text:p>35,50</text:p>
          </table:table-cell>
          <table:table-cell table:formula="of:=([.E56]/[.D56])*100" office:value-type="float" office:value="9.37912813738441">
            <text:p>9,38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1lre.hea</text:p>
          </table:table-cell>
          <table:table-cell office:value-type="float" office:value="387">
            <text:p>387,00</text:p>
          </table:table-cell>
          <table:table-cell office:value-type="float" office:value="385.5">
            <text:p>385,50</text:p>
          </table:table-cell>
          <table:table-cell table:formula="of:=ABS([.C57]-[.D57])" office:value-type="float" office:value="1.5">
            <text:p>1,50</text:p>
          </table:table-cell>
          <table:table-cell table:formula="of:=([.E57]/[.D57])*100" office:value-type="float" office:value="0.389105058365759">
            <text:p>0,39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5lre.hea</text:p>
          </table:table-cell>
          <table:table-cell office:value-type="float" office:value="400">
            <text:p>400,00</text:p>
          </table:table-cell>
          <table:table-cell office:value-type="float" office:value="415">
            <text:p>415,00</text:p>
          </table:table-cell>
          <table:table-cell table:formula="of:=ABS([.C58]-[.D58])" office:value-type="float" office:value="15">
            <text:p>15,00</text:p>
          </table:table-cell>
          <table:table-cell table:formula="of:=([.E58]/[.D58])*100" office:value-type="float" office:value="3.6144578313253">
            <text:p>3,61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103lre.hea</text:p>
          </table:table-cell>
          <table:table-cell office:value-type="float" office:value="415.5">
            <text:p>415,50</text:p>
          </table:table-cell>
          <table:table-cell office:value-type="float" office:value="427">
            <text:p>427,00</text:p>
          </table:table-cell>
          <table:table-cell table:formula="of:=ABS([.C59]-[.D59])" office:value-type="float" office:value="11.5">
            <text:p>11,50</text:p>
          </table:table-cell>
          <table:table-cell table:formula="of:=([.E59]/[.D59])*100" office:value-type="float" office:value="2.69320843091335">
            <text:p>2,69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3lre.hea</text:p>
          </table:table-cell>
          <table:table-cell office:value-type="float" office:value="359">
            <text:p>359,00</text:p>
          </table:table-cell>
          <table:table-cell office:value-type="float" office:value="378">
            <text:p>378,00</text:p>
          </table:table-cell>
          <table:table-cell table:formula="of:=ABS([.C60]-[.D60])" office:value-type="float" office:value="19">
            <text:p>19,00</text:p>
          </table:table-cell>
          <table:table-cell table:formula="of:=([.E60]/[.D60])*100" office:value-type="float" office:value="5.02645502645503">
            <text:p>5,03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4lre.hea</text:p>
          </table:table-cell>
          <table:table-cell office:value-type="float" office:value="470">
            <text:p>470,00</text:p>
          </table:table-cell>
          <table:table-cell office:value-type="float" office:value="345">
            <text:p>345,00</text:p>
          </table:table-cell>
          <table:table-cell table:formula="of:=ABS([.C61]-[.D61])" office:value-type="float" office:value="125">
            <text:p>125,00</text:p>
          </table:table-cell>
          <table:table-cell table:formula="of:=([.E61]/[.D61])*100" office:value-type="float" office:value="36.231884057971">
            <text:p>36,23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6lre.hea</text:p>
          </table:table-cell>
          <table:table-cell office:value-type="float" office:value="444">
            <text:p>444,00</text:p>
          </table:table-cell>
          <table:table-cell office:value-type="float" office:value="379">
            <text:p>379,00</text:p>
          </table:table-cell>
          <table:table-cell table:formula="of:=ABS([.C62]-[.D62])" office:value-type="float" office:value="65">
            <text:p>65,00</text:p>
          </table:table-cell>
          <table:table-cell table:formula="of:=([.E62]/[.D62])*100" office:value-type="float" office:value="17.1503957783641">
            <text:p>17,15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94lre.hea</text:p>
          </table:table-cell>
          <table:table-cell office:value-type="float" office:value="389">
            <text:p>389,00</text:p>
          </table:table-cell>
          <table:table-cell office:value-type="float" office:value="368.5">
            <text:p>368,50</text:p>
          </table:table-cell>
          <table:table-cell table:formula="of:=ABS([.C63]-[.D63])" office:value-type="float" office:value="20.5">
            <text:p>20,50</text:p>
          </table:table-cell>
          <table:table-cell table:formula="of:=([.E63]/[.D63])*100" office:value-type="float" office:value="5.56309362279512">
            <text:p>5,56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88lre.hea</text:p>
          </table:table-cell>
          <table:table-cell office:value-type="float" office:value="398">
            <text:p>398,00</text:p>
          </table:table-cell>
          <table:table-cell office:value-type="float" office:value="396.5">
            <text:p>396,50</text:p>
          </table:table-cell>
          <table:table-cell table:formula="of:=ABS([.C64]-[.D64])" office:value-type="float" office:value="1.5">
            <text:p>1,50</text:p>
          </table:table-cell>
          <table:table-cell table:formula="of:=([.E64]/[.D64])*100" office:value-type="float" office:value="0.378310214375788">
            <text:p>0,38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95lre.hea</text:p>
          </table:table-cell>
          <table:table-cell office:value-type="float" office:value="417">
            <text:p>417,00</text:p>
          </table:table-cell>
          <table:table-cell office:value-type="float" office:value="411.5">
            <text:p>411,50</text:p>
          </table:table-cell>
          <table:table-cell table:formula="of:=ABS([.C65]-[.D65])" office:value-type="float" office:value="5.5">
            <text:p>5,50</text:p>
          </table:table-cell>
          <table:table-cell table:formula="of:=([.E65]/[.D65])*100" office:value-type="float" office:value="1.33657351154314">
            <text:p>1,34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2lre.hea</text:p>
          </table:table-cell>
          <table:table-cell office:value-type="float" office:value="371">
            <text:p>371,00</text:p>
          </table:table-cell>
          <table:table-cell office:value-type="float" office:value="367.5">
            <text:p>367,50</text:p>
          </table:table-cell>
          <table:table-cell table:formula="of:=ABS([.C66]-[.D66])" office:value-type="float" office:value="3.5">
            <text:p>3,50</text:p>
          </table:table-cell>
          <table:table-cell table:formula="of:=([.E66]/[.D66])*100" office:value-type="float" office:value="0.952380952380952">
            <text:p>0,95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8lre.hea</text:p>
          </table:table-cell>
          <table:table-cell office:value-type="float" office:value="385">
            <text:p>385,00</text:p>
          </table:table-cell>
          <table:table-cell office:value-type="float" office:value="416">
            <text:p>416,00</text:p>
          </table:table-cell>
          <table:table-cell table:formula="of:=ABS([.C67]-[.D67])" office:value-type="float" office:value="31">
            <text:p>31,00</text:p>
          </table:table-cell>
          <table:table-cell table:formula="of:=([.E67]/[.D67])*100" office:value-type="float" office:value="7.45192307692308">
            <text:p>7,45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122lre.hea</text:p>
          </table:table-cell>
          <table:table-cell office:value-type="float" office:value="383">
            <text:p>383,00</text:p>
          </table:table-cell>
          <table:table-cell office:value-type="float" office:value="392">
            <text:p>392,00</text:p>
          </table:table-cell>
          <table:table-cell table:formula="of:=ABS([.C68]-[.D68])" office:value-type="float" office:value="9">
            <text:p>9,00</text:p>
          </table:table-cell>
          <table:table-cell table:formula="of:=([.E68]/[.D68])*100" office:value-type="float" office:value="2.29591836734694">
            <text:p>2,30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0lre.hea</text:p>
          </table:table-cell>
          <table:table-cell office:value-type="float" office:value="333">
            <text:p>333,00</text:p>
          </table:table-cell>
          <table:table-cell office:value-type="float" office:value="340">
            <text:p>340,00</text:p>
          </table:table-cell>
          <table:table-cell table:formula="of:=ABS([.C69]-[.D69])" office:value-type="float" office:value="7">
            <text:p>7,00</text:p>
          </table:table-cell>
          <table:table-cell table:formula="of:=([.E69]/[.D69])*100" office:value-type="float" office:value="2.05882352941176">
            <text:p>2,06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4lre.hea</text:p>
          </table:table-cell>
          <table:table-cell table:number-columns-repeated="2" office:value-type="float" office:value="357">
            <text:p>357,00</text:p>
          </table:table-cell>
          <table:table-cell table:formula="of:=ABS([.C70]-[.D70])" office:value-type="float" office:value="0">
            <text:p>0,00</text:p>
          </table:table-cell>
          <table:table-cell table:formula="of:=([.E70]/[.D70])*100" office:value-type="float" office:value="0">
            <text:p>0,00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14lre.hea</text:p>
          </table:table-cell>
          <table:table-cell office:value-type="float" office:value="342">
            <text:p>342,00</text:p>
          </table:table-cell>
          <table:table-cell office:value-type="float" office:value="344">
            <text:p>344,00</text:p>
          </table:table-cell>
          <table:table-cell table:formula="of:=ABS([.C71]-[.D71])" office:value-type="float" office:value="2">
            <text:p>2,00</text:p>
          </table:table-cell>
          <table:table-cell table:formula="of:=([.E71]/[.D71])*100" office:value-type="float" office:value="0.581395348837209">
            <text:p>0,58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27lre.hea</text:p>
          </table:table-cell>
          <table:table-cell office:value-type="float" office:value="366.5">
            <text:p>366,50</text:p>
          </table:table-cell>
          <table:table-cell office:value-type="float" office:value="366">
            <text:p>366,00</text:p>
          </table:table-cell>
          <table:table-cell table:formula="of:=ABS([.C72]-[.D72])" office:value-type="float" office:value="0.5">
            <text:p>0,50</text:p>
          </table:table-cell>
          <table:table-cell table:formula="of:=([.E72]/[.D72])*100" office:value-type="float" office:value="0.136612021857924">
            <text:p>0,14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05lre.hea</text:p>
          </table:table-cell>
          <table:table-cell office:value-type="float" office:value="345">
            <text:p>345,00</text:p>
          </table:table-cell>
          <table:table-cell office:value-type="float" office:value="350">
            <text:p>350,00</text:p>
          </table:table-cell>
          <table:table-cell table:formula="of:=ABS([.C73]-[.D73])" office:value-type="float" office:value="5">
            <text:p>5,00</text:p>
          </table:table-cell>
          <table:table-cell table:formula="of:=([.E73]/[.D73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13lre.hea</text:p>
          </table:table-cell>
          <table:table-cell office:value-type="float" office:value="502">
            <text:p>502,00</text:p>
          </table:table-cell>
          <table:table-cell office:value-type="float" office:value="382">
            <text:p>382,00</text:p>
          </table:table-cell>
          <table:table-cell table:formula="of:=ABS([.C74]-[.D74])" office:value-type="float" office:value="120">
            <text:p>120,00</text:p>
          </table:table-cell>
          <table:table-cell table:formula="of:=([.E74]/[.D74])*100" office:value-type="float" office:value="31.413612565445">
            <text:p>31,41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21lre.hea</text:p>
          </table:table-cell>
          <table:table-cell office:value-type="float" office:value="379">
            <text:p>379,00</text:p>
          </table:table-cell>
          <table:table-cell office:value-type="float" office:value="382">
            <text:p>382,00</text:p>
          </table:table-cell>
          <table:table-cell table:formula="of:=ABS([.C75]-[.D75])" office:value-type="float" office:value="3">
            <text:p>3,00</text:p>
          </table:table-cell>
          <table:table-cell table:formula="of:=([.E75]/[.D75])*100" office:value-type="float" office:value="0.785340314136126">
            <text:p>0,79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57lre.hea</text:p>
          </table:table-cell>
          <table:table-cell office:value-type="float" office:value="371">
            <text:p>371,00</text:p>
          </table:table-cell>
          <table:table-cell office:value-type="float" office:value="389">
            <text:p>389,00</text:p>
          </table:table-cell>
          <table:table-cell table:formula="of:=ABS([.C76]-[.D76])" office:value-type="float" office:value="18">
            <text:p>18,00</text:p>
          </table:table-cell>
          <table:table-cell table:formula="of:=([.E76]/[.D76])*100" office:value-type="float" office:value="4.62724935732648">
            <text:p>4,63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09lre.hea</text:p>
          </table:table-cell>
          <table:table-cell office:value-type="float" office:value="394">
            <text:p>394,00</text:p>
          </table:table-cell>
          <table:table-cell office:value-type="float" office:value="291">
            <text:p>291,00</text:p>
          </table:table-cell>
          <table:table-cell table:formula="of:=ABS([.C77]-[.D77])" office:value-type="float" office:value="103">
            <text:p>103,00</text:p>
          </table:table-cell>
          <table:table-cell table:formula="of:=([.E77]/[.D77])*100" office:value-type="float" office:value="35.3951890034364">
            <text:p>35,40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18lre.hea</text:p>
          </table:table-cell>
          <table:table-cell office:value-type="float" office:value="376">
            <text:p>376,00</text:p>
          </table:table-cell>
          <table:table-cell office:value-type="float" office:value="322">
            <text:p>322,00</text:p>
          </table:table-cell>
          <table:table-cell table:formula="of:=ABS([.C78]-[.D78])" office:value-type="float" office:value="54">
            <text:p>54,00</text:p>
          </table:table-cell>
          <table:table-cell table:formula="of:=([.E78]/[.D78])*100" office:value-type="float" office:value="16.7701863354037">
            <text:p>16,77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23lre.hea</text:p>
          </table:table-cell>
          <table:table-cell office:value-type="float" office:value="391">
            <text:p>391,00</text:p>
          </table:table-cell>
          <table:table-cell office:value-type="float" office:value="349">
            <text:p>349,00</text:p>
          </table:table-cell>
          <table:table-cell table:formula="of:=ABS([.C79]-[.D79])" office:value-type="float" office:value="42">
            <text:p>42,00</text:p>
          </table:table-cell>
          <table:table-cell table:formula="of:=([.E79]/[.D79])*100" office:value-type="float" office:value="12.0343839541547">
            <text:p>12,03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58lre.hea</text:p>
          </table:table-cell>
          <table:table-cell office:value-type="float" office:value="455">
            <text:p>455,00</text:p>
          </table:table-cell>
          <table:table-cell office:value-type="float" office:value="351">
            <text:p>351,00</text:p>
          </table:table-cell>
          <table:table-cell table:formula="of:=ABS([.C80]-[.D80])" office:value-type="float" office:value="104">
            <text:p>104,00</text:p>
          </table:table-cell>
          <table:table-cell table:formula="of:=([.E80]/[.D80])*100" office:value-type="float" office:value="29.6296296296296">
            <text:p>29,63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0lre.hea</text:p>
          </table:table-cell>
          <table:table-cell office:value-type="float" office:value="376">
            <text:p>376,00</text:p>
          </table:table-cell>
          <table:table-cell office:value-type="float" office:value="360">
            <text:p>360,00</text:p>
          </table:table-cell>
          <table:table-cell table:formula="of:=ABS([.C81]-[.D81])" office:value-type="float" office:value="16">
            <text:p>16,00</text:p>
          </table:table-cell>
          <table:table-cell table:formula="of:=([.E81]/[.D81])*100" office:value-type="float" office:value="4.44444444444444">
            <text:p>4,44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9lre.hea</text:p>
          </table:table-cell>
          <table:table-cell office:value-type="float" office:value="369">
            <text:p>369,00</text:p>
          </table:table-cell>
          <table:table-cell office:value-type="float" office:value="374">
            <text:p>374,00</text:p>
          </table:table-cell>
          <table:table-cell table:formula="of:=ABS([.C82]-[.D82])" office:value-type="float" office:value="5">
            <text:p>5,00</text:p>
          </table:table-cell>
          <table:table-cell table:formula="of:=([.E82]/[.D82])*100" office:value-type="float" office:value="1.33689839572193">
            <text:p>1,34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24lre.hea</text:p>
          </table:table-cell>
          <table:table-cell office:value-type="float" office:value="366">
            <text:p>366,00</text:p>
          </table:table-cell>
          <table:table-cell office:value-type="float" office:value="351">
            <text:p>351,00</text:p>
          </table:table-cell>
          <table:table-cell table:formula="of:=ABS([.C83]-[.D83])" office:value-type="float" office:value="15">
            <text:p>15,00</text:p>
          </table:table-cell>
          <table:table-cell table:formula="of:=([.E83]/[.D83])*100" office:value-type="float" office:value="4.27350427350427">
            <text:p>4,27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45lre.hea</text:p>
          </table:table-cell>
          <table:table-cell office:value-type="float" office:value="409">
            <text:p>409,00</text:p>
          </table:table-cell>
          <table:table-cell office:value-type="float" office:value="384">
            <text:p>384,00</text:p>
          </table:table-cell>
          <table:table-cell table:formula="of:=ABS([.C84]-[.D84])" office:value-type="float" office:value="25">
            <text:p>25,00</text:p>
          </table:table-cell>
          <table:table-cell table:formula="of:=([.E84]/[.D84])*100" office:value-type="float" office:value="6.51041666666667">
            <text:p>6,51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1lre.hea</text:p>
          </table:table-cell>
          <table:table-cell office:value-type="float" office:value="394">
            <text:p>394,00</text:p>
          </table:table-cell>
          <table:table-cell office:value-type="float" office:value="396">
            <text:p>396,00</text:p>
          </table:table-cell>
          <table:table-cell table:formula="of:=ABS([.C85]-[.D85])" office:value-type="float" office:value="2">
            <text:p>2,00</text:p>
          </table:table-cell>
          <table:table-cell table:formula="of:=([.E85]/[.D85])*100" office:value-type="float" office:value="0.505050505050505">
            <text:p>0,51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6lre.hea</text:p>
          </table:table-cell>
          <table:table-cell office:value-type="float" office:value="295">
            <text:p>295,00</text:p>
          </table:table-cell>
          <table:table-cell office:value-type="float" office:value="387">
            <text:p>387,00</text:p>
          </table:table-cell>
          <table:table-cell table:formula="of:=ABS([.C86]-[.D86])" office:value-type="float" office:value="92">
            <text:p>92,00</text:p>
          </table:table-cell>
          <table:table-cell table:formula="of:=([.E86]/[.D86])*100" office:value-type="float" office:value="23.7726098191214">
            <text:p>23,77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26lre.hea</text:p>
          </table:table-cell>
          <table:table-cell office:value-type="float" office:value="448">
            <text:p>448,00</text:p>
          </table:table-cell>
          <table:table-cell office:value-type="float" office:value="400.5">
            <text:p>400,50</text:p>
          </table:table-cell>
          <table:table-cell table:formula="of:=ABS([.C87]-[.D87])" office:value-type="float" office:value="47.5">
            <text:p>47,50</text:p>
          </table:table-cell>
          <table:table-cell table:formula="of:=([.E87]/[.D87])*100" office:value-type="float" office:value="11.8601747815231">
            <text:p>11,86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12lre.hea</text:p>
          </table:table-cell>
          <table:table-cell office:value-type="float" office:value="369">
            <text:p>369,00</text:p>
          </table:table-cell>
          <table:table-cell office:value-type="float" office:value="382">
            <text:p>382,00</text:p>
          </table:table-cell>
          <table:table-cell table:formula="of:=ABS([.C88]-[.D88])" office:value-type="float" office:value="13">
            <text:p>13,00</text:p>
          </table:table-cell>
          <table:table-cell table:formula="of:=([.E88]/[.D88])*100" office:value-type="float" office:value="3.40314136125654">
            <text:p>3,40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20lre.hea</text:p>
          </table:table-cell>
          <table:table-cell office:value-type="float" office:value="464.5">
            <text:p>464,50</text:p>
          </table:table-cell>
          <table:table-cell office:value-type="float" office:value="386">
            <text:p>386,00</text:p>
          </table:table-cell>
          <table:table-cell table:formula="of:=ABS([.C89]-[.D89])" office:value-type="float" office:value="78.5">
            <text:p>78,50</text:p>
          </table:table-cell>
          <table:table-cell table:formula="of:=([.E89]/[.D89])*100" office:value-type="float" office:value="20.3367875647668">
            <text:p>20,34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5lre.hea</text:p>
          </table:table-cell>
          <table:table-cell office:value-type="float" office:value="367">
            <text:p>367,00</text:p>
          </table:table-cell>
          <table:table-cell office:value-type="float" office:value="368">
            <text:p>368,00</text:p>
          </table:table-cell>
          <table:table-cell table:formula="of:=ABS([.C90]-[.D90])" office:value-type="float" office:value="1">
            <text:p>1,00</text:p>
          </table:table-cell>
          <table:table-cell table:formula="of:=([.E90]/[.D90])*100" office:value-type="float" office:value="0.271739130434783">
            <text:p>0,27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8lre.hea</text:p>
          </table:table-cell>
          <table:table-cell office:value-type="float" office:value="376">
            <text:p>376,00</text:p>
          </table:table-cell>
          <table:table-cell office:value-type="float" office:value="369">
            <text:p>369,00</text:p>
          </table:table-cell>
          <table:table-cell table:formula="of:=ABS([.C91]-[.D91])" office:value-type="float" office:value="7">
            <text:p>7,00</text:p>
          </table:table-cell>
          <table:table-cell table:formula="of:=([.E91]/[.D91])*100" office:value-type="float" office:value="1.8970189701897">
            <text:p>1,90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62lre.hea</text:p>
          </table:table-cell>
          <table:table-cell office:value-type="float" office:value="374">
            <text:p>374,00</text:p>
          </table:table-cell>
          <table:table-cell office:value-type="float" office:value="393">
            <text:p>393,00</text:p>
          </table:table-cell>
          <table:table-cell table:formula="of:=ABS([.C92]-[.D92])" office:value-type="float" office:value="19">
            <text:p>19,00</text:p>
          </table:table-cell>
          <table:table-cell table:formula="of:=([.E92]/[.D92])*100" office:value-type="float" office:value="4.83460559796438">
            <text:p>4,83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2lre.hea</text:p>
          </table:table-cell>
          <table:table-cell office:value-type="float" office:value="353">
            <text:p>353,00</text:p>
          </table:table-cell>
          <table:table-cell office:value-type="float" office:value="335">
            <text:p>335,00</text:p>
          </table:table-cell>
          <table:table-cell table:formula="of:=ABS([.C93]-[.D93])" office:value-type="float" office:value="18">
            <text:p>18,00</text:p>
          </table:table-cell>
          <table:table-cell table:formula="of:=([.E93]/[.D93])*100" office:value-type="float" office:value="5.37313432835821">
            <text:p>5,37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6lre.hea</text:p>
          </table:table-cell>
          <table:table-cell office:value-type="float" office:value="358">
            <text:p>358,00</text:p>
          </table:table-cell>
          <table:table-cell office:value-type="float" office:value="357">
            <text:p>357,00</text:p>
          </table:table-cell>
          <table:table-cell table:formula="of:=ABS([.C94]-[.D94])" office:value-type="float" office:value="1">
            <text:p>1,00</text:p>
          </table:table-cell>
          <table:table-cell table:formula="of:=([.E94]/[.D94])*100" office:value-type="float" office:value="0.280112044817927">
            <text:p>0,28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8lre.hea</text:p>
          </table:table-cell>
          <table:table-cell office:value-type="float" office:value="358">
            <text:p>358,00</text:p>
          </table:table-cell>
          <table:table-cell office:value-type="float" office:value="365">
            <text:p>365,00</text:p>
          </table:table-cell>
          <table:table-cell table:formula="of:=ABS([.C95]-[.D95])" office:value-type="float" office:value="7">
            <text:p>7,00</text:p>
          </table:table-cell>
          <table:table-cell table:formula="of:=([.E95]/[.D95])*100" office:value-type="float" office:value="1.91780821917808">
            <text:p>1,92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276lre.hea</text:p>
          </table:table-cell>
          <table:table-cell office:value-type="float" office:value="349">
            <text:p>349,00</text:p>
          </table:table-cell>
          <table:table-cell office:value-type="float" office:value="371.5">
            <text:p>371,50</text:p>
          </table:table-cell>
          <table:table-cell table:formula="of:=ABS([.C96]-[.D96])" office:value-type="float" office:value="22.5">
            <text:p>22,50</text:p>
          </table:table-cell>
          <table:table-cell table:formula="of:=([.E96]/[.D96])*100" office:value-type="float" office:value="6.05652759084791">
            <text:p>6,0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5lre.hea</text:p>
          </table:table-cell>
          <table:table-cell office:value-type="float" office:value="385">
            <text:p>385,00</text:p>
          </table:table-cell>
          <table:table-cell office:value-type="float" office:value="328">
            <text:p>328,00</text:p>
          </table:table-cell>
          <table:table-cell table:formula="of:=ABS([.C97]-[.D97])" office:value-type="float" office:value="57">
            <text:p>57,00</text:p>
          </table:table-cell>
          <table:table-cell table:formula="of:=([.E97]/[.D97])*100" office:value-type="float" office:value="17.3780487804878">
            <text:p>17,38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7lre.hea</text:p>
          </table:table-cell>
          <table:table-cell office:value-type="float" office:value="308">
            <text:p>308,00</text:p>
          </table:table-cell>
          <table:table-cell office:value-type="float" office:value="343.5">
            <text:p>343,50</text:p>
          </table:table-cell>
          <table:table-cell table:formula="of:=ABS([.C98]-[.D98])" office:value-type="float" office:value="35.5">
            <text:p>35,50</text:p>
          </table:table-cell>
          <table:table-cell table:formula="of:=([.E98]/[.D98])*100" office:value-type="float" office:value="10.334788937409">
            <text:p>10,33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40lre.hea</text:p>
          </table:table-cell>
          <table:table-cell office:value-type="float" office:value="391">
            <text:p>391,00</text:p>
          </table:table-cell>
          <table:table-cell office:value-type="float" office:value="369">
            <text:p>369,00</text:p>
          </table:table-cell>
          <table:table-cell table:formula="of:=ABS([.C99]-[.D99])" office:value-type="float" office:value="22">
            <text:p>22,00</text:p>
          </table:table-cell>
          <table:table-cell table:formula="of:=([.E99]/[.D99])*100" office:value-type="float" office:value="5.96205962059621">
            <text:p>5,9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347lre.hea</text:p>
          </table:table-cell>
          <table:table-cell office:value-type="float" office:value="499">
            <text:p>499,00</text:p>
          </table:table-cell>
          <table:table-cell office:value-type="float" office:value="393">
            <text:p>393,00</text:p>
          </table:table-cell>
          <table:table-cell table:formula="of:=ABS([.C100]-[.D100])" office:value-type="float" office:value="106">
            <text:p>106,00</text:p>
          </table:table-cell>
          <table:table-cell table:formula="of:=([.E100]/[.D100])*100" office:value-type="float" office:value="26.972010178117">
            <text:p>26,97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1lre.hea</text:p>
          </table:table-cell>
          <table:table-cell office:value-type="float" office:value="390.5">
            <text:p>390,50</text:p>
          </table:table-cell>
          <table:table-cell office:value-type="float" office:value="383">
            <text:p>383,00</text:p>
          </table:table-cell>
          <table:table-cell table:formula="of:=ABS([.C101]-[.D101])" office:value-type="float" office:value="7.5">
            <text:p>7,50</text:p>
          </table:table-cell>
          <table:table-cell table:formula="of:=([.E101]/[.D101])*100" office:value-type="float" office:value="1.95822454308094">
            <text:p>1,96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4lre.hea</text:p>
          </table:table-cell>
          <table:table-cell office:value-type="float" office:value="402">
            <text:p>402,00</text:p>
          </table:table-cell>
          <table:table-cell office:value-type="float" office:value="420">
            <text:p>420,00</text:p>
          </table:table-cell>
          <table:table-cell table:formula="of:=ABS([.C102]-[.D102])" office:value-type="float" office:value="18">
            <text:p>18,00</text:p>
          </table:table-cell>
          <table:table-cell table:formula="of:=([.E102]/[.D102])*100" office:value-type="float" office:value="4.28571428571429">
            <text:p>4,29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278lre.hea</text:p>
          </table:table-cell>
          <table:table-cell office:value-type="float" office:value="392">
            <text:p>392,00</text:p>
          </table:table-cell>
          <table:table-cell office:value-type="float" office:value="386.5">
            <text:p>386,50</text:p>
          </table:table-cell>
          <table:table-cell table:formula="of:=ABS([.C103]-[.D103])" office:value-type="float" office:value="5.5">
            <text:p>5,50</text:p>
          </table:table-cell>
          <table:table-cell table:formula="of:=([.E103]/[.D103])*100" office:value-type="float" office:value="1.42302716688228">
            <text:p>1,4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7lre.hea</text:p>
          </table:table-cell>
          <table:table-cell office:value-type="float" office:value="323">
            <text:p>323,00</text:p>
          </table:table-cell>
          <table:table-cell office:value-type="float" office:value="330">
            <text:p>330,00</text:p>
          </table:table-cell>
          <table:table-cell table:formula="of:=ABS([.C104]-[.D104])" office:value-type="float" office:value="7">
            <text:p>7,00</text:p>
          </table:table-cell>
          <table:table-cell table:formula="of:=([.E104]/[.D104])*100" office:value-type="float" office:value="2.12121212121212">
            <text:p>2,1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8lre.hea</text:p>
          </table:table-cell>
          <table:table-cell office:value-type="float" office:value="350">
            <text:p>350,00</text:p>
          </table:table-cell>
          <table:table-cell office:value-type="float" office:value="367">
            <text:p>367,00</text:p>
          </table:table-cell>
          <table:table-cell table:formula="of:=ABS([.C105]-[.D105])" office:value-type="float" office:value="17">
            <text:p>17,00</text:p>
          </table:table-cell>
          <table:table-cell table:formula="of:=([.E105]/[.D105])*100" office:value-type="float" office:value="4.63215258855586">
            <text:p>4,63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55lre.hea</text:p>
          </table:table-cell>
          <table:table-cell office:value-type="float" office:value="395.5">
            <text:p>395,50</text:p>
          </table:table-cell>
          <table:table-cell office:value-type="float" office:value="458">
            <text:p>458,00</text:p>
          </table:table-cell>
          <table:table-cell table:formula="of:=ABS([.C106]-[.D106])" office:value-type="float" office:value="62.5">
            <text:p>62,50</text:p>
          </table:table-cell>
          <table:table-cell table:formula="of:=([.E106]/[.D106])*100" office:value-type="float" office:value="13.646288209607">
            <text:p>13,65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217lre.hea</text:p>
          </table:table-cell>
          <table:table-cell office:value-type="float" office:value="329">
            <text:p>329,00</text:p>
          </table:table-cell>
          <table:table-cell office:value-type="float" office:value="342">
            <text:p>342,00</text:p>
          </table:table-cell>
          <table:table-cell table:formula="of:=ABS([.C107]-[.D107])" office:value-type="float" office:value="13">
            <text:p>13,00</text:p>
          </table:table-cell>
          <table:table-cell table:formula="of:=([.E107]/[.D107])*100" office:value-type="float" office:value="3.80116959064327">
            <text:p>3,80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3lre.hea</text:p>
          </table:table-cell>
          <table:table-cell office:value-type="float" office:value="376">
            <text:p>376,00</text:p>
          </table:table-cell>
          <table:table-cell office:value-type="float" office:value="357">
            <text:p>357,00</text:p>
          </table:table-cell>
          <table:table-cell table:formula="of:=ABS([.C108]-[.D108])" office:value-type="float" office:value="19">
            <text:p>19,00</text:p>
          </table:table-cell>
          <table:table-cell table:formula="of:=([.E108]/[.D108])*100" office:value-type="float" office:value="5.32212885154062">
            <text:p>5,32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8lre.hea</text:p>
          </table:table-cell>
          <table:table-cell office:value-type="float" office:value="355">
            <text:p>355,00</text:p>
          </table:table-cell>
          <table:table-cell office:value-type="float" office:value="367">
            <text:p>367,00</text:p>
          </table:table-cell>
          <table:table-cell table:formula="of:=ABS([.C109]-[.D109])" office:value-type="float" office:value="12">
            <text:p>12,00</text:p>
          </table:table-cell>
          <table:table-cell table:formula="of:=([.E109]/[.D109])*100" office:value-type="float" office:value="3.26975476839237">
            <text:p>3,27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86lre.hea</text:p>
          </table:table-cell>
          <table:table-cell office:value-type="float" office:value="403">
            <text:p>403,00</text:p>
          </table:table-cell>
          <table:table-cell office:value-type="float" office:value="438">
            <text:p>438,00</text:p>
          </table:table-cell>
          <table:table-cell table:formula="of:=ABS([.C110]-[.D110])" office:value-type="float" office:value="35">
            <text:p>35,00</text:p>
          </table:table-cell>
          <table:table-cell table:formula="of:=([.E110]/[.D110])*100" office:value-type="float" office:value="7.99086757990868">
            <text:p>7,99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314lre.hea</text:p>
          </table:table-cell>
          <table:table-cell office:value-type="float" office:value="383">
            <text:p>383,00</text:p>
          </table:table-cell>
          <table:table-cell office:value-type="float" office:value="377">
            <text:p>377,00</text:p>
          </table:table-cell>
          <table:table-cell table:formula="of:=ABS([.C111]-[.D111])" office:value-type="float" office:value="6">
            <text:p>6,00</text:p>
          </table:table-cell>
          <table:table-cell table:formula="of:=([.E111]/[.D111])*100" office:value-type="float" office:value="1.59151193633952">
            <text:p>1,59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4lre.hea</text:p>
          </table:table-cell>
          <table:table-cell office:value-type="float" office:value="401">
            <text:p>401,00</text:p>
          </table:table-cell>
          <table:table-cell office:value-type="float" office:value="379">
            <text:p>379,00</text:p>
          </table:table-cell>
          <table:table-cell table:formula="of:=ABS([.C112]-[.D112])" office:value-type="float" office:value="22">
            <text:p>22,00</text:p>
          </table:table-cell>
          <table:table-cell table:formula="of:=([.E112]/[.D112])*100" office:value-type="float" office:value="5.80474934036939">
            <text:p>5,80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7lre.hea</text:p>
          </table:table-cell>
          <table:table-cell office:value-type="float" office:value="406">
            <text:p>406,00</text:p>
          </table:table-cell>
          <table:table-cell office:value-type="float" office:value="381">
            <text:p>381,00</text:p>
          </table:table-cell>
          <table:table-cell table:formula="of:=ABS([.C113]-[.D113])" office:value-type="float" office:value="25">
            <text:p>25,00</text:p>
          </table:table-cell>
          <table:table-cell table:formula="of:=([.E113]/[.D113])*100" office:value-type="float" office:value="6.56167979002625">
            <text:p>6,56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85lre.hea</text:p>
          </table:table-cell>
          <table:table-cell office:value-type="float" office:value="418">
            <text:p>418,00</text:p>
          </table:table-cell>
          <table:table-cell office:value-type="float" office:value="391">
            <text:p>391,00</text:p>
          </table:table-cell>
          <table:table-cell table:formula="of:=ABS([.C114]-[.D114])" office:value-type="float" office:value="27">
            <text:p>27,00</text:p>
          </table:table-cell>
          <table:table-cell table:formula="of:=([.E114]/[.D114])*100" office:value-type="float" office:value="6.90537084398977">
            <text:p>6,91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215lre.hea</text:p>
          </table:table-cell>
          <table:table-cell office:value-type="float" office:value="424">
            <text:p>424,00</text:p>
          </table:table-cell>
          <table:table-cell office:value-type="float" office:value="403">
            <text:p>403,00</text:p>
          </table:table-cell>
          <table:table-cell table:formula="of:=ABS([.C115]-[.D115])" office:value-type="float" office:value="21">
            <text:p>21,00</text:p>
          </table:table-cell>
          <table:table-cell table:formula="of:=([.E115]/[.D115])*100" office:value-type="float" office:value="5.21091811414392">
            <text:p>5,21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79lre.hea</text:p>
          </table:table-cell>
          <table:table-cell office:value-type="float" office:value="305">
            <text:p>305,00</text:p>
          </table:table-cell>
          <table:table-cell office:value-type="float" office:value="344">
            <text:p>344,00</text:p>
          </table:table-cell>
          <table:table-cell table:formula="of:=ABS([.C116]-[.D116])" office:value-type="float" office:value="39">
            <text:p>39,00</text:p>
          </table:table-cell>
          <table:table-cell table:formula="of:=([.E116]/[.D116])*100" office:value-type="float" office:value="11.3372093023256">
            <text:p>11,34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1lre.hea</text:p>
          </table:table-cell>
          <table:table-cell office:value-type="float" office:value="391">
            <text:p>391,00</text:p>
          </table:table-cell>
          <table:table-cell office:value-type="float" office:value="414">
            <text:p>414,00</text:p>
          </table:table-cell>
          <table:table-cell table:formula="of:=ABS([.C117]-[.D117])" office:value-type="float" office:value="23">
            <text:p>23,00</text:p>
          </table:table-cell>
          <table:table-cell table:formula="of:=([.E117]/[.D117])*100" office:value-type="float" office:value="5.55555555555556">
            <text:p>5,56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7lre.hea</text:p>
          </table:table-cell>
          <table:table-cell office:value-type="float" office:value="406">
            <text:p>406,00</text:p>
          </table:table-cell>
          <table:table-cell office:value-type="float" office:value="426">
            <text:p>426,00</text:p>
          </table:table-cell>
          <table:table-cell table:formula="of:=ABS([.C118]-[.D118])" office:value-type="float" office:value="20">
            <text:p>20,00</text:p>
          </table:table-cell>
          <table:table-cell table:formula="of:=([.E118]/[.D118])*100" office:value-type="float" office:value="4.69483568075117">
            <text:p>4,69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213lre.hea</text:p>
          </table:table-cell>
          <table:table-cell office:value-type="float" office:value="380">
            <text:p>380,00</text:p>
          </table:table-cell>
          <table:table-cell office:value-type="float" office:value="409.5">
            <text:p>409,50</text:p>
          </table:table-cell>
          <table:table-cell table:formula="of:=ABS([.C119]-[.D119])" office:value-type="float" office:value="29.5">
            <text:p>29,50</text:p>
          </table:table-cell>
          <table:table-cell table:formula="of:=([.E119]/[.D119])*100" office:value-type="float" office:value="7.2039072039072">
            <text:p>7,20</text:p>
          </table:table-cell>
        </table:table-row>
        <table:table-row table:style-name="ro1">
          <table:table-cell office:value-type="string">
            <text:p>patient052</text:p>
          </table:table-cell>
          <table:table-cell office:value-type="string">
            <text:p>s0190lre.hea</text:p>
          </table:table-cell>
          <table:table-cell office:value-type="float" office:value="423">
            <text:p>423,00</text:p>
          </table:table-cell>
          <table:table-cell office:value-type="float" office:value="340">
            <text:p>340,00</text:p>
          </table:table-cell>
          <table:table-cell table:formula="of:=ABS([.C120]-[.D120])" office:value-type="float" office:value="83">
            <text:p>83,00</text:p>
          </table:table-cell>
          <table:table-cell table:formula="of:=([.E120]/[.D120])*100" office:value-type="float" office:value="24.4117647058823">
            <text:p>24,41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2lre.hea</text:p>
          </table:table-cell>
          <table:table-cell office:value-type="float" office:value="370">
            <text:p>370,00</text:p>
          </table:table-cell>
          <table:table-cell office:value-type="float" office:value="369">
            <text:p>369,00</text:p>
          </table:table-cell>
          <table:table-cell table:formula="of:=ABS([.C121]-[.D121])" office:value-type="float" office:value="1">
            <text:p>1,00</text:p>
          </table:table-cell>
          <table:table-cell table:formula="of:=([.E121]/[.D121])*100" office:value-type="float" office:value="0.2710027100271">
            <text:p>0,27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5lre.hea</text:p>
          </table:table-cell>
          <table:table-cell office:value-type="float" office:value="342">
            <text:p>342,00</text:p>
          </table:table-cell>
          <table:table-cell office:value-type="float" office:value="364">
            <text:p>364,00</text:p>
          </table:table-cell>
          <table:table-cell table:formula="of:=ABS([.C122]-[.D122])" office:value-type="float" office:value="22">
            <text:p>22,00</text:p>
          </table:table-cell>
          <table:table-cell table:formula="of:=([.E122]/[.D122])*100" office:value-type="float" office:value="6.04395604395604">
            <text:p>6,04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7lre.hea</text:p>
          </table:table-cell>
          <table:table-cell office:value-type="float" office:value="428">
            <text:p>428,00</text:p>
          </table:table-cell>
          <table:table-cell office:value-type="float" office:value="373.5">
            <text:p>373,50</text:p>
          </table:table-cell>
          <table:table-cell table:formula="of:=ABS([.C123]-[.D123])" office:value-type="float" office:value="54.5">
            <text:p>54,50</text:p>
          </table:table-cell>
          <table:table-cell table:formula="of:=([.E123]/[.D123])*100" office:value-type="float" office:value="14.5917001338688">
            <text:p>14,59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218lre.hea</text:p>
          </table:table-cell>
          <table:table-cell office:value-type="float" office:value="372">
            <text:p>372,00</text:p>
          </table:table-cell>
          <table:table-cell office:value-type="float" office:value="398.5">
            <text:p>398,50</text:p>
          </table:table-cell>
          <table:table-cell table:formula="of:=ABS([.C124]-[.D124])" office:value-type="float" office:value="26.5">
            <text:p>26,50</text:p>
          </table:table-cell>
          <table:table-cell table:formula="of:=([.E124]/[.D124])*100" office:value-type="float" office:value="6.64993726474278">
            <text:p>6,65</text:p>
          </table:table-cell>
        </table:table-row>
        <table:table-row table:style-name="ro1">
          <table:table-cell office:value-type="string">
            <text:p>patient055</text:p>
          </table:table-cell>
          <table:table-cell office:value-type="string">
            <text:p>s0194lre.hea</text:p>
          </table:table-cell>
          <table:table-cell office:value-type="float" office:value="382">
            <text:p>382,00</text:p>
          </table:table-cell>
          <table:table-cell office:value-type="float" office:value="330">
            <text:p>330,00</text:p>
          </table:table-cell>
          <table:table-cell table:formula="of:=ABS([.C125]-[.D125])" office:value-type="float" office:value="52">
            <text:p>52,00</text:p>
          </table:table-cell>
          <table:table-cell table:formula="of:=([.E125]/[.D125])*100" office:value-type="float" office:value="15.7575757575758">
            <text:p>15,76</text:p>
          </table:table-cell>
        </table:table-row>
        <table:table-row table:style-name="ro1">
          <table:table-cell office:value-type="string">
            <text:p>patient056</text:p>
          </table:table-cell>
          <table:table-cell office:value-type="string">
            <text:p>s0196lre.hea</text:p>
          </table:table-cell>
          <table:table-cell office:value-type="float" office:value="335">
            <text:p>335,00</text:p>
          </table:table-cell>
          <table:table-cell office:value-type="float" office:value="443">
            <text:p>443,00</text:p>
          </table:table-cell>
          <table:table-cell table:formula="of:=ABS([.C126]-[.D126])" office:value-type="float" office:value="108">
            <text:p>108,00</text:p>
          </table:table-cell>
          <table:table-cell table:formula="of:=([.E126]/[.D126])*100" office:value-type="float" office:value="24.3792325056433">
            <text:p>24,38</text:p>
          </table:table-cell>
        </table:table-row>
        <table:table-row table:style-name="ro1">
          <table:table-cell office:value-type="string">
            <text:p>patient057</text:p>
          </table:table-cell>
          <table:table-cell office:value-type="string">
            <text:p>s0198lre.hea</text:p>
          </table:table-cell>
          <table:table-cell office:value-type="float" office:value="355">
            <text:p>355,00</text:p>
          </table:table-cell>
          <table:table-cell office:value-type="float" office:value="350">
            <text:p>350,00</text:p>
          </table:table-cell>
          <table:table-cell table:formula="of:=ABS([.C127]-[.D127])" office:value-type="float" office:value="5">
            <text:p>5,00</text:p>
          </table:table-cell>
          <table:table-cell table:formula="of:=([.E127]/[.D127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59</text:p>
          </table:table-cell>
          <table:table-cell office:value-type="string">
            <text:p>s0208lre.hea</text:p>
          </table:table-cell>
          <table:table-cell office:value-type="float" office:value="362">
            <text:p>362,00</text:p>
          </table:table-cell>
          <table:table-cell office:value-type="float" office:value="344.5">
            <text:p>344,50</text:p>
          </table:table-cell>
          <table:table-cell table:formula="of:=ABS([.C128]-[.D128])" office:value-type="float" office:value="17.5">
            <text:p>17,50</text:p>
          </table:table-cell>
          <table:table-cell table:formula="of:=([.E128]/[.D128])*100" office:value-type="float" office:value="5.07982583454282">
            <text:p>5,08</text:p>
          </table:table-cell>
        </table:table-row>
        <table:table-row table:style-name="ro1">
          <table:table-cell office:value-type="string">
            <text:p>patient060</text:p>
          </table:table-cell>
          <table:table-cell office:value-type="string">
            <text:p>s0209lre.hea</text:p>
          </table:table-cell>
          <table:table-cell office:value-type="float" office:value="336">
            <text:p>336,00</text:p>
          </table:table-cell>
          <table:table-cell office:value-type="float" office:value="347.5">
            <text:p>347,50</text:p>
          </table:table-cell>
          <table:table-cell table:formula="of:=ABS([.C129]-[.D129])" office:value-type="float" office:value="11.5">
            <text:p>11,50</text:p>
          </table:table-cell>
          <table:table-cell table:formula="of:=([.E129]/[.D129])*100" office:value-type="float" office:value="3.30935251798561">
            <text:p>3,31</text:p>
          </table:table-cell>
        </table:table-row>
        <table:table-row table:style-name="ro1">
          <table:table-cell office:value-type="string">
            <text:p>patient061</text:p>
          </table:table-cell>
          <table:table-cell office:value-type="string">
            <text:p>s0210lre.hea</text:p>
          </table:table-cell>
          <table:table-cell office:value-type="float" office:value="400">
            <text:p>400,00</text:p>
          </table:table-cell>
          <table:table-cell office:value-type="float" office:value="329">
            <text:p>329,00</text:p>
          </table:table-cell>
          <table:table-cell table:formula="of:=ABS([.C130]-[.D130])" office:value-type="float" office:value="71">
            <text:p>71,00</text:p>
          </table:table-cell>
          <table:table-cell table:formula="of:=([.E130]/[.D130])*100" office:value-type="float" office:value="21.580547112462">
            <text:p>21,58</text:p>
          </table:table-cell>
        </table:table-row>
        <table:table-row table:style-name="ro1">
          <table:table-cell office:value-type="string">
            <text:p>patient062</text:p>
          </table:table-cell>
          <table:table-cell office:value-type="string">
            <text:p>s0212lre.hea</text:p>
          </table:table-cell>
          <table:table-cell office:value-type="float" office:value="387">
            <text:p>387,00</text:p>
          </table:table-cell>
          <table:table-cell office:value-type="float" office:value="410">
            <text:p>410,00</text:p>
          </table:table-cell>
          <table:table-cell table:formula="of:=ABS([.C131]-[.D131])" office:value-type="float" office:value="23">
            <text:p>23,00</text:p>
          </table:table-cell>
          <table:table-cell table:formula="of:=([.E131]/[.D131])*100" office:value-type="float" office:value="5.60975609756098">
            <text:p>5,6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1lre.hea</text:p>
          </table:table-cell>
          <table:table-cell office:value-type="float" office:value="390">
            <text:p>390,00</text:p>
          </table:table-cell>
          <table:table-cell office:value-type="float" office:value="410.5">
            <text:p>410,50</text:p>
          </table:table-cell>
          <table:table-cell table:formula="of:=ABS([.C132]-[.D132])" office:value-type="float" office:value="20.5">
            <text:p>20,50</text:p>
          </table:table-cell>
          <table:table-cell table:formula="of:=([.E132]/[.D132])*100" office:value-type="float" office:value="4.99390986601705">
            <text:p>4,99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6lre.hea</text:p>
          </table:table-cell>
          <table:table-cell office:value-type="float" office:value="380">
            <text:p>380,00</text:p>
          </table:table-cell>
          <table:table-cell office:value-type="float" office:value="391">
            <text:p>391,00</text:p>
          </table:table-cell>
          <table:table-cell table:formula="of:=ABS([.C133]-[.D133])" office:value-type="float" office:value="11">
            <text:p>11,00</text:p>
          </table:table-cell>
          <table:table-cell table:formula="of:=([.E133]/[.D133])*100" office:value-type="float" office:value="2.81329923273657">
            <text:p>2,8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9lre.hea</text:p>
          </table:table-cell>
          <table:table-cell office:value-type="float" office:value="397">
            <text:p>397,00</text:p>
          </table:table-cell>
          <table:table-cell office:value-type="float" office:value="495">
            <text:p>495,00</text:p>
          </table:table-cell>
          <table:table-cell table:formula="of:=ABS([.C134]-[.D134])" office:value-type="float" office:value="98">
            <text:p>98,00</text:p>
          </table:table-cell>
          <table:table-cell table:formula="of:=([.E134]/[.D134])*100" office:value-type="float" office:value="19.7979797979798">
            <text:p>19,80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82lre.hea</text:p>
          </table:table-cell>
          <table:table-cell office:value-type="float" office:value="445">
            <text:p>445,00</text:p>
          </table:table-cell>
          <table:table-cell office:value-type="float" office:value="442">
            <text:p>442,00</text:p>
          </table:table-cell>
          <table:table-cell table:formula="of:=ABS([.C135]-[.D135])" office:value-type="float" office:value="3">
            <text:p>3,00</text:p>
          </table:table-cell>
          <table:table-cell table:formula="of:=([.E135]/[.D135])*100" office:value-type="float" office:value="0.678733031674208">
            <text:p>0,68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25lre.hea</text:p>
          </table:table-cell>
          <table:table-cell office:value-type="float" office:value="423">
            <text:p>423,00</text:p>
          </table:table-cell>
          <table:table-cell office:value-type="float" office:value="366">
            <text:p>366,00</text:p>
          </table:table-cell>
          <table:table-cell table:formula="of:=ABS([.C136]-[.D136])" office:value-type="float" office:value="57">
            <text:p>57,00</text:p>
          </table:table-cell>
          <table:table-cell table:formula="of:=([.E136]/[.D136])*100" office:value-type="float" office:value="15.5737704918033">
            <text:p>15,5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31lre.hea</text:p>
          </table:table-cell>
          <table:table-cell office:value-type="float" office:value="433">
            <text:p>433,00</text:p>
          </table:table-cell>
          <table:table-cell office:value-type="float" office:value="397">
            <text:p>397,00</text:p>
          </table:table-cell>
          <table:table-cell table:formula="of:=ABS([.C137]-[.D137])" office:value-type="float" office:value="36">
            <text:p>36,00</text:p>
          </table:table-cell>
          <table:table-cell table:formula="of:=([.E137]/[.D137])*100" office:value-type="float" office:value="9.06801007556675">
            <text:p>9,0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80lre.hea</text:p>
          </table:table-cell>
          <table:table-cell office:value-type="float" office:value="400">
            <text:p>400,00</text:p>
          </table:table-cell>
          <table:table-cell office:value-type="float" office:value="404">
            <text:p>404,00</text:p>
          </table:table-cell>
          <table:table-cell table:formula="of:=ABS([.C138]-[.D138])" office:value-type="float" office:value="4">
            <text:p>4,00</text:p>
          </table:table-cell>
          <table:table-cell table:formula="of:=([.E138]/[.D138])*100" office:value-type="float" office:value="0.99009900990099">
            <text:p>0,99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27lre.hea</text:p>
          </table:table-cell>
          <table:table-cell office:value-type="float" office:value="193.5">
            <text:p>193,50</text:p>
          </table:table-cell>
          <table:table-cell office:value-type="float" office:value="256">
            <text:p>256,00</text:p>
          </table:table-cell>
          <table:table-cell table:formula="of:=ABS([.C139]-[.D139])" office:value-type="float" office:value="62.5">
            <text:p>62,50</text:p>
          </table:table-cell>
          <table:table-cell table:formula="of:=([.E139]/[.D139])*100" office:value-type="float" office:value="24.4140625">
            <text:p>24,41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30lre.hea</text:p>
          </table:table-cell>
          <table:table-cell office:value-type="float" office:value="381">
            <text:p>381,00</text:p>
          </table:table-cell>
          <table:table-cell office:value-type="float" office:value="355.5">
            <text:p>355,50</text:p>
          </table:table-cell>
          <table:table-cell table:formula="of:=ABS([.C140]-[.D140])" office:value-type="float" office:value="25.5">
            <text:p>25,50</text:p>
          </table:table-cell>
          <table:table-cell table:formula="of:=([.E140]/[.D140])*100" office:value-type="float" office:value="7.17299578059072">
            <text:p>7,17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83lre.hea</text:p>
          </table:table-cell>
          <table:table-cell office:value-type="float" office:value="391">
            <text:p>391,00</text:p>
          </table:table-cell>
          <table:table-cell office:value-type="float" office:value="395">
            <text:p>395,00</text:p>
          </table:table-cell>
          <table:table-cell table:formula="of:=ABS([.C141]-[.D141])" office:value-type="float" office:value="4">
            <text:p>4,00</text:p>
          </table:table-cell>
          <table:table-cell table:formula="of:=([.E141]/[.D141])*100" office:value-type="float" office:value="1.0126582278481">
            <text:p>1,01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2lre.hea</text:p>
          </table:table-cell>
          <table:table-cell office:value-type="float" office:value="465.5">
            <text:p>465,50</text:p>
          </table:table-cell>
          <table:table-cell office:value-type="float" office:value="400">
            <text:p>400,00</text:p>
          </table:table-cell>
          <table:table-cell table:formula="of:=ABS([.C142]-[.D142])" office:value-type="float" office:value="65.5">
            <text:p>65,50</text:p>
          </table:table-cell>
          <table:table-cell table:formula="of:=([.E142]/[.D142])*100" office:value-type="float" office:value="16.375">
            <text:p>16,38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3lre.hea</text:p>
          </table:table-cell>
          <table:table-cell office:value-type="float" office:value="441">
            <text:p>441,00</text:p>
          </table:table-cell>
          <table:table-cell office:value-type="float" office:value="391">
            <text:p>391,00</text:p>
          </table:table-cell>
          <table:table-cell table:formula="of:=ABS([.C143]-[.D143])" office:value-type="float" office:value="50">
            <text:p>50,00</text:p>
          </table:table-cell>
          <table:table-cell table:formula="of:=([.E143]/[.D143])*100" office:value-type="float" office:value="12.7877237851662">
            <text:p>12,79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4lre.hea</text:p>
          </table:table-cell>
          <table:table-cell office:value-type="float" office:value="398">
            <text:p>398,00</text:p>
          </table:table-cell>
          <table:table-cell office:value-type="float" office:value="410">
            <text:p>410,00</text:p>
          </table:table-cell>
          <table:table-cell table:formula="of:=ABS([.C144]-[.D144])" office:value-type="float" office:value="12">
            <text:p>12,00</text:p>
          </table:table-cell>
          <table:table-cell table:formula="of:=([.E144]/[.D144])*100" office:value-type="float" office:value="2.92682926829268">
            <text:p>2,93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84lre.hea</text:p>
          </table:table-cell>
          <table:table-cell office:value-type="float" office:value="423">
            <text:p>423,00</text:p>
          </table:table-cell>
          <table:table-cell office:value-type="float" office:value="415.5">
            <text:p>415,50</text:p>
          </table:table-cell>
          <table:table-cell table:formula="of:=ABS([.C145]-[.D145])" office:value-type="float" office:value="7.5">
            <text:p>7,50</text:p>
          </table:table-cell>
          <table:table-cell table:formula="of:=([.E145]/[.D145])*100" office:value-type="float" office:value="1.80505415162455">
            <text:p>1,81</text:p>
          </table:table-cell>
        </table:table-row>
        <table:table-row table:style-name="ro1">
          <table:table-cell office:value-type="string">
            <text:p>patient070</text:p>
          </table:table-cell>
          <table:table-cell office:value-type="string">
            <text:p>s0235lre.hea</text:p>
          </table:table-cell>
          <table:table-cell office:value-type="float" office:value="347.5">
            <text:p>347,50</text:p>
          </table:table-cell>
          <table:table-cell office:value-type="float" office:value="346">
            <text:p>346,00</text:p>
          </table:table-cell>
          <table:table-cell table:formula="of:=ABS([.C146]-[.D146])" office:value-type="float" office:value="1.5">
            <text:p>1,50</text:p>
          </table:table-cell>
          <table:table-cell table:formula="of:=([.E146]/[.D146])*100" office:value-type="float" office:value="0.433526011560694">
            <text:p>0,43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37lre.hea</text:p>
          </table:table-cell>
          <table:table-cell office:value-type="float" office:value="393">
            <text:p>393,00</text:p>
          </table:table-cell>
          <table:table-cell office:value-type="float" office:value="361.5">
            <text:p>361,50</text:p>
          </table:table-cell>
          <table:table-cell table:formula="of:=ABS([.C147]-[.D147])" office:value-type="float" office:value="31.5">
            <text:p>31,50</text:p>
          </table:table-cell>
          <table:table-cell table:formula="of:=([.E147]/[.D147])*100" office:value-type="float" office:value="8.71369294605809">
            <text:p>8,71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0lre.hea</text:p>
          </table:table-cell>
          <table:table-cell office:value-type="float" office:value="393">
            <text:p>393,00</text:p>
          </table:table-cell>
          <table:table-cell office:value-type="float" office:value="413">
            <text:p>413,00</text:p>
          </table:table-cell>
          <table:table-cell table:formula="of:=ABS([.C148]-[.D148])" office:value-type="float" office:value="20">
            <text:p>20,00</text:p>
          </table:table-cell>
          <table:table-cell table:formula="of:=([.E148]/[.D148])*100" office:value-type="float" office:value="4.84261501210654">
            <text:p>4,84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4lre.hea</text:p>
          </table:table-cell>
          <table:table-cell office:value-type="float" office:value="431">
            <text:p>431,00</text:p>
          </table:table-cell>
          <table:table-cell office:value-type="float" office:value="428">
            <text:p>428,00</text:p>
          </table:table-cell>
          <table:table-cell table:formula="of:=ABS([.C149]-[.D149])" office:value-type="float" office:value="3">
            <text:p>3,00</text:p>
          </table:table-cell>
          <table:table-cell table:formula="of:=([.E149]/[.D149])*100" office:value-type="float" office:value="0.700934579439252">
            <text:p>0,70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318lre.hea</text:p>
          </table:table-cell>
          <table:table-cell office:value-type="float" office:value="397">
            <text:p>397,00</text:p>
          </table:table-cell>
          <table:table-cell office:value-type="float" office:value="399.5">
            <text:p>399,50</text:p>
          </table:table-cell>
          <table:table-cell table:formula="of:=ABS([.C150]-[.D150])" office:value-type="float" office:value="2.5">
            <text:p>2,50</text:p>
          </table:table-cell>
          <table:table-cell table:formula="of:=([.E150]/[.D150])*100" office:value-type="float" office:value="0.625782227784731">
            <text:p>0,6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39lre.hea</text:p>
          </table:table-cell>
          <table:table-cell office:value-type="float" office:value="341">
            <text:p>341,00</text:p>
          </table:table-cell>
          <table:table-cell office:value-type="float" office:value="352">
            <text:p>352,00</text:p>
          </table:table-cell>
          <table:table-cell table:formula="of:=ABS([.C151]-[.D151])" office:value-type="float" office:value="11">
            <text:p>11,00</text:p>
          </table:table-cell>
          <table:table-cell table:formula="of:=([.E151]/[.D151])*100" office:value-type="float" office:value="3.125">
            <text:p>3,1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1lre.hea</text:p>
          </table:table-cell>
          <table:table-cell office:value-type="float" office:value="371">
            <text:p>371,00</text:p>
          </table:table-cell>
          <table:table-cell office:value-type="float" office:value="298">
            <text:p>298,00</text:p>
          </table:table-cell>
          <table:table-cell table:formula="of:=ABS([.C152]-[.D152])" office:value-type="float" office:value="73">
            <text:p>73,00</text:p>
          </table:table-cell>
          <table:table-cell table:formula="of:=([.E152]/[.D152])*100" office:value-type="float" office:value="24.496644295302">
            <text:p>24,50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5lre.hea</text:p>
          </table:table-cell>
          <table:table-cell office:value-type="float" office:value="388">
            <text:p>388,00</text:p>
          </table:table-cell>
          <table:table-cell office:value-type="float" office:value="309.5">
            <text:p>309,50</text:p>
          </table:table-cell>
          <table:table-cell table:formula="of:=ABS([.C153]-[.D153])" office:value-type="float" office:value="78.5">
            <text:p>78,50</text:p>
          </table:table-cell>
          <table:table-cell table:formula="of:=([.E153]/[.D153])*100" office:value-type="float" office:value="25.3634894991922">
            <text:p>25,36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406lre.hea</text:p>
          </table:table-cell>
          <table:table-cell office:value-type="float" office:value="336">
            <text:p>336,00</text:p>
          </table:table-cell>
          <table:table-cell office:value-type="float" office:value="340.5">
            <text:p>340,50</text:p>
          </table:table-cell>
          <table:table-cell table:formula="of:=ABS([.C154]-[.D154])" office:value-type="float" office:value="4.5">
            <text:p>4,50</text:p>
          </table:table-cell>
          <table:table-cell table:formula="of:=([.E154]/[.D154])*100" office:value-type="float" office:value="1.3215859030837">
            <text:p>1,32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2lre.hea</text:p>
          </table:table-cell>
          <table:table-cell office:value-type="float" office:value="406">
            <text:p>406,00</text:p>
          </table:table-cell>
          <table:table-cell office:value-type="float" office:value="393">
            <text:p>393,00</text:p>
          </table:table-cell>
          <table:table-cell table:formula="of:=ABS([.C155]-[.D155])" office:value-type="float" office:value="13">
            <text:p>13,00</text:p>
          </table:table-cell>
          <table:table-cell table:formula="of:=([.E155]/[.D155])*100" office:value-type="float" office:value="3.30788804071247">
            <text:p>3,31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6lre.hea</text:p>
          </table:table-cell>
          <table:table-cell office:value-type="float" office:value="358">
            <text:p>358,00</text:p>
          </table:table-cell>
          <table:table-cell office:value-type="float" office:value="369">
            <text:p>369,00</text:p>
          </table:table-cell>
          <table:table-cell table:formula="of:=ABS([.C156]-[.D156])" office:value-type="float" office:value="11">
            <text:p>11,00</text:p>
          </table:table-cell>
          <table:table-cell table:formula="of:=([.E156]/[.D156])*100" office:value-type="float" office:value="2.9810298102981">
            <text:p>2,98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8lre.hea</text:p>
          </table:table-cell>
          <table:table-cell office:value-type="float" office:value="487.5">
            <text:p>487,50</text:p>
          </table:table-cell>
          <table:table-cell office:value-type="float" office:value="376">
            <text:p>376,00</text:p>
          </table:table-cell>
          <table:table-cell table:formula="of:=ABS([.C157]-[.D157])" office:value-type="float" office:value="111.5">
            <text:p>111,50</text:p>
          </table:table-cell>
          <table:table-cell table:formula="of:=([.E157]/[.D157])*100" office:value-type="float" office:value="29.6542553191489">
            <text:p>29,65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327lre.hea</text:p>
          </table:table-cell>
          <table:table-cell office:value-type="float" office:value="479">
            <text:p>479,00</text:p>
          </table:table-cell>
          <table:table-cell office:value-type="float" office:value="358">
            <text:p>358,00</text:p>
          </table:table-cell>
          <table:table-cell table:formula="of:=ABS([.C158]-[.D158])" office:value-type="float" office:value="121">
            <text:p>121,00</text:p>
          </table:table-cell>
          <table:table-cell table:formula="of:=([.E158]/[.D158])*100" office:value-type="float" office:value="33.7988826815642">
            <text:p>33,80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1lre.hea</text:p>
          </table:table-cell>
          <table:table-cell office:value-type="float" office:value="400.5">
            <text:p>400,50</text:p>
          </table:table-cell>
          <table:table-cell office:value-type="float" office:value="321">
            <text:p>321,00</text:p>
          </table:table-cell>
          <table:table-cell table:formula="of:=ABS([.C159]-[.D159])" office:value-type="float" office:value="79.5">
            <text:p>79,50</text:p>
          </table:table-cell>
          <table:table-cell table:formula="of:=([.E159]/[.D159])*100" office:value-type="float" office:value="24.7663551401869">
            <text:p>24,77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4lre.hea</text:p>
          </table:table-cell>
          <table:table-cell office:value-type="float" office:value="371">
            <text:p>371,00</text:p>
          </table:table-cell>
          <table:table-cell office:value-type="float" office:value="369">
            <text:p>369,00</text:p>
          </table:table-cell>
          <table:table-cell table:formula="of:=ABS([.C160]-[.D160])" office:value-type="float" office:value="2">
            <text:p>2,00</text:p>
          </table:table-cell>
          <table:table-cell table:formula="of:=([.E160]/[.D160])*100" office:value-type="float" office:value="0.542005420054201">
            <text:p>0,54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8lre.hea</text:p>
          </table:table-cell>
          <table:table-cell office:value-type="float" office:value="384.5">
            <text:p>384,50</text:p>
          </table:table-cell>
          <table:table-cell office:value-type="float" office:value="390">
            <text:p>390,00</text:p>
          </table:table-cell>
          <table:table-cell table:formula="of:=ABS([.C161]-[.D161])" office:value-type="float" office:value="5.5">
            <text:p>5,50</text:p>
          </table:table-cell>
          <table:table-cell table:formula="of:=([.E161]/[.D161])*100" office:value-type="float" office:value="1.41025641025641">
            <text:p>1,41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85lre.hea</text:p>
          </table:table-cell>
          <table:table-cell office:value-type="float" office:value="340">
            <text:p>340,00</text:p>
          </table:table-cell>
          <table:table-cell office:value-type="float" office:value="331">
            <text:p>331,00</text:p>
          </table:table-cell>
          <table:table-cell table:formula="of:=ABS([.C162]-[.D162])" office:value-type="float" office:value="9">
            <text:p>9,00</text:p>
          </table:table-cell>
          <table:table-cell table:formula="of:=([.E162]/[.D162])*100" office:value-type="float" office:value="2.7190332326284">
            <text:p>2,72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0lre.hea</text:p>
          </table:table-cell>
          <table:table-cell office:value-type="float" office:value="327">
            <text:p>327,00</text:p>
          </table:table-cell>
          <table:table-cell office:value-type="float" office:value="312">
            <text:p>312,00</text:p>
          </table:table-cell>
          <table:table-cell table:formula="of:=ABS([.C163]-[.D163])" office:value-type="float" office:value="15">
            <text:p>15,00</text:p>
          </table:table-cell>
          <table:table-cell table:formula="of:=([.E163]/[.D163])*100" office:value-type="float" office:value="4.80769230769231">
            <text:p>4,8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1lre.hea</text:p>
          </table:table-cell>
          <table:table-cell table:number-columns-repeated="2" office:value-type="float" office:value="318">
            <text:p>318,00</text:p>
          </table:table-cell>
          <table:table-cell table:formula="of:=ABS([.C164]-[.D164])" office:value-type="float" office:value="0">
            <text:p>0,00</text:p>
          </table:table-cell>
          <table:table-cell table:formula="of:=([.E164]/[.D164])*100" office:value-type="float" office:value="0">
            <text:p>0,00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5lre.hea</text:p>
          </table:table-cell>
          <table:table-cell office:value-type="float" office:value="379">
            <text:p>379,00</text:p>
          </table:table-cell>
          <table:table-cell office:value-type="float" office:value="396.5">
            <text:p>396,50</text:p>
          </table:table-cell>
          <table:table-cell table:formula="of:=ABS([.C165]-[.D165])" office:value-type="float" office:value="17.5">
            <text:p>17,50</text:p>
          </table:table-cell>
          <table:table-cell table:formula="of:=([.E165]/[.D165])*100" office:value-type="float" office:value="4.41361916771753">
            <text:p>4,4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315lre.hea</text:p>
          </table:table-cell>
          <table:table-cell office:value-type="float" office:value="355">
            <text:p>355,00</text:p>
          </table:table-cell>
          <table:table-cell office:value-type="float" office:value="354">
            <text:p>354,00</text:p>
          </table:table-cell>
          <table:table-cell table:formula="of:=ABS([.C166]-[.D166])" office:value-type="float" office:value="1">
            <text:p>1,00</text:p>
          </table:table-cell>
          <table:table-cell table:formula="of:=([.E166]/[.D166])*100" office:value-type="float" office:value="0.282485875706215">
            <text:p>0,28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4lre.hea</text:p>
          </table:table-cell>
          <table:table-cell office:value-type="float" office:value="368">
            <text:p>368,00</text:p>
          </table:table-cell>
          <table:table-cell office:value-type="float" office:value="353">
            <text:p>353,00</text:p>
          </table:table-cell>
          <table:table-cell table:formula="of:=ABS([.C167]-[.D167])" office:value-type="float" office:value="15">
            <text:p>15,00</text:p>
          </table:table-cell>
          <table:table-cell table:formula="of:=([.E167]/[.D167])*100" office:value-type="float" office:value="4.24929178470255">
            <text:p>4,25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6lre.hea</text:p>
          </table:table-cell>
          <table:table-cell office:value-type="float" office:value="452">
            <text:p>452,00</text:p>
          </table:table-cell>
          <table:table-cell office:value-type="float" office:value="413">
            <text:p>413,00</text:p>
          </table:table-cell>
          <table:table-cell table:formula="of:=ABS([.C168]-[.D168])" office:value-type="float" office:value="39">
            <text:p>39,00</text:p>
          </table:table-cell>
          <table:table-cell table:formula="of:=([.E168]/[.D168])*100" office:value-type="float" office:value="9.44309927360775">
            <text:p>9,44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70lre.hea</text:p>
          </table:table-cell>
          <table:table-cell office:value-type="float" office:value="410">
            <text:p>410,00</text:p>
          </table:table-cell>
          <table:table-cell office:value-type="float" office:value="373">
            <text:p>373,00</text:p>
          </table:table-cell>
          <table:table-cell table:formula="of:=ABS([.C169]-[.D169])" office:value-type="float" office:value="37">
            <text:p>37,00</text:p>
          </table:table-cell>
          <table:table-cell table:formula="of:=([.E169]/[.D169])*100" office:value-type="float" office:value="9.91957104557641">
            <text:p>9,92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346lre.hea</text:p>
          </table:table-cell>
          <table:table-cell office:value-type="float" office:value="409">
            <text:p>409,00</text:p>
          </table:table-cell>
          <table:table-cell office:value-type="float" office:value="376">
            <text:p>376,00</text:p>
          </table:table-cell>
          <table:table-cell table:formula="of:=ABS([.C170]-[.D170])" office:value-type="float" office:value="33">
            <text:p>33,00</text:p>
          </table:table-cell>
          <table:table-cell table:formula="of:=([.E170]/[.D170])*100" office:value-type="float" office:value="8.77659574468085">
            <text:p>8,78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67lre.hea</text:p>
          </table:table-cell>
          <table:table-cell office:value-type="float" office:value="389">
            <text:p>389,00</text:p>
          </table:table-cell>
          <table:table-cell office:value-type="float" office:value="410">
            <text:p>410,00</text:p>
          </table:table-cell>
          <table:table-cell table:formula="of:=ABS([.C171]-[.D171])" office:value-type="float" office:value="21">
            <text:p>21,00</text:p>
          </table:table-cell>
          <table:table-cell table:formula="of:=([.E171]/[.D171])*100" office:value-type="float" office:value="5.1219512195122">
            <text:p>5,12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1lre.hea</text:p>
          </table:table-cell>
          <table:table-cell office:value-type="float" office:value="481.5">
            <text:p>481,50</text:p>
          </table:table-cell>
          <table:table-cell office:value-type="float" office:value="373">
            <text:p>373,00</text:p>
          </table:table-cell>
          <table:table-cell table:formula="of:=ABS([.C172]-[.D172])" office:value-type="float" office:value="108.5">
            <text:p>108,50</text:p>
          </table:table-cell>
          <table:table-cell table:formula="of:=([.E172]/[.D172])*100" office:value-type="float" office:value="29.088471849866">
            <text:p>29,09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9lre.hea</text:p>
          </table:table-cell>
          <table:table-cell office:value-type="float" office:value="462">
            <text:p>462,00</text:p>
          </table:table-cell>
          <table:table-cell office:value-type="float" office:value="452">
            <text:p>452,00</text:p>
          </table:table-cell>
          <table:table-cell table:formula="of:=ABS([.C173]-[.D173])" office:value-type="float" office:value="10">
            <text:p>10,00</text:p>
          </table:table-cell>
          <table:table-cell table:formula="of:=([.E173]/[.D173])*100" office:value-type="float" office:value="2.21238938053097">
            <text:p>2,21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320lre.hea</text:p>
          </table:table-cell>
          <table:table-cell office:value-type="float" office:value="404">
            <text:p>404,00</text:p>
          </table:table-cell>
          <table:table-cell office:value-type="float" office:value="480">
            <text:p>480,00</text:p>
          </table:table-cell>
          <table:table-cell table:formula="of:=ABS([.C174]-[.D174])" office:value-type="float" office:value="76">
            <text:p>76,00</text:p>
          </table:table-cell>
          <table:table-cell table:formula="of:=([.E174]/[.D174])*100" office:value-type="float" office:value="15.8333333333333">
            <text:p>15,8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68lre.hea</text:p>
          </table:table-cell>
          <table:table-cell office:value-type="float" office:value="436">
            <text:p>436,00</text:p>
          </table:table-cell>
          <table:table-cell office:value-type="float" office:value="366">
            <text:p>366,00</text:p>
          </table:table-cell>
          <table:table-cell table:formula="of:=ABS([.C175]-[.D175])" office:value-type="float" office:value="70">
            <text:p>70,00</text:p>
          </table:table-cell>
          <table:table-cell table:formula="of:=([.E175]/[.D175])*100" office:value-type="float" office:value="19.1256830601093">
            <text:p>19,1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72lre.hea</text:p>
          </table:table-cell>
          <table:table-cell office:value-type="float" office:value="356">
            <text:p>356,00</text:p>
          </table:table-cell>
          <table:table-cell office:value-type="float" office:value="293">
            <text:p>293,00</text:p>
          </table:table-cell>
          <table:table-cell table:formula="of:=ABS([.C176]-[.D176])" office:value-type="float" office:value="63">
            <text:p>63,00</text:p>
          </table:table-cell>
          <table:table-cell table:formula="of:=([.E176]/[.D176])*100" office:value-type="float" office:value="21.5017064846416">
            <text:p>21,50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86lre.hea</text:p>
          </table:table-cell>
          <table:table-cell office:value-type="float" office:value="506">
            <text:p>506,00</text:p>
          </table:table-cell>
          <table:table-cell office:value-type="float" office:value="367.5">
            <text:p>367,50</text:p>
          </table:table-cell>
          <table:table-cell table:formula="of:=ABS([.C177]-[.D177])" office:value-type="float" office:value="138.5">
            <text:p>138,50</text:p>
          </table:table-cell>
          <table:table-cell table:formula="of:=([.E177]/[.D177])*100" office:value-type="float" office:value="37.687074829932">
            <text:p>37,69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90lre.hea</text:p>
          </table:table-cell>
          <table:table-cell office:value-type="float" office:value="487">
            <text:p>487,00</text:p>
          </table:table-cell>
          <table:table-cell office:value-type="float" office:value="372">
            <text:p>372,00</text:p>
          </table:table-cell>
          <table:table-cell table:formula="of:=ABS([.C178]-[.D178])" office:value-type="float" office:value="115">
            <text:p>115,00</text:p>
          </table:table-cell>
          <table:table-cell table:formula="of:=([.E178]/[.D178])*100" office:value-type="float" office:value="30.9139784946237">
            <text:p>30,91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1lre.hea</text:p>
          </table:table-cell>
          <table:table-cell office:value-type="float" office:value="427">
            <text:p>427,00</text:p>
          </table:table-cell>
          <table:table-cell office:value-type="float" office:value="410">
            <text:p>410,00</text:p>
          </table:table-cell>
          <table:table-cell table:formula="of:=ABS([.C179]-[.D179])" office:value-type="float" office:value="17">
            <text:p>17,00</text:p>
          </table:table-cell>
          <table:table-cell table:formula="of:=([.E179]/[.D179])*100" office:value-type="float" office:value="4.14634146341463">
            <text:p>4,15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8lre.hea</text:p>
          </table:table-cell>
          <table:table-cell office:value-type="float" office:value="300">
            <text:p>300,00</text:p>
          </table:table-cell>
          <table:table-cell office:value-type="float" office:value="391">
            <text:p>391,00</text:p>
          </table:table-cell>
          <table:table-cell table:formula="of:=ABS([.C180]-[.D180])" office:value-type="float" office:value="91">
            <text:p>91,00</text:p>
          </table:table-cell>
          <table:table-cell table:formula="of:=([.E180]/[.D180])*100" office:value-type="float" office:value="23.2736572890026">
            <text:p>23,2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9lre.hea</text:p>
          </table:table-cell>
          <table:table-cell office:value-type="float" office:value="276">
            <text:p>276,00</text:p>
          </table:table-cell>
          <table:table-cell office:value-type="float" office:value="413">
            <text:p>413,00</text:p>
          </table:table-cell>
          <table:table-cell table:formula="of:=ABS([.C181]-[.D181])" office:value-type="float" office:value="137">
            <text:p>137,00</text:p>
          </table:table-cell>
          <table:table-cell table:formula="of:=([.E181]/[.D181])*100" office:value-type="float" office:value="33.1719128329298">
            <text:p>33,1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313lre.hea</text:p>
          </table:table-cell>
          <table:table-cell office:value-type="float" office:value="443">
            <text:p>443,00</text:p>
          </table:table-cell>
          <table:table-cell office:value-type="float" office:value="461">
            <text:p>461,00</text:p>
          </table:table-cell>
          <table:table-cell table:formula="of:=ABS([.C182]-[.D182])" office:value-type="float" office:value="18">
            <text:p>18,00</text:p>
          </table:table-cell>
          <table:table-cell table:formula="of:=([.E182]/[.D182])*100" office:value-type="float" office:value="3.90455531453362">
            <text:p>3,90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6lre.hea</text:p>
          </table:table-cell>
          <table:table-cell office:value-type="float" office:value="425">
            <text:p>425,00</text:p>
          </table:table-cell>
          <table:table-cell office:value-type="float" office:value="382">
            <text:p>382,00</text:p>
          </table:table-cell>
          <table:table-cell table:formula="of:=ABS([.C183]-[.D183])" office:value-type="float" office:value="43">
            <text:p>43,00</text:p>
          </table:table-cell>
          <table:table-cell table:formula="of:=([.E183]/[.D183])*100" office:value-type="float" office:value="11.2565445026178">
            <text:p>11,26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7lre.hea</text:p>
          </table:table-cell>
          <table:table-cell office:value-type="float" office:value="467">
            <text:p>467,00</text:p>
          </table:table-cell>
          <table:table-cell office:value-type="float" office:value="446">
            <text:p>446,00</text:p>
          </table:table-cell>
          <table:table-cell table:formula="of:=ABS([.C184]-[.D184])" office:value-type="float" office:value="21">
            <text:p>21,00</text:p>
          </table:table-cell>
          <table:table-cell table:formula="of:=([.E184]/[.D184])*100" office:value-type="float" office:value="4.7085201793722">
            <text:p>4,71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8lre.hea</text:p>
          </table:table-cell>
          <table:table-cell office:value-type="float" office:value="470">
            <text:p>470,00</text:p>
          </table:table-cell>
          <table:table-cell office:value-type="float" office:value="443">
            <text:p>443,00</text:p>
          </table:table-cell>
          <table:table-cell table:formula="of:=ABS([.C185]-[.D185])" office:value-type="float" office:value="27">
            <text:p>27,00</text:p>
          </table:table-cell>
          <table:table-cell table:formula="of:=([.E185]/[.D185])*100" office:value-type="float" office:value="6.09480812641084">
            <text:p>6,09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345lre.hea</text:p>
          </table:table-cell>
          <table:table-cell office:value-type="float" office:value="416">
            <text:p>416,00</text:p>
          </table:table-cell>
          <table:table-cell office:value-type="float" office:value="399">
            <text:p>399,00</text:p>
          </table:table-cell>
          <table:table-cell table:formula="of:=ABS([.C186]-[.D186])" office:value-type="float" office:value="17">
            <text:p>17,00</text:p>
          </table:table-cell>
          <table:table-cell table:formula="of:=([.E186]/[.D186])*100" office:value-type="float" office:value="4.26065162907268">
            <text:p>4,26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1lre.hea</text:p>
          </table:table-cell>
          <table:table-cell office:value-type="float" office:value="455">
            <text:p>455,00</text:p>
          </table:table-cell>
          <table:table-cell office:value-type="float" office:value="430.5">
            <text:p>430,50</text:p>
          </table:table-cell>
          <table:table-cell table:formula="of:=ABS([.C187]-[.D187])" office:value-type="float" office:value="24.5">
            <text:p>24,50</text:p>
          </table:table-cell>
          <table:table-cell table:formula="of:=([.E187]/[.D187])*100" office:value-type="float" office:value="5.69105691056911">
            <text:p>5,69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6lre.hea</text:p>
          </table:table-cell>
          <table:table-cell office:value-type="float" office:value="393.5">
            <text:p>393,50</text:p>
          </table:table-cell>
          <table:table-cell office:value-type="float" office:value="351">
            <text:p>351,00</text:p>
          </table:table-cell>
          <table:table-cell table:formula="of:=ABS([.C188]-[.D188])" office:value-type="float" office:value="42.5">
            <text:p>42,50</text:p>
          </table:table-cell>
          <table:table-cell table:formula="of:=([.E188]/[.D188])*100" office:value-type="float" office:value="12.1082621082621">
            <text:p>12,11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30lre.hea</text:p>
          </table:table-cell>
          <table:table-cell office:value-type="float" office:value="372">
            <text:p>372,00</text:p>
          </table:table-cell>
          <table:table-cell office:value-type="float" office:value="327">
            <text:p>327,00</text:p>
          </table:table-cell>
          <table:table-cell table:formula="of:=ABS([.C189]-[.D189])" office:value-type="float" office:value="45">
            <text:p>45,00</text:p>
          </table:table-cell>
          <table:table-cell table:formula="of:=([.E189]/[.D189])*100" office:value-type="float" office:value="13.7614678899083">
            <text:p>13,76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39lre.hea</text:p>
          </table:table-cell>
          <table:table-cell office:value-type="float" office:value="346.5">
            <text:p>346,50</text:p>
          </table:table-cell>
          <table:table-cell office:value-type="float" office:value="361">
            <text:p>361,00</text:p>
          </table:table-cell>
          <table:table-cell table:formula="of:=ABS([.C190]-[.D190])" office:value-type="float" office:value="14.5">
            <text:p>14,50</text:p>
          </table:table-cell>
          <table:table-cell table:formula="of:=([.E190]/[.D190])*100" office:value-type="float" office:value="4.01662049861496">
            <text:p>4,02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43lre.hea</text:p>
          </table:table-cell>
          <table:table-cell office:value-type="float" office:value="356">
            <text:p>356,00</text:p>
          </table:table-cell>
          <table:table-cell office:value-type="float" office:value="343">
            <text:p>343,00</text:p>
          </table:table-cell>
          <table:table-cell table:formula="of:=ABS([.C191]-[.D191])" office:value-type="float" office:value="13">
            <text:p>13,00</text:p>
          </table:table-cell>
          <table:table-cell table:formula="of:=([.E191]/[.D191])*100" office:value-type="float" office:value="3.79008746355685">
            <text:p>3,79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52lre.hea</text:p>
          </table:table-cell>
          <table:table-cell office:value-type="float" office:value="371">
            <text:p>371,00</text:p>
          </table:table-cell>
          <table:table-cell office:value-type="float" office:value="350">
            <text:p>350,00</text:p>
          </table:table-cell>
          <table:table-cell table:formula="of:=ABS([.C192]-[.D192])" office:value-type="float" office:value="21">
            <text:p>21,00</text:p>
          </table:table-cell>
          <table:table-cell table:formula="of:=([.E192]/[.D192])*100" office:value-type="float" office:value="6">
            <text:p>6,00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413lre.hea</text:p>
          </table:table-cell>
          <table:table-cell office:value-type="float" office:value="367">
            <text:p>367,00</text:p>
          </table:table-cell>
          <table:table-cell office:value-type="float" office:value="322">
            <text:p>322,00</text:p>
          </table:table-cell>
          <table:table-cell table:formula="of:=ABS([.C193]-[.D193])" office:value-type="float" office:value="45">
            <text:p>45,00</text:p>
          </table:table-cell>
          <table:table-cell table:formula="of:=([.E193]/[.D193])*100" office:value-type="float" office:value="13.9751552795031">
            <text:p>13,98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44lre.hea</text:p>
          </table:table-cell>
          <table:table-cell office:value-type="float" office:value="406">
            <text:p>406,00</text:p>
          </table:table-cell>
          <table:table-cell office:value-type="float" office:value="394">
            <text:p>394,00</text:p>
          </table:table-cell>
          <table:table-cell table:formula="of:=ABS([.C194]-[.D194])" office:value-type="float" office:value="12">
            <text:p>12,00</text:p>
          </table:table-cell>
          <table:table-cell table:formula="of:=([.E194]/[.D194])*100" office:value-type="float" office:value="3.04568527918782">
            <text:p>3,05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5lre.hea</text:p>
          </table:table-cell>
          <table:table-cell office:value-type="float" office:value="385.5">
            <text:p>385,50</text:p>
          </table:table-cell>
          <table:table-cell office:value-type="float" office:value="364">
            <text:p>364,00</text:p>
          </table:table-cell>
          <table:table-cell table:formula="of:=ABS([.C195]-[.D195])" office:value-type="float" office:value="21.5">
            <text:p>21,50</text:p>
          </table:table-cell>
          <table:table-cell table:formula="of:=([.E195]/[.D195])*100" office:value-type="float" office:value="5.90659340659341">
            <text:p>5,91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9lre.hea</text:p>
          </table:table-cell>
          <table:table-cell office:value-type="float" office:value="365">
            <text:p>365,00</text:p>
          </table:table-cell>
          <table:table-cell office:value-type="float" office:value="388">
            <text:p>388,00</text:p>
          </table:table-cell>
          <table:table-cell table:formula="of:=ABS([.C196]-[.D196])" office:value-type="float" office:value="23">
            <text:p>23,00</text:p>
          </table:table-cell>
          <table:table-cell table:formula="of:=([.E196]/[.D196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72lre.hea</text:p>
          </table:table-cell>
          <table:table-cell office:value-type="float" office:value="377">
            <text:p>377,00</text:p>
          </table:table-cell>
          <table:table-cell office:value-type="float" office:value="380">
            <text:p>380,00</text:p>
          </table:table-cell>
          <table:table-cell table:formula="of:=ABS([.C197]-[.D197])" office:value-type="float" office:value="3">
            <text:p>3,00</text:p>
          </table:table-cell>
          <table:table-cell table:formula="of:=([.E197]/[.D197])*100" office:value-type="float" office:value="0.789473684210526">
            <text:p>0,79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48lre.hea</text:p>
          </table:table-cell>
          <table:table-cell office:value-type="float" office:value="494.5">
            <text:p>494,50</text:p>
          </table:table-cell>
          <table:table-cell office:value-type="float" office:value="386">
            <text:p>386,00</text:p>
          </table:table-cell>
          <table:table-cell table:formula="of:=ABS([.C198]-[.D198])" office:value-type="float" office:value="108.5">
            <text:p>108,50</text:p>
          </table:table-cell>
          <table:table-cell table:formula="of:=([.E198]/[.D198])*100" office:value-type="float" office:value="28.1088082901554">
            <text:p>28,11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56lre.hea</text:p>
          </table:table-cell>
          <table:table-cell office:value-type="float" office:value="399">
            <text:p>399,00</text:p>
          </table:table-cell>
          <table:table-cell office:value-type="float" office:value="409">
            <text:p>409,00</text:p>
          </table:table-cell>
          <table:table-cell table:formula="of:=ABS([.C199]-[.D199])" office:value-type="float" office:value="10">
            <text:p>10,00</text:p>
          </table:table-cell>
          <table:table-cell table:formula="of:=([.E199]/[.D199])*100" office:value-type="float" office:value="2.44498777506112">
            <text:p>2,44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60lre.hea</text:p>
          </table:table-cell>
          <table:table-cell office:value-type="float" office:value="418">
            <text:p>418,00</text:p>
          </table:table-cell>
          <table:table-cell office:value-type="float" office:value="433">
            <text:p>433,00</text:p>
          </table:table-cell>
          <table:table-cell table:formula="of:=ABS([.C200]-[.D200])" office:value-type="float" office:value="15">
            <text:p>15,00</text:p>
          </table:table-cell>
          <table:table-cell table:formula="of:=([.E200]/[.D200])*100" office:value-type="float" office:value="3.46420323325635">
            <text:p>3,46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418lre.hea</text:p>
          </table:table-cell>
          <table:table-cell office:value-type="float" office:value="386">
            <text:p>386,00</text:p>
          </table:table-cell>
          <table:table-cell office:value-type="float" office:value="409">
            <text:p>409,00</text:p>
          </table:table-cell>
          <table:table-cell table:formula="of:=ABS([.C201]-[.D201])" office:value-type="float" office:value="23">
            <text:p>23,00</text:p>
          </table:table-cell>
          <table:table-cell table:formula="of:=([.E201]/[.D201])*100" office:value-type="float" office:value="5.62347188264059">
            <text:p>5,62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4lre.hea</text:p>
          </table:table-cell>
          <table:table-cell office:value-type="float" office:value="410.5">
            <text:p>410,50</text:p>
          </table:table-cell>
          <table:table-cell office:value-type="float" office:value="363">
            <text:p>363,00</text:p>
          </table:table-cell>
          <table:table-cell table:formula="of:=ABS([.C202]-[.D202])" office:value-type="float" office:value="47.5">
            <text:p>47,50</text:p>
          </table:table-cell>
          <table:table-cell table:formula="of:=([.E202]/[.D202])*100" office:value-type="float" office:value="13.0853994490358">
            <text:p>13,09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8lre.hea</text:p>
          </table:table-cell>
          <table:table-cell office:value-type="float" office:value="429.5">
            <text:p>429,50</text:p>
          </table:table-cell>
          <table:table-cell office:value-type="float" office:value="402">
            <text:p>402,00</text:p>
          </table:table-cell>
          <table:table-cell table:formula="of:=ABS([.C203]-[.D203])" office:value-type="float" office:value="27.5">
            <text:p>27,50</text:p>
          </table:table-cell>
          <table:table-cell table:formula="of:=([.E203]/[.D203])*100" office:value-type="float" office:value="6.8407960199005">
            <text:p>6,84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62lre.hea</text:p>
          </table:table-cell>
          <table:table-cell office:value-type="float" office:value="406">
            <text:p>406,00</text:p>
          </table:table-cell>
          <table:table-cell office:value-type="float" office:value="384">
            <text:p>384,00</text:p>
          </table:table-cell>
          <table:table-cell table:formula="of:=ABS([.C204]-[.D204])" office:value-type="float" office:value="22">
            <text:p>22,00</text:p>
          </table:table-cell>
          <table:table-cell table:formula="of:=([.E204]/[.D204])*100" office:value-type="float" office:value="5.72916666666667">
            <text:p>5,73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411lre.hea</text:p>
          </table:table-cell>
          <table:table-cell office:value-type="float" office:value="418">
            <text:p>418,00</text:p>
          </table:table-cell>
          <table:table-cell office:value-type="float" office:value="412">
            <text:p>412,00</text:p>
          </table:table-cell>
          <table:table-cell table:formula="of:=ABS([.C205]-[.D205])" office:value-type="float" office:value="6">
            <text:p>6,00</text:p>
          </table:table-cell>
          <table:table-cell table:formula="of:=([.E205]/[.D205])*100" office:value-type="float" office:value="1.45631067961165">
            <text:p>1,4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67lre.hea</text:p>
          </table:table-cell>
          <table:table-cell office:value-type="float" office:value="354">
            <text:p>354,00</text:p>
          </table:table-cell>
          <table:table-cell office:value-type="float" office:value="349">
            <text:p>349,00</text:p>
          </table:table-cell>
          <table:table-cell table:formula="of:=ABS([.C206]-[.D206])" office:value-type="float" office:value="5">
            <text:p>5,00</text:p>
          </table:table-cell>
          <table:table-cell table:formula="of:=([.E206]/[.D206])*100" office:value-type="float" office:value="1.43266475644699">
            <text:p>1,43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1lre.hea</text:p>
          </table:table-cell>
          <table:table-cell office:value-type="float" office:value="345">
            <text:p>345,00</text:p>
          </table:table-cell>
          <table:table-cell office:value-type="float" office:value="339">
            <text:p>339,00</text:p>
          </table:table-cell>
          <table:table-cell table:formula="of:=ABS([.C207]-[.D207])" office:value-type="float" office:value="6">
            <text:p>6,00</text:p>
          </table:table-cell>
          <table:table-cell table:formula="of:=([.E207]/[.D207])*100" office:value-type="float" office:value="1.76991150442478">
            <text:p>1,77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5lre.hea</text:p>
          </table:table-cell>
          <table:table-cell office:value-type="float" office:value="363">
            <text:p>363,00</text:p>
          </table:table-cell>
          <table:table-cell office:value-type="float" office:value="365">
            <text:p>365,00</text:p>
          </table:table-cell>
          <table:table-cell table:formula="of:=ABS([.C208]-[.D208])" office:value-type="float" office:value="2">
            <text:p>2,00</text:p>
          </table:table-cell>
          <table:table-cell table:formula="of:=([.E208]/[.D208])*100" office:value-type="float" office:value="0.547945205479452">
            <text:p>0,55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8lre.hea</text:p>
          </table:table-cell>
          <table:table-cell office:value-type="float" office:value="358">
            <text:p>358,00</text:p>
          </table:table-cell>
          <table:table-cell office:value-type="float" office:value="360">
            <text:p>360,00</text:p>
          </table:table-cell>
          <table:table-cell table:formula="of:=ABS([.C209]-[.D209])" office:value-type="float" office:value="2">
            <text:p>2,00</text:p>
          </table:table-cell>
          <table:table-cell table:formula="of:=([.E209]/[.D209])*100" office:value-type="float" office:value="0.555555555555556">
            <text:p>0,5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96lre.hea</text:p>
          </table:table-cell>
          <table:table-cell office:value-type="float" office:value="340">
            <text:p>340,00</text:p>
          </table:table-cell>
          <table:table-cell office:value-type="float" office:value="359">
            <text:p>359,00</text:p>
          </table:table-cell>
          <table:table-cell table:formula="of:=ABS([.C210]-[.D210])" office:value-type="float" office:value="19">
            <text:p>19,00</text:p>
          </table:table-cell>
          <table:table-cell table:formula="of:=([.E210]/[.D210])*100" office:value-type="float" office:value="5.2924791086351">
            <text:p>5,29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68lre.hea</text:p>
          </table:table-cell>
          <table:table-cell office:value-type="float" office:value="198">
            <text:p>198,00</text:p>
          </table:table-cell>
          <table:table-cell office:value-type="float" office:value="344">
            <text:p>344,00</text:p>
          </table:table-cell>
          <table:table-cell table:formula="of:=ABS([.C211]-[.D211])" office:value-type="float" office:value="146">
            <text:p>146,00</text:p>
          </table:table-cell>
          <table:table-cell table:formula="of:=([.E211]/[.D211])*100" office:value-type="float" office:value="42.4418604651163">
            <text:p>42,44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0lre.hea</text:p>
          </table:table-cell>
          <table:table-cell office:value-type="float" office:value="317">
            <text:p>317,00</text:p>
          </table:table-cell>
          <table:table-cell office:value-type="float" office:value="288.5">
            <text:p>288,50</text:p>
          </table:table-cell>
          <table:table-cell table:formula="of:=ABS([.C212]-[.D212])" office:value-type="float" office:value="28.5">
            <text:p>28,50</text:p>
          </table:table-cell>
          <table:table-cell table:formula="of:=([.E212]/[.D212])*100" office:value-type="float" office:value="9.8786828422877">
            <text:p>9,88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6lre.hea</text:p>
          </table:table-cell>
          <table:table-cell office:value-type="float" office:value="304.5">
            <text:p>304,50</text:p>
          </table:table-cell>
          <table:table-cell office:value-type="float" office:value="346.5">
            <text:p>346,50</text:p>
          </table:table-cell>
          <table:table-cell table:formula="of:=ABS([.C213]-[.D213])" office:value-type="float" office:value="42">
            <text:p>42,00</text:p>
          </table:table-cell>
          <table:table-cell table:formula="of:=([.E213]/[.D213])*100" office:value-type="float" office:value="12.1212121212121">
            <text:p>12,12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412lre.hea</text:p>
          </table:table-cell>
          <table:table-cell office:value-type="float" office:value="364">
            <text:p>364,00</text:p>
          </table:table-cell>
          <table:table-cell office:value-type="float" office:value="329.5">
            <text:p>329,50</text:p>
          </table:table-cell>
          <table:table-cell table:formula="of:=ABS([.C214]-[.D214])" office:value-type="float" office:value="34.5">
            <text:p>34,50</text:p>
          </table:table-cell>
          <table:table-cell table:formula="of:=([.E214]/[.D214])*100" office:value-type="float" office:value="10.4704097116844">
            <text:p>10,47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69lre.hea</text:p>
          </table:table-cell>
          <table:table-cell office:value-type="float" office:value="331">
            <text:p>331,00</text:p>
          </table:table-cell>
          <table:table-cell office:value-type="float" office:value="330">
            <text:p>330,00</text:p>
          </table:table-cell>
          <table:table-cell table:formula="of:=ABS([.C215]-[.D215])" office:value-type="float" office:value="1">
            <text:p>1,00</text:p>
          </table:table-cell>
          <table:table-cell table:formula="of:=([.E215]/[.D215])*100" office:value-type="float" office:value="0.303030303030303">
            <text:p>0,30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3lre.hea</text:p>
          </table:table-cell>
          <table:table-cell office:value-type="float" office:value="469">
            <text:p>469,00</text:p>
          </table:table-cell>
          <table:table-cell office:value-type="float" office:value="373">
            <text:p>373,00</text:p>
          </table:table-cell>
          <table:table-cell table:formula="of:=ABS([.C216]-[.D216])" office:value-type="float" office:value="96">
            <text:p>96,00</text:p>
          </table:table-cell>
          <table:table-cell table:formula="of:=([.E216]/[.D216])*100" office:value-type="float" office:value="25.7372654155496">
            <text:p>25,7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7lre.hea</text:p>
          </table:table-cell>
          <table:table-cell office:value-type="float" office:value="471">
            <text:p>471,00</text:p>
          </table:table-cell>
          <table:table-cell office:value-type="float" office:value="348">
            <text:p>348,00</text:p>
          </table:table-cell>
          <table:table-cell table:formula="of:=ABS([.C217]-[.D217])" office:value-type="float" office:value="123">
            <text:p>123,00</text:p>
          </table:table-cell>
          <table:table-cell table:formula="of:=([.E217]/[.D217])*100" office:value-type="float" office:value="35.3448275862069">
            <text:p>35,3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417lre.hea</text:p>
          </table:table-cell>
          <table:table-cell office:value-type="float" office:value="326">
            <text:p>326,00</text:p>
          </table:table-cell>
          <table:table-cell office:value-type="float" office:value="344">
            <text:p>344,00</text:p>
          </table:table-cell>
          <table:table-cell table:formula="of:=ABS([.C218]-[.D218])" office:value-type="float" office:value="18">
            <text:p>18,00</text:p>
          </table:table-cell>
          <table:table-cell table:formula="of:=([.E218]/[.D218])*100" office:value-type="float" office:value="5.23255813953488">
            <text:p>5,2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79lre.hea</text:p>
          </table:table-cell>
          <table:table-cell office:value-type="float" office:value="370">
            <text:p>370,00</text:p>
          </table:table-cell>
          <table:table-cell office:value-type="float" office:value="320">
            <text:p>320,00</text:p>
          </table:table-cell>
          <table:table-cell table:formula="of:=ABS([.C219]-[.D219])" office:value-type="float" office:value="50">
            <text:p>50,00</text:p>
          </table:table-cell>
          <table:table-cell table:formula="of:=([.E219]/[.D219])*100" office:value-type="float" office:value="15.625">
            <text:p>15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1lre.hea</text:p>
          </table:table-cell>
          <table:table-cell office:value-type="float" office:value="358.5">
            <text:p>358,50</text:p>
          </table:table-cell>
          <table:table-cell office:value-type="float" office:value="343.5">
            <text:p>343,50</text:p>
          </table:table-cell>
          <table:table-cell table:formula="of:=ABS([.C220]-[.D220])" office:value-type="float" office:value="15">
            <text:p>15,00</text:p>
          </table:table-cell>
          <table:table-cell table:formula="of:=([.E220]/[.D220])*100" office:value-type="float" office:value="4.36681222707424">
            <text:p>4,37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5lre.hea</text:p>
          </table:table-cell>
          <table:table-cell office:value-type="float" office:value="446">
            <text:p>446,00</text:p>
          </table:table-cell>
          <table:table-cell office:value-type="float" office:value="396">
            <text:p>396,00</text:p>
          </table:table-cell>
          <table:table-cell table:formula="of:=ABS([.C221]-[.D221])" office:value-type="float" office:value="50">
            <text:p>50,00</text:p>
          </table:table-cell>
          <table:table-cell table:formula="of:=([.E221]/[.D221])*100" office:value-type="float" office:value="12.6262626262626">
            <text:p>12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95lre.hea</text:p>
          </table:table-cell>
          <table:table-cell office:value-type="float" office:value="428">
            <text:p>428,00</text:p>
          </table:table-cell>
          <table:table-cell office:value-type="float" office:value="387">
            <text:p>387,00</text:p>
          </table:table-cell>
          <table:table-cell table:formula="of:=ABS([.C222]-[.D222])" office:value-type="float" office:value="41">
            <text:p>41,00</text:p>
          </table:table-cell>
          <table:table-cell table:formula="of:=([.E222]/[.D222])*100" office:value-type="float" office:value="10.594315245478">
            <text:p>10,59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6lre.hea</text:p>
          </table:table-cell>
          <table:table-cell office:value-type="float" office:value="326.5">
            <text:p>326,50</text:p>
          </table:table-cell>
          <table:table-cell office:value-type="float" office:value="345">
            <text:p>345,00</text:p>
          </table:table-cell>
          <table:table-cell table:formula="of:=ABS([.C223]-[.D223])" office:value-type="float" office:value="18.5">
            <text:p>18,50</text:p>
          </table:table-cell>
          <table:table-cell table:formula="of:=([.E223]/[.D223])*100" office:value-type="float" office:value="5.36231884057971">
            <text:p>5,36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9lre.hea</text:p>
          </table:table-cell>
          <table:table-cell office:value-type="float" office:value="348">
            <text:p>348,00</text:p>
          </table:table-cell>
          <table:table-cell office:value-type="float" office:value="357">
            <text:p>357,00</text:p>
          </table:table-cell>
          <table:table-cell table:formula="of:=ABS([.C224]-[.D224])" office:value-type="float" office:value="9">
            <text:p>9,00</text:p>
          </table:table-cell>
          <table:table-cell table:formula="of:=([.E224]/[.D224])*100" office:value-type="float" office:value="2.52100840336134">
            <text:p>2,5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98lre.hea</text:p>
          </table:table-cell>
          <table:table-cell office:value-type="float" office:value="329">
            <text:p>329,00</text:p>
          </table:table-cell>
          <table:table-cell office:value-type="float" office:value="355">
            <text:p>355,00</text:p>
          </table:table-cell>
          <table:table-cell table:formula="of:=ABS([.C225]-[.D225])" office:value-type="float" office:value="26">
            <text:p>26,00</text:p>
          </table:table-cell>
          <table:table-cell table:formula="of:=([.E225]/[.D225])*100" office:value-type="float" office:value="7.32394366197183">
            <text:p>7,3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409lre.hea</text:p>
          </table:table-cell>
          <table:table-cell office:value-type="float" office:value="307">
            <text:p>307,00</text:p>
          </table:table-cell>
          <table:table-cell office:value-type="float" office:value="316">
            <text:p>316,00</text:p>
          </table:table-cell>
          <table:table-cell table:formula="of:=ABS([.C226]-[.D226])" office:value-type="float" office:value="9">
            <text:p>9,00</text:p>
          </table:table-cell>
          <table:table-cell table:formula="of:=([.E226]/[.D226])*100" office:value-type="float" office:value="2.84810126582278">
            <text:p>2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7lre.hea</text:p>
          </table:table-cell>
          <table:table-cell office:value-type="float" office:value="489">
            <text:p>489,00</text:p>
          </table:table-cell>
          <table:table-cell office:value-type="float" office:value="333">
            <text:p>333,00</text:p>
          </table:table-cell>
          <table:table-cell table:formula="of:=ABS([.C227]-[.D227])" office:value-type="float" office:value="156">
            <text:p>156,00</text:p>
          </table:table-cell>
          <table:table-cell table:formula="of:=([.E227]/[.D227])*100" office:value-type="float" office:value="46.8468468468469">
            <text:p>46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8lre.hea</text:p>
          </table:table-cell>
          <table:table-cell office:value-type="float" office:value="180.5">
            <text:p>180,50</text:p>
          </table:table-cell>
          <table:table-cell office:value-type="float" office:value="314">
            <text:p>314,00</text:p>
          </table:table-cell>
          <table:table-cell table:formula="of:=ABS([.C228]-[.D228])" office:value-type="float" office:value="133.5">
            <text:p>133,50</text:p>
          </table:table-cell>
          <table:table-cell table:formula="of:=([.E228]/[.D228])*100" office:value-type="float" office:value="42.515923566879">
            <text:p>42,52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419lre.hea</text:p>
          </table:table-cell>
          <table:table-cell office:value-type="float" office:value="513">
            <text:p>513,00</text:p>
          </table:table-cell>
          <table:table-cell office:value-type="float" office:value="361">
            <text:p>361,00</text:p>
          </table:table-cell>
          <table:table-cell table:formula="of:=ABS([.C229]-[.D229])" office:value-type="float" office:value="152">
            <text:p>152,00</text:p>
          </table:table-cell>
          <table:table-cell table:formula="of:=([.E229]/[.D229])*100" office:value-type="float" office:value="42.1052631578947">
            <text:p>42,11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399lre.hea</text:p>
          </table:table-cell>
          <table:table-cell office:value-type="float" office:value="364">
            <text:p>364,00</text:p>
          </table:table-cell>
          <table:table-cell office:value-type="float" office:value="271">
            <text:p>271,00</text:p>
          </table:table-cell>
          <table:table-cell table:formula="of:=ABS([.C230]-[.D230])" office:value-type="float" office:value="93">
            <text:p>93,00</text:p>
          </table:table-cell>
          <table:table-cell table:formula="of:=([.E230]/[.D230])*100" office:value-type="float" office:value="34.3173431734317">
            <text:p>34,32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1lre.hea</text:p>
          </table:table-cell>
          <table:table-cell office:value-type="float" office:value="449.5">
            <text:p>449,50</text:p>
          </table:table-cell>
          <table:table-cell office:value-type="float" office:value="358">
            <text:p>358,00</text:p>
          </table:table-cell>
          <table:table-cell table:formula="of:=ABS([.C231]-[.D231])" office:value-type="float" office:value="91.5">
            <text:p>91,50</text:p>
          </table:table-cell>
          <table:table-cell table:formula="of:=([.E231]/[.D231])*100" office:value-type="float" office:value="25.5586592178771">
            <text:p>25,56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7lre.hea</text:p>
          </table:table-cell>
          <table:table-cell office:value-type="float" office:value="412">
            <text:p>412,00</text:p>
          </table:table-cell>
          <table:table-cell office:value-type="float" office:value="317">
            <text:p>317,00</text:p>
          </table:table-cell>
          <table:table-cell table:formula="of:=ABS([.C232]-[.D232])" office:value-type="float" office:value="95">
            <text:p>95,00</text:p>
          </table:table-cell>
          <table:table-cell table:formula="of:=([.E232]/[.D232])*100" office:value-type="float" office:value="29.9684542586751">
            <text:p>29,97</text:p>
          </table:table-cell>
        </table:table-row>
        <table:table-row table:style-name="ro1">
          <table:table-cell office:value-type="string">
            <text:p>patient102</text:p>
          </table:table-cell>
          <table:table-cell office:value-type="string">
            <text:p>s0416lre.hea</text:p>
          </table:table-cell>
          <table:table-cell office:value-type="float" office:value="435">
            <text:p>435,00</text:p>
          </table:table-cell>
          <table:table-cell office:value-type="float" office:value="394">
            <text:p>394,00</text:p>
          </table:table-cell>
          <table:table-cell table:formula="of:=ABS([.C233]-[.D233])" office:value-type="float" office:value="41">
            <text:p>41,00</text:p>
          </table:table-cell>
          <table:table-cell table:formula="of:=([.E233]/[.D233])*100" office:value-type="float" office:value="10.4060913705584">
            <text:p>10,41</text:p>
          </table:table-cell>
        </table:table-row>
        <table:table-row table:style-name="ro1">
          <table:table-cell office:value-type="string">
            <text:p>patient104</text:p>
          </table:table-cell>
          <table:table-cell office:value-type="string">
            <text:p>s0306lre.hea</text:p>
          </table:table-cell>
          <table:table-cell office:value-type="float" office:value="415">
            <text:p>415,00</text:p>
          </table:table-cell>
          <table:table-cell office:value-type="float" office:value="383">
            <text:p>383,00</text:p>
          </table:table-cell>
          <table:table-cell table:formula="of:=ABS([.C234]-[.D234])" office:value-type="float" office:value="32">
            <text:p>32,00</text:p>
          </table:table-cell>
          <table:table-cell table:formula="of:=([.E234]/[.D234])*100" office:value-type="float" office:value="8.35509138381201">
            <text:p>8,36</text:p>
          </table:table-cell>
        </table:table-row>
        <table:table-row table:style-name="ro1">
          <table:table-cell office:value-type="string">
            <text:p>patient105</text:p>
          </table:table-cell>
          <table:table-cell office:value-type="string">
            <text:p>s0303lre.hea</text:p>
          </table:table-cell>
          <table:table-cell office:value-type="float" office:value="371.5">
            <text:p>371,50</text:p>
          </table:table-cell>
          <table:table-cell office:value-type="float" office:value="355">
            <text:p>355,00</text:p>
          </table:table-cell>
          <table:table-cell table:formula="of:=ABS([.C235]-[.D235])" office:value-type="float" office:value="16.5">
            <text:p>16,50</text:p>
          </table:table-cell>
          <table:table-cell table:formula="of:=([.E235]/[.D235])*100" office:value-type="float" office:value="4.64788732394366">
            <text:p>4,65</text:p>
          </table:table-cell>
        </table:table-row>
        <table:table-row table:style-name="ro1">
          <table:table-cell office:value-type="string">
            <text:p>patient106</text:p>
          </table:table-cell>
          <table:table-cell office:value-type="string">
            <text:p>s0030_re.hea</text:p>
          </table:table-cell>
          <table:table-cell office:value-type="float" office:value="485">
            <text:p>485,00</text:p>
          </table:table-cell>
          <table:table-cell office:value-type="float" office:value="409.5">
            <text:p>409,50</text:p>
          </table:table-cell>
          <table:table-cell table:formula="of:=ABS([.C236]-[.D236])" office:value-type="float" office:value="75.5">
            <text:p>75,50</text:p>
          </table:table-cell>
          <table:table-cell table:formula="of:=([.E236]/[.D236])*100" office:value-type="float" office:value="18.4371184371184">
            <text:p>18,44</text:p>
          </table:table-cell>
        </table:table-row>
        <table:table-row table:style-name="ro1">
          <table:table-cell office:value-type="string">
            <text:p>patient107</text:p>
          </table:table-cell>
          <table:table-cell office:value-type="string">
            <text:p>s0199_re.hea</text:p>
          </table:table-cell>
          <table:table-cell office:value-type="float" office:value="370.5">
            <text:p>370,50</text:p>
          </table:table-cell>
          <table:table-cell office:value-type="float" office:value="366">
            <text:p>366,00</text:p>
          </table:table-cell>
          <table:table-cell table:formula="of:=ABS([.C237]-[.D237])" office:value-type="float" office:value="4.5">
            <text:p>4,50</text:p>
          </table:table-cell>
          <table:table-cell table:formula="of:=([.E237]/[.D237])*100" office:value-type="float" office:value="1.22950819672131">
            <text:p>1,23</text:p>
          </table:table-cell>
        </table:table-row>
        <table:table-row table:style-name="ro1">
          <table:table-cell office:value-type="string">
            <text:p>patient109</text:p>
          </table:table-cell>
          <table:table-cell office:value-type="string">
            <text:p>s0349lre.hea</text:p>
          </table:table-cell>
          <table:table-cell office:value-type="float" office:value="440">
            <text:p>440,00</text:p>
          </table:table-cell>
          <table:table-cell office:value-type="float" office:value="458">
            <text:p>458,00</text:p>
          </table:table-cell>
          <table:table-cell table:formula="of:=ABS([.C238]-[.D238])" office:value-type="float" office:value="18">
            <text:p>18,00</text:p>
          </table:table-cell>
          <table:table-cell table:formula="of:=([.E238]/[.D238])*100" office:value-type="float" office:value="3.93013100436681">
            <text:p>3,93</text:p>
          </table:table-cell>
        </table:table-row>
        <table:table-row table:style-name="ro1">
          <table:table-cell office:value-type="string">
            <text:p>patient110</text:p>
          </table:table-cell>
          <table:table-cell office:value-type="string">
            <text:p>s0003_re.hea</text:p>
          </table:table-cell>
          <table:table-cell office:value-type="float" office:value="417.5">
            <text:p>417,50</text:p>
          </table:table-cell>
          <table:table-cell office:value-type="float" office:value="413">
            <text:p>413,00</text:p>
          </table:table-cell>
          <table:table-cell table:formula="of:=ABS([.C239]-[.D239])" office:value-type="float" office:value="4.5">
            <text:p>4,50</text:p>
          </table:table-cell>
          <table:table-cell table:formula="of:=([.E239]/[.D239])*100" office:value-type="float" office:value="1.08958837772397">
            <text:p>1,09</text:p>
          </table:table-cell>
        </table:table-row>
        <table:table-row table:style-name="ro1">
          <table:table-cell office:value-type="string">
            <text:p>patient112</text:p>
          </table:table-cell>
          <table:table-cell office:value-type="string">
            <text:p>s0169_re.hea</text:p>
          </table:table-cell>
          <table:table-cell office:value-type="float" office:value="430">
            <text:p>430,00</text:p>
          </table:table-cell>
          <table:table-cell office:value-type="float" office:value="460.5">
            <text:p>460,50</text:p>
          </table:table-cell>
          <table:table-cell table:formula="of:=ABS([.C240]-[.D240])" office:value-type="float" office:value="30.5">
            <text:p>30,50</text:p>
          </table:table-cell>
          <table:table-cell table:formula="of:=([.E240]/[.D240])*100" office:value-type="float" office:value="6.62323561346363">
            <text:p>6,62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cre.hea</text:p>
          </table:table-cell>
          <table:table-cell office:value-type="float" office:value="410">
            <text:p>410,00</text:p>
          </table:table-cell>
          <table:table-cell office:value-type="float" office:value="337">
            <text:p>337,00</text:p>
          </table:table-cell>
          <table:table-cell table:formula="of:=ABS([.C241]-[.D241])" office:value-type="float" office:value="73">
            <text:p>73,00</text:p>
          </table:table-cell>
          <table:table-cell table:formula="of:=([.E241]/[.D241])*100" office:value-type="float" office:value="21.6617210682493">
            <text:p>21,66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lre.hea</text:p>
          </table:table-cell>
          <table:table-cell office:value-type="float" office:value="317">
            <text:p>317,00</text:p>
          </table:table-cell>
          <table:table-cell office:value-type="float" office:value="326">
            <text:p>326,00</text:p>
          </table:table-cell>
          <table:table-cell table:formula="of:=ABS([.C242]-[.D242])" office:value-type="float" office:value="9">
            <text:p>9,00</text:p>
          </table:table-cell>
          <table:table-cell table:formula="of:=([.E242]/[.D242])*100" office:value-type="float" office:value="2.76073619631902">
            <text:p>2,76</text:p>
          </table:table-cell>
        </table:table-row>
        <table:table-row table:style-name="ro1">
          <table:table-cell office:value-type="string">
            <text:p>patient114</text:p>
          </table:table-cell>
          <table:table-cell office:value-type="string">
            <text:p>s0012_re.hea</text:p>
          </table:table-cell>
          <table:table-cell office:value-type="float" office:value="500">
            <text:p>500,00</text:p>
          </table:table-cell>
          <table:table-cell office:value-type="float" office:value="412">
            <text:p>412,00</text:p>
          </table:table-cell>
          <table:table-cell table:formula="of:=ABS([.C243]-[.D243])" office:value-type="float" office:value="88">
            <text:p>88,00</text:p>
          </table:table-cell>
          <table:table-cell table:formula="of:=([.E243]/[.D243])*100" office:value-type="float" office:value="21.3592233009709">
            <text:p>21,36</text:p>
          </table:table-cell>
        </table:table-row>
        <table:table-row table:style-name="ro1">
          <table:table-cell office:value-type="string">
            <text:p>patient116</text:p>
          </table:table-cell>
          <table:table-cell office:value-type="string">
            <text:p>s0302lre.hea</text:p>
          </table:table-cell>
          <table:table-cell office:value-type="float" office:value="377">
            <text:p>377,00</text:p>
          </table:table-cell>
          <table:table-cell office:value-type="float" office:value="408.5">
            <text:p>408,50</text:p>
          </table:table-cell>
          <table:table-cell table:formula="of:=ABS([.C244]-[.D244])" office:value-type="float" office:value="31.5">
            <text:p>31,50</text:p>
          </table:table-cell>
          <table:table-cell table:formula="of:=([.E244]/[.D244])*100" office:value-type="float" office:value="7.71113831089351">
            <text:p>7,71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1lre.hea</text:p>
          </table:table-cell>
          <table:table-cell office:value-type="float" office:value="459">
            <text:p>459,00</text:p>
          </table:table-cell>
          <table:table-cell office:value-type="float" office:value="363.5">
            <text:p>363,50</text:p>
          </table:table-cell>
          <table:table-cell table:formula="of:=ABS([.C245]-[.D245])" office:value-type="float" office:value="95.5">
            <text:p>95,50</text:p>
          </table:table-cell>
          <table:table-cell table:formula="of:=([.E245]/[.D245])*100" office:value-type="float" office:value="26.2723521320495">
            <text:p>26,27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2lre.hea</text:p>
          </table:table-cell>
          <table:table-cell office:value-type="float" office:value="352">
            <text:p>352,00</text:p>
          </table:table-cell>
          <table:table-cell office:value-type="float" office:value="362.5">
            <text:p>362,50</text:p>
          </table:table-cell>
          <table:table-cell table:formula="of:=ABS([.C246]-[.D246])" office:value-type="float" office:value="10.5">
            <text:p>10,50</text:p>
          </table:table-cell>
          <table:table-cell table:formula="of:=([.E246]/[.D246])*100" office:value-type="float" office:value="2.89655172413793">
            <text:p>2,90</text:p>
          </table:table-cell>
        </table:table-row>
        <table:table-row table:style-name="ro1">
          <table:table-cell office:value-type="string">
            <text:p>patient119</text:p>
          </table:table-cell>
          <table:table-cell office:value-type="string">
            <text:p>s0001_re.hea</text:p>
          </table:table-cell>
          <table:table-cell office:value-type="float" office:value="431">
            <text:p>431,00</text:p>
          </table:table-cell>
          <table:table-cell office:value-type="float" office:value="418.5">
            <text:p>418,50</text:p>
          </table:table-cell>
          <table:table-cell table:formula="of:=ABS([.C247]-[.D247])" office:value-type="float" office:value="12.5">
            <text:p>12,50</text:p>
          </table:table-cell>
          <table:table-cell table:formula="of:=([.E247]/[.D247])*100" office:value-type="float" office:value="2.9868578255675">
            <text:p>2,99</text:p>
          </table:table-cell>
        </table:table-row>
        <table:table-row table:style-name="ro1">
          <table:table-cell office:value-type="string">
            <text:p>patient120</text:p>
          </table:table-cell>
          <table:table-cell office:value-type="string">
            <text:p>s0331lre.hea</text:p>
          </table:table-cell>
          <table:table-cell office:value-type="float" office:value="370">
            <text:p>370,00</text:p>
          </table:table-cell>
          <table:table-cell office:value-type="float" office:value="389.5">
            <text:p>389,50</text:p>
          </table:table-cell>
          <table:table-cell table:formula="of:=ABS([.C248]-[.D248])" office:value-type="float" office:value="19.5">
            <text:p>19,50</text:p>
          </table:table-cell>
          <table:table-cell table:formula="of:=([.E248]/[.D248])*100" office:value-type="float" office:value="5.00641848523748">
            <text:p>5,01</text:p>
          </table:table-cell>
        </table:table-row>
        <table:table-row table:style-name="ro1">
          <table:table-cell office:value-type="string">
            <text:p>patient121</text:p>
          </table:table-cell>
          <table:table-cell office:value-type="string">
            <text:p>s0311lre.hea</text:p>
          </table:table-cell>
          <table:table-cell office:value-type="float" office:value="355">
            <text:p>355,00</text:p>
          </table:table-cell>
          <table:table-cell office:value-type="float" office:value="364">
            <text:p>364,00</text:p>
          </table:table-cell>
          <table:table-cell table:formula="of:=ABS([.C249]-[.D249])" office:value-type="float" office:value="9">
            <text:p>9,00</text:p>
          </table:table-cell>
          <table:table-cell table:formula="of:=([.E249]/[.D249])*100" office:value-type="float" office:value="2.47252747252747">
            <text:p>2,47</text:p>
          </table:table-cell>
        </table:table-row>
        <table:table-row table:style-name="ro1">
          <table:table-cell office:value-type="string">
            <text:p>patient122</text:p>
          </table:table-cell>
          <table:table-cell office:value-type="string">
            <text:p>s0312lre.hea</text:p>
          </table:table-cell>
          <table:table-cell office:value-type="float" office:value="485">
            <text:p>485,00</text:p>
          </table:table-cell>
          <table:table-cell office:value-type="float" office:value="390">
            <text:p>390,00</text:p>
          </table:table-cell>
          <table:table-cell table:formula="of:=ABS([.C250]-[.D250])" office:value-type="float" office:value="95">
            <text:p>95,00</text:p>
          </table:table-cell>
          <table:table-cell table:formula="of:=([.E250]/[.D250])*100" office:value-type="float" office:value="24.3589743589744">
            <text:p>24,36</text:p>
          </table:table-cell>
        </table:table-row>
        <table:table-row table:style-name="ro1">
          <table:table-cell office:value-type="string">
            <text:p>patient125</text:p>
          </table:table-cell>
          <table:table-cell office:value-type="string">
            <text:p>s0006_re.hea</text:p>
          </table:table-cell>
          <table:table-cell office:value-type="float" office:value="464">
            <text:p>464,00</text:p>
          </table:table-cell>
          <table:table-cell office:value-type="float" office:value="336">
            <text:p>336,00</text:p>
          </table:table-cell>
          <table:table-cell table:formula="of:=ABS([.C251]-[.D251])" office:value-type="float" office:value="128">
            <text:p>128,00</text:p>
          </table:table-cell>
          <table:table-cell table:formula="of:=([.E251]/[.D251])*100" office:value-type="float" office:value="38.0952380952381">
            <text:p>38,10</text:p>
          </table:table-cell>
        </table:table-row>
        <table:table-row table:style-name="ro1">
          <table:table-cell office:value-type="string">
            <text:p>patient126</text:p>
          </table:table-cell>
          <table:table-cell office:value-type="string">
            <text:p>s0154_re.hea</text:p>
          </table:table-cell>
          <table:table-cell office:value-type="float" office:value="431.5">
            <text:p>431,50</text:p>
          </table:table-cell>
          <table:table-cell office:value-type="float" office:value="391">
            <text:p>391,00</text:p>
          </table:table-cell>
          <table:table-cell table:formula="of:=ABS([.C252]-[.D252])" office:value-type="float" office:value="40.5">
            <text:p>40,50</text:p>
          </table:table-cell>
          <table:table-cell table:formula="of:=([.E252]/[.D252])*100" office:value-type="float" office:value="10.3580562659847">
            <text:p>10,36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42lre.hea</text:p>
          </table:table-cell>
          <table:table-cell office:value-type="float" office:value="454">
            <text:p>454,00</text:p>
          </table:table-cell>
          <table:table-cell office:value-type="float" office:value="419">
            <text:p>419,00</text:p>
          </table:table-cell>
          <table:table-cell table:formula="of:=ABS([.C253]-[.D253])" office:value-type="float" office:value="35">
            <text:p>35,00</text:p>
          </table:table-cell>
          <table:table-cell table:formula="of:=([.E253]/[.D253])*100" office:value-type="float" office:value="8.35322195704057">
            <text:p>8,35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83lre.hea</text:p>
          </table:table-cell>
          <table:table-cell office:value-type="float" office:value="471">
            <text:p>471,00</text:p>
          </table:table-cell>
          <table:table-cell office:value-type="float" office:value="450">
            <text:p>450,00</text:p>
          </table:table-cell>
          <table:table-cell table:formula="of:=ABS([.C254]-[.D254])" office:value-type="float" office:value="21">
            <text:p>21,00</text:p>
          </table:table-cell>
          <table:table-cell table:formula="of:=([.E254]/[.D254])*100" office:value-type="float" office:value="4.66666666666667">
            <text:p>4,67</text:p>
          </table:table-cell>
        </table:table-row>
        <table:table-row table:style-name="ro1">
          <table:table-cell office:value-type="string">
            <text:p>patient135</text:p>
          </table:table-cell>
          <table:table-cell office:value-type="string">
            <text:p>s0334lre.hea</text:p>
          </table:table-cell>
          <table:table-cell office:value-type="float" office:value="414">
            <text:p>414,00</text:p>
          </table:table-cell>
          <table:table-cell office:value-type="float" office:value="465">
            <text:p>465,00</text:p>
          </table:table-cell>
          <table:table-cell table:formula="of:=ABS([.C255]-[.D255])" office:value-type="float" office:value="51">
            <text:p>51,00</text:p>
          </table:table-cell>
          <table:table-cell table:formula="of:=([.E255]/[.D255])*100" office:value-type="float" office:value="10.9677419354839">
            <text:p>10,97</text:p>
          </table:table-cell>
        </table:table-row>
        <table:table-row table:style-name="ro1">
          <table:table-cell office:value-type="string">
            <text:p>patient137</text:p>
          </table:table-cell>
          <table:table-cell office:value-type="string">
            <text:p>s0392lre.hea</text:p>
          </table:table-cell>
          <table:table-cell office:value-type="float" office:value="540">
            <text:p>540,00</text:p>
          </table:table-cell>
          <table:table-cell office:value-type="float" office:value="407">
            <text:p>407,00</text:p>
          </table:table-cell>
          <table:table-cell table:formula="of:=ABS([.C256]-[.D256])" office:value-type="float" office:value="133">
            <text:p>133,00</text:p>
          </table:table-cell>
          <table:table-cell table:formula="of:=([.E256]/[.D256])*100" office:value-type="float" office:value="32.6781326781327">
            <text:p>32,68</text:p>
          </table:table-cell>
        </table:table-row>
        <table:table-row table:style-name="ro1">
          <table:table-cell office:value-type="string">
            <text:p>patient138</text:p>
          </table:table-cell>
          <table:table-cell office:value-type="string">
            <text:p>s0005_re.hea</text:p>
          </table:table-cell>
          <table:table-cell office:value-type="float" office:value="378">
            <text:p>378,00</text:p>
          </table:table-cell>
          <table:table-cell office:value-type="float" office:value="334">
            <text:p>334,00</text:p>
          </table:table-cell>
          <table:table-cell table:formula="of:=ABS([.C257]-[.D257])" office:value-type="float" office:value="44">
            <text:p>44,00</text:p>
          </table:table-cell>
          <table:table-cell table:formula="of:=([.E257]/[.D257])*100" office:value-type="float" office:value="13.1736526946108">
            <text:p>13,17</text:p>
          </table:table-cell>
        </table:table-row>
        <table:table-row table:style-name="ro1">
          <table:table-cell office:value-type="string">
            <text:p>patient140</text:p>
          </table:table-cell>
          <table:table-cell office:value-type="string">
            <text:p>s0019_re.hea</text:p>
          </table:table-cell>
          <table:table-cell office:value-type="float" office:value="449">
            <text:p>449,00</text:p>
          </table:table-cell>
          <table:table-cell office:value-type="float" office:value="375">
            <text:p>375,00</text:p>
          </table:table-cell>
          <table:table-cell table:formula="of:=ABS([.C258]-[.D258])" office:value-type="float" office:value="74">
            <text:p>74,00</text:p>
          </table:table-cell>
          <table:table-cell table:formula="of:=([.E258]/[.D258])*100" office:value-type="float" office:value="19.7333333333333">
            <text:p>19,73</text:p>
          </table:table-cell>
        </table:table-row>
        <table:table-row table:style-name="ro1">
          <table:table-cell office:value-type="string">
            <text:p>patient141</text:p>
          </table:table-cell>
          <table:table-cell office:value-type="string">
            <text:p>s0307lre.hea</text:p>
          </table:table-cell>
          <table:table-cell office:value-type="float" office:value="414">
            <text:p>414,00</text:p>
          </table:table-cell>
          <table:table-cell office:value-type="float" office:value="393">
            <text:p>393,00</text:p>
          </table:table-cell>
          <table:table-cell table:formula="of:=ABS([.C259]-[.D259])" office:value-type="float" office:value="21">
            <text:p>21,00</text:p>
          </table:table-cell>
          <table:table-cell table:formula="of:=([.E259]/[.D259])*100" office:value-type="float" office:value="5.34351145038168">
            <text:p>5,34</text:p>
          </table:table-cell>
        </table:table-row>
        <table:table-row table:style-name="ro1">
          <table:table-cell office:value-type="string">
            <text:p>patient143</text:p>
          </table:table-cell>
          <table:table-cell office:value-type="string">
            <text:p>s0333lre.hea</text:p>
          </table:table-cell>
          <table:table-cell office:value-type="float" office:value="380.5">
            <text:p>380,50</text:p>
          </table:table-cell>
          <table:table-cell office:value-type="float" office:value="389">
            <text:p>389,00</text:p>
          </table:table-cell>
          <table:table-cell table:formula="of:=ABS([.C260]-[.D260])" office:value-type="float" office:value="8.5">
            <text:p>8,50</text:p>
          </table:table-cell>
          <table:table-cell table:formula="of:=([.E260]/[.D260])*100" office:value-type="float" office:value="2.18508997429306">
            <text:p>2,19</text:p>
          </table:table-cell>
        </table:table-row>
        <table:table-row table:style-name="ro1">
          <table:table-cell office:value-type="string">
            <text:p>patient147</text:p>
          </table:table-cell>
          <table:table-cell office:value-type="string">
            <text:p>s0211_re.hea</text:p>
          </table:table-cell>
          <table:table-cell office:value-type="float" office:value="426">
            <text:p>426,00</text:p>
          </table:table-cell>
          <table:table-cell office:value-type="float" office:value="410">
            <text:p>410,00</text:p>
          </table:table-cell>
          <table:table-cell table:formula="of:=ABS([.C261]-[.D261])" office:value-type="float" office:value="16">
            <text:p>16,00</text:p>
          </table:table-cell>
          <table:table-cell table:formula="of:=([.E261]/[.D261])*100" office:value-type="float" office:value="3.90243902439024">
            <text:p>3,90</text:p>
          </table:table-cell>
        </table:table-row>
        <table:table-row table:style-name="ro1">
          <table:table-cell office:value-type="string">
            <text:p>patient150</text:p>
          </table:table-cell>
          <table:table-cell office:value-type="string">
            <text:p>s0287lre.hea</text:p>
          </table:table-cell>
          <table:table-cell office:value-type="float" office:value="491.5">
            <text:p>491,50</text:p>
          </table:table-cell>
          <table:table-cell office:value-type="float" office:value="390">
            <text:p>390,00</text:p>
          </table:table-cell>
          <table:table-cell table:formula="of:=ABS([.C262]-[.D262])" office:value-type="float" office:value="101.5">
            <text:p>101,50</text:p>
          </table:table-cell>
          <table:table-cell table:formula="of:=([.E262]/[.D262])*100" office:value-type="float" office:value="26.025641025641">
            <text:p>26,03</text:p>
          </table:table-cell>
        </table:table-row>
        <table:table-row table:style-name="ro1">
          <table:table-cell office:value-type="string">
            <text:p>patient152</text:p>
          </table:table-cell>
          <table:table-cell office:value-type="string">
            <text:p>s0004_re.hea</text:p>
          </table:table-cell>
          <table:table-cell office:value-type="float" office:value="420">
            <text:p>420,00</text:p>
          </table:table-cell>
          <table:table-cell office:value-type="float" office:value="403">
            <text:p>403,00</text:p>
          </table:table-cell>
          <table:table-cell table:formula="of:=ABS([.C263]-[.D263])" office:value-type="float" office:value="17">
            <text:p>17,00</text:p>
          </table:table-cell>
          <table:table-cell table:formula="of:=([.E263]/[.D263])*100" office:value-type="float" office:value="4.21836228287841">
            <text:p>4,22</text:p>
          </table:table-cell>
        </table:table-row>
      </table:table>
      <table:table table:name="Najlepsze" table:style-name="ta1" table:print="false">
        <table:table-column table:style-name="co12" table:number-columns-repeated="2" table:default-cell-style-name="ce11"/>
        <table:table-column table:style-name="co12" table:number-columns-repeated="4" table:default-cell-style-name="ce15"/>
        <table:table-row table:style-name="ro4">
          <table:table-cell table:style-name="ce10" office:value-type="string">
            <text:p>Pacjent</text:p>
          </table:table-cell>
          <table:table-cell table:style-name="ce10" office:value-type="string">
            <text:p>Nazwa pliku</text:p>
          </table:table-cell>
          <table:table-cell table:style-name="ce14" office:value-type="string">
            <text:p>Mediana obliczonego odstępu QT [ms]</text:p>
          </table:table-cell>
          <table:table-cell table:style-name="ce14" office:value-type="string">
            <text:p>Referencyjna mediana odstępu QT[ms]</text:p>
          </table:table-cell>
          <table:table-cell table:style-name="ce19" office:value-type="string">
            <text:p>Różnica [ms]</text:p>
          </table:table-cell>
          <table:table-cell table:style-name="ce19" office:value-type="string">
            <text:p>Błąd [%]</text:p>
          </table:table-cell>
        </table:table-row>
        <table:table-row table:style-name="ro5">
          <table:table-cell office:value-type="string">
            <text:p>patient001</text:p>
          </table:table-cell>
          <table:table-cell office:value-type="string">
            <text:p>s0010_re.hea</text:p>
          </table:table-cell>
          <table:table-cell office:value-type="float" office:value="403">
            <text:p>403,00</text:p>
          </table:table-cell>
          <table:table-cell office:value-type="float" office:value="420">
            <text:p>420,00</text:p>
          </table:table-cell>
          <table:table-cell table:formula="of:=ABS([.C2]-[.D2])" office:value-type="float" office:value="17">
            <text:p>17,00</text:p>
          </table:table-cell>
          <table:table-cell table:formula="of:=([.E2]/[.D2])*100" office:value-type="float" office:value="4.04761904761905">
            <text:p>4,05</text:p>
          </table:table-cell>
        </table:table-row>
        <table:table-row table:style-name="ro1">
          <table:table-cell office:value-type="string">
            <text:p>patient002</text:p>
          </table:table-cell>
          <table:table-cell office:value-type="string">
            <text:p>s0015lre.hea</text:p>
          </table:table-cell>
          <table:table-cell office:value-type="float" office:value="378">
            <text:p>378,00</text:p>
          </table:table-cell>
          <table:table-cell office:value-type="float" office:value="355">
            <text:p>355,00</text:p>
          </table:table-cell>
          <table:table-cell table:formula="of:=ABS([.C3]-[.D3])" office:value-type="float" office:value="23">
            <text:p>23,00</text:p>
          </table:table-cell>
          <table:table-cell table:formula="of:=([.E3]/[.D3])*100" office:value-type="float" office:value="6.47887323943662">
            <text:p>6,48</text:p>
          </table:table-cell>
        </table:table-row>
        <table:table-row table:style-name="ro1">
          <table:table-cell office:value-type="string">
            <text:p>patient003</text:p>
          </table:table-cell>
          <table:table-cell office:value-type="string">
            <text:p>s0017lre.hea</text:p>
          </table:table-cell>
          <table:table-cell office:value-type="float" office:value="369">
            <text:p>369,00</text:p>
          </table:table-cell>
          <table:table-cell office:value-type="float" office:value="380">
            <text:p>380,00</text:p>
          </table:table-cell>
          <table:table-cell table:formula="of:=ABS([.C4]-[.D4])" office:value-type="float" office:value="11">
            <text:p>11,00</text:p>
          </table:table-cell>
          <table:table-cell table:formula="of:=([.E4]/[.D4])*100" office:value-type="float" office:value="2.89473684210526">
            <text:p>2,89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101lre.hea</text:p>
          </table:table-cell>
          <table:table-cell office:value-type="float" office:value="400.5">
            <text:p>400,50</text:p>
          </table:table-cell>
          <table:table-cell office:value-type="float" office:value="397">
            <text:p>397,00</text:p>
          </table:table-cell>
          <table:table-cell table:formula="of:=ABS([.C5]-[.D5])" office:value-type="float" office:value="3.5">
            <text:p>3,50</text:p>
          </table:table-cell>
          <table:table-cell table:formula="of:=([.E5]/[.D5])*100" office:value-type="float" office:value="0.881612090680101">
            <text:p>0,88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7lre.hea</text:p>
          </table:table-cell>
          <table:table-cell office:value-type="float" office:value="400">
            <text:p>400,00</text:p>
          </table:table-cell>
          <table:table-cell office:value-type="float" office:value="372">
            <text:p>372,00</text:p>
          </table:table-cell>
          <table:table-cell table:formula="of:=ABS([.C6]-[.D6])" office:value-type="float" office:value="28">
            <text:p>28,00</text:p>
          </table:table-cell>
          <table:table-cell table:formula="of:=([.E6]/[.D6])*100" office:value-type="float" office:value="7.52688172043011">
            <text:p>7,53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28lre.hea</text:p>
          </table:table-cell>
          <table:table-cell office:value-type="float" office:value="393">
            <text:p>393,00</text:p>
          </table:table-cell>
          <table:table-cell office:value-type="float" office:value="414">
            <text:p>414,00</text:p>
          </table:table-cell>
          <table:table-cell table:formula="of:=ABS([.C7]-[.D7])" office:value-type="float" office:value="21">
            <text:p>21,00</text:p>
          </table:table-cell>
          <table:table-cell table:formula="of:=([.E7]/[.D7])*100" office:value-type="float" office:value="5.07246376811594">
            <text:p>5,07</text:p>
          </table:table-cell>
        </table:table-row>
        <table:table-row table:style-name="ro1">
          <table:table-cell office:value-type="string">
            <text:p>patient009</text:p>
          </table:table-cell>
          <table:table-cell office:value-type="string">
            <text:p>s0035_re.hea</text:p>
          </table:table-cell>
          <table:table-cell office:value-type="float" office:value="373.5">
            <text:p>373,50</text:p>
          </table:table-cell>
          <table:table-cell office:value-type="float" office:value="361">
            <text:p>361,00</text:p>
          </table:table-cell>
          <table:table-cell table:formula="of:=ABS([.C8]-[.D8])" office:value-type="float" office:value="12.5">
            <text:p>12,50</text:p>
          </table:table-cell>
          <table:table-cell table:formula="of:=([.E8]/[.D8])*100" office:value-type="float" office:value="3.46260387811634">
            <text:p>3,46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67lre.hea</text:p>
          </table:table-cell>
          <table:table-cell office:value-type="float" office:value="411">
            <text:p>411,00</text:p>
          </table:table-cell>
          <table:table-cell office:value-type="float" office:value="388">
            <text:p>388,00</text:p>
          </table:table-cell>
          <table:table-cell table:formula="of:=ABS([.C9]-[.D9])" office:value-type="float" office:value="23">
            <text:p>23,00</text:p>
          </table:table-cell>
          <table:table-cell table:formula="of:=([.E9]/[.D9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43lre.hea</text:p>
          </table:table-cell>
          <table:table-cell office:value-type="float" office:value="421">
            <text:p>421,00</text:p>
          </table:table-cell>
          <table:table-cell office:value-type="float" office:value="430">
            <text:p>430,00</text:p>
          </table:table-cell>
          <table:table-cell table:formula="of:=ABS([.C10]-[.D10])" office:value-type="float" office:value="9">
            <text:p>9,00</text:p>
          </table:table-cell>
          <table:table-cell table:formula="of:=([.E10]/[.D10])*100" office:value-type="float" office:value="2.09302325581395">
            <text:p>2,09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72lre.hea</text:p>
          </table:table-cell>
          <table:table-cell office:value-type="float" office:value="379">
            <text:p>379,00</text:p>
          </table:table-cell>
          <table:table-cell office:value-type="float" office:value="350">
            <text:p>350,00</text:p>
          </table:table-cell>
          <table:table-cell table:formula="of:=ABS([.C11]-[.D11])" office:value-type="float" office:value="29">
            <text:p>29,00</text:p>
          </table:table-cell>
          <table:table-cell table:formula="of:=([.E11]/[.D11])*100" office:value-type="float" office:value="8.28571428571429">
            <text:p>8,29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46lre.hea</text:p>
          </table:table-cell>
          <table:table-cell office:value-type="float" office:value="359">
            <text:p>359,00</text:p>
          </table:table-cell>
          <table:table-cell office:value-type="float" office:value="362">
            <text:p>362,00</text:p>
          </table:table-cell>
          <table:table-cell table:formula="of:=ABS([.C12]-[.D12])" office:value-type="float" office:value="3">
            <text:p>3,00</text:p>
          </table:table-cell>
          <table:table-cell table:formula="of:=([.E12]/[.D12])*100" office:value-type="float" office:value="0.828729281767956">
            <text:p>0,83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57lre.hea</text:p>
          </table:table-cell>
          <table:table-cell office:value-type="float" office:value="369">
            <text:p>369,00</text:p>
          </table:table-cell>
          <table:table-cell office:value-type="float" office:value="367">
            <text:p>367,00</text:p>
          </table:table-cell>
          <table:table-cell table:formula="of:=ABS([.C13]-[.D13])" office:value-type="float" office:value="2">
            <text:p>2,00</text:p>
          </table:table-cell>
          <table:table-cell table:formula="of:=([.E13]/[.D13])*100" office:value-type="float" office:value="0.544959128065395">
            <text:p>0,54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60lre.hea</text:p>
          </table:table-cell>
          <table:table-cell office:value-type="float" office:value="364">
            <text:p>364,00</text:p>
          </table:table-cell>
          <table:table-cell office:value-type="float" office:value="376.5">
            <text:p>376,50</text:p>
          </table:table-cell>
          <table:table-cell table:formula="of:=ABS([.C14]-[.D14])" office:value-type="float" office:value="12.5">
            <text:p>12,50</text:p>
          </table:table-cell>
          <table:table-cell table:formula="of:=([.E14]/[.D14])*100" office:value-type="float" office:value="3.32005312084993">
            <text:p>3,32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63lre.hea</text:p>
          </table:table-cell>
          <table:table-cell table:number-columns-repeated="2" office:value-type="float" office:value="331">
            <text:p>331,00</text:p>
          </table:table-cell>
          <table:table-cell table:formula="of:=ABS([.C15]-[.D15])" office:value-type="float" office:value="0">
            <text:p>0,00</text:p>
          </table:table-cell>
          <table:table-cell table:formula="of:=([.E15]/[.D15])*100" office:value-type="float" office:value="0">
            <text:p>0,00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4lre.hea</text:p>
          </table:table-cell>
          <table:table-cell office:value-type="float" office:value="354">
            <text:p>354,00</text:p>
          </table:table-cell>
          <table:table-cell office:value-type="float" office:value="368">
            <text:p>368,00</text:p>
          </table:table-cell>
          <table:table-cell table:formula="of:=ABS([.C16]-[.D16])" office:value-type="float" office:value="14">
            <text:p>14,00</text:p>
          </table:table-cell>
          <table:table-cell table:formula="of:=([.E16]/[.D16])*100" office:value-type="float" office:value="3.80434782608696">
            <text:p>3,80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58lre.hea</text:p>
          </table:table-cell>
          <table:table-cell office:value-type="float" office:value="370.5">
            <text:p>370,50</text:p>
          </table:table-cell>
          <table:table-cell office:value-type="float" office:value="339">
            <text:p>339,00</text:p>
          </table:table-cell>
          <table:table-cell table:formula="of:=ABS([.C17]-[.D17])" office:value-type="float" office:value="31.5">
            <text:p>31,50</text:p>
          </table:table-cell>
          <table:table-cell table:formula="of:=([.E17]/[.D17])*100" office:value-type="float" office:value="9.29203539823009">
            <text:p>9,29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9lre.hea</text:p>
          </table:table-cell>
          <table:table-cell office:value-type="float" office:value="424">
            <text:p>424,00</text:p>
          </table:table-cell>
          <table:table-cell office:value-type="float" office:value="428">
            <text:p>428,00</text:p>
          </table:table-cell>
          <table:table-cell table:formula="of:=ABS([.C18]-[.D18])" office:value-type="float" office:value="4">
            <text:p>4,00</text:p>
          </table:table-cell>
          <table:table-cell table:formula="of:=([.E18]/[.D18])*100" office:value-type="float" office:value="0.934579439252336">
            <text:p>0,93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65lre.hea</text:p>
          </table:table-cell>
          <table:table-cell office:value-type="float" office:value="387.5">
            <text:p>387,50</text:p>
          </table:table-cell>
          <table:table-cell office:value-type="float" office:value="380">
            <text:p>380,00</text:p>
          </table:table-cell>
          <table:table-cell table:formula="of:=ABS([.C19]-[.D19])" office:value-type="float" office:value="7.5">
            <text:p>7,50</text:p>
          </table:table-cell>
          <table:table-cell table:formula="of:=([.E19]/[.D19])*100" office:value-type="float" office:value="1.97368421052632">
            <text:p>1,97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74lre.hea</text:p>
          </table:table-cell>
          <table:table-cell office:value-type="float" office:value="367">
            <text:p>367,00</text:p>
          </table:table-cell>
          <table:table-cell office:value-type="float" office:value="372">
            <text:p>372,00</text:p>
          </table:table-cell>
          <table:table-cell table:formula="of:=ABS([.C20]-[.D20])" office:value-type="float" office:value="5">
            <text:p>5,00</text:p>
          </table:table-cell>
          <table:table-cell table:formula="of:=([.E20]/[.D20])*100" office:value-type="float" office:value="1.34408602150538">
            <text:p>1,34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1lre.hea</text:p>
          </table:table-cell>
          <table:table-cell office:value-type="float" office:value="387">
            <text:p>387,00</text:p>
          </table:table-cell>
          <table:table-cell office:value-type="float" office:value="385.5">
            <text:p>385,50</text:p>
          </table:table-cell>
          <table:table-cell table:formula="of:=ABS([.C21]-[.D21])" office:value-type="float" office:value="1.5">
            <text:p>1,50</text:p>
          </table:table-cell>
          <table:table-cell table:formula="of:=([.E21]/[.D21])*100" office:value-type="float" office:value="0.389105058365759">
            <text:p>0,39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3lre.hea</text:p>
          </table:table-cell>
          <table:table-cell office:value-type="float" office:value="359">
            <text:p>359,00</text:p>
          </table:table-cell>
          <table:table-cell office:value-type="float" office:value="378">
            <text:p>378,00</text:p>
          </table:table-cell>
          <table:table-cell table:formula="of:=ABS([.C22]-[.D22])" office:value-type="float" office:value="19">
            <text:p>19,00</text:p>
          </table:table-cell>
          <table:table-cell table:formula="of:=([.E22]/[.D22])*100" office:value-type="float" office:value="5.02645502645503">
            <text:p>5,03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88lre.hea</text:p>
          </table:table-cell>
          <table:table-cell office:value-type="float" office:value="398">
            <text:p>398,00</text:p>
          </table:table-cell>
          <table:table-cell office:value-type="float" office:value="396.5">
            <text:p>396,50</text:p>
          </table:table-cell>
          <table:table-cell table:formula="of:=ABS([.C23]-[.D23])" office:value-type="float" office:value="1.5">
            <text:p>1,50</text:p>
          </table:table-cell>
          <table:table-cell table:formula="of:=([.E23]/[.D23])*100" office:value-type="float" office:value="0.378310214375788">
            <text:p>0,38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2lre.hea</text:p>
          </table:table-cell>
          <table:table-cell office:value-type="float" office:value="371">
            <text:p>371,00</text:p>
          </table:table-cell>
          <table:table-cell office:value-type="float" office:value="367.5">
            <text:p>367,50</text:p>
          </table:table-cell>
          <table:table-cell table:formula="of:=ABS([.C24]-[.D24])" office:value-type="float" office:value="3.5">
            <text:p>3,50</text:p>
          </table:table-cell>
          <table:table-cell table:formula="of:=([.E24]/[.D24])*100" office:value-type="float" office:value="0.952380952380952">
            <text:p>0,95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4lre.hea</text:p>
          </table:table-cell>
          <table:table-cell table:number-columns-repeated="2" office:value-type="float" office:value="357">
            <text:p>357,00</text:p>
          </table:table-cell>
          <table:table-cell table:formula="of:=ABS([.C25]-[.D25])" office:value-type="float" office:value="0">
            <text:p>0,00</text:p>
          </table:table-cell>
          <table:table-cell table:formula="of:=([.E25]/[.D25])*100" office:value-type="float" office:value="0">
            <text:p>0,00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21lre.hea</text:p>
          </table:table-cell>
          <table:table-cell office:value-type="float" office:value="379">
            <text:p>379,00</text:p>
          </table:table-cell>
          <table:table-cell office:value-type="float" office:value="382">
            <text:p>382,00</text:p>
          </table:table-cell>
          <table:table-cell table:formula="of:=ABS([.C26]-[.D26])" office:value-type="float" office:value="3">
            <text:p>3,00</text:p>
          </table:table-cell>
          <table:table-cell table:formula="of:=([.E26]/[.D26])*100" office:value-type="float" office:value="0.785340314136126">
            <text:p>0,79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23lre.hea</text:p>
          </table:table-cell>
          <table:table-cell office:value-type="float" office:value="391">
            <text:p>391,00</text:p>
          </table:table-cell>
          <table:table-cell office:value-type="float" office:value="349">
            <text:p>349,00</text:p>
          </table:table-cell>
          <table:table-cell table:formula="of:=ABS([.C27]-[.D27])" office:value-type="float" office:value="42">
            <text:p>42,00</text:p>
          </table:table-cell>
          <table:table-cell table:formula="of:=([.E27]/[.D27])*100" office:value-type="float" office:value="12.0343839541547">
            <text:p>12,03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9lre.hea</text:p>
          </table:table-cell>
          <table:table-cell office:value-type="float" office:value="369">
            <text:p>369,00</text:p>
          </table:table-cell>
          <table:table-cell office:value-type="float" office:value="374">
            <text:p>374,00</text:p>
          </table:table-cell>
          <table:table-cell table:formula="of:=ABS([.C28]-[.D28])" office:value-type="float" office:value="5">
            <text:p>5,00</text:p>
          </table:table-cell>
          <table:table-cell table:formula="of:=([.E28]/[.D28])*100" office:value-type="float" office:value="1.33689839572193">
            <text:p>1,34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1lre.hea</text:p>
          </table:table-cell>
          <table:table-cell office:value-type="float" office:value="394">
            <text:p>394,00</text:p>
          </table:table-cell>
          <table:table-cell office:value-type="float" office:value="396">
            <text:p>396,00</text:p>
          </table:table-cell>
          <table:table-cell table:formula="of:=ABS([.C29]-[.D29])" office:value-type="float" office:value="2">
            <text:p>2,00</text:p>
          </table:table-cell>
          <table:table-cell table:formula="of:=([.E29]/[.D29])*100" office:value-type="float" office:value="0.505050505050505">
            <text:p>0,51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12lre.hea</text:p>
          </table:table-cell>
          <table:table-cell office:value-type="float" office:value="369">
            <text:p>369,00</text:p>
          </table:table-cell>
          <table:table-cell office:value-type="float" office:value="382">
            <text:p>382,00</text:p>
          </table:table-cell>
          <table:table-cell table:formula="of:=ABS([.C30]-[.D30])" office:value-type="float" office:value="13">
            <text:p>13,00</text:p>
          </table:table-cell>
          <table:table-cell table:formula="of:=([.E30]/[.D30])*100" office:value-type="float" office:value="3.40314136125654">
            <text:p>3,40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5lre.hea</text:p>
          </table:table-cell>
          <table:table-cell office:value-type="float" office:value="367">
            <text:p>367,00</text:p>
          </table:table-cell>
          <table:table-cell office:value-type="float" office:value="368">
            <text:p>368,00</text:p>
          </table:table-cell>
          <table:table-cell table:formula="of:=ABS([.C31]-[.D31])" office:value-type="float" office:value="1">
            <text:p>1,00</text:p>
          </table:table-cell>
          <table:table-cell table:formula="of:=([.E31]/[.D31])*100" office:value-type="float" office:value="0.271739130434783">
            <text:p>0,27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6lre.hea</text:p>
          </table:table-cell>
          <table:table-cell office:value-type="float" office:value="358">
            <text:p>358,00</text:p>
          </table:table-cell>
          <table:table-cell office:value-type="float" office:value="357">
            <text:p>357,00</text:p>
          </table:table-cell>
          <table:table-cell table:formula="of:=ABS([.C32]-[.D32])" office:value-type="float" office:value="1">
            <text:p>1,00</text:p>
          </table:table-cell>
          <table:table-cell table:formula="of:=([.E32]/[.D32])*100" office:value-type="float" office:value="0.280112044817927">
            <text:p>0,28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40lre.hea</text:p>
          </table:table-cell>
          <table:table-cell office:value-type="float" office:value="391">
            <text:p>391,00</text:p>
          </table:table-cell>
          <table:table-cell office:value-type="float" office:value="369">
            <text:p>369,00</text:p>
          </table:table-cell>
          <table:table-cell table:formula="of:=ABS([.C33]-[.D33])" office:value-type="float" office:value="22">
            <text:p>22,00</text:p>
          </table:table-cell>
          <table:table-cell table:formula="of:=([.E33]/[.D33])*100" office:value-type="float" office:value="5.96205962059621">
            <text:p>5,96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278lre.hea</text:p>
          </table:table-cell>
          <table:table-cell office:value-type="float" office:value="392">
            <text:p>392,00</text:p>
          </table:table-cell>
          <table:table-cell office:value-type="float" office:value="386.5">
            <text:p>386,50</text:p>
          </table:table-cell>
          <table:table-cell table:formula="of:=ABS([.C34]-[.D34])" office:value-type="float" office:value="5.5">
            <text:p>5,50</text:p>
          </table:table-cell>
          <table:table-cell table:formula="of:=([.E34]/[.D34])*100" office:value-type="float" office:value="1.42302716688228">
            <text:p>1,4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7lre.hea</text:p>
          </table:table-cell>
          <table:table-cell office:value-type="float" office:value="323">
            <text:p>323,00</text:p>
          </table:table-cell>
          <table:table-cell office:value-type="float" office:value="330">
            <text:p>330,00</text:p>
          </table:table-cell>
          <table:table-cell table:formula="of:=ABS([.C35]-[.D35])" office:value-type="float" office:value="7">
            <text:p>7,00</text:p>
          </table:table-cell>
          <table:table-cell table:formula="of:=([.E35]/[.D35])*100" office:value-type="float" office:value="2.12121212121212">
            <text:p>2,12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314lre.hea</text:p>
          </table:table-cell>
          <table:table-cell office:value-type="float" office:value="383">
            <text:p>383,00</text:p>
          </table:table-cell>
          <table:table-cell office:value-type="float" office:value="377">
            <text:p>377,00</text:p>
          </table:table-cell>
          <table:table-cell table:formula="of:=ABS([.C36]-[.D36])" office:value-type="float" office:value="6">
            <text:p>6,00</text:p>
          </table:table-cell>
          <table:table-cell table:formula="of:=([.E36]/[.D36])*100" office:value-type="float" office:value="1.59151193633952">
            <text:p>1,59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215lre.hea</text:p>
          </table:table-cell>
          <table:table-cell office:value-type="float" office:value="424">
            <text:p>424,00</text:p>
          </table:table-cell>
          <table:table-cell office:value-type="float" office:value="403">
            <text:p>403,00</text:p>
          </table:table-cell>
          <table:table-cell table:formula="of:=ABS([.C37]-[.D37])" office:value-type="float" office:value="21">
            <text:p>21,00</text:p>
          </table:table-cell>
          <table:table-cell table:formula="of:=([.E37]/[.D37])*100" office:value-type="float" office:value="5.21091811414392">
            <text:p>5,21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7lre.hea</text:p>
          </table:table-cell>
          <table:table-cell office:value-type="float" office:value="406">
            <text:p>406,00</text:p>
          </table:table-cell>
          <table:table-cell office:value-type="float" office:value="426">
            <text:p>426,00</text:p>
          </table:table-cell>
          <table:table-cell table:formula="of:=ABS([.C38]-[.D38])" office:value-type="float" office:value="20">
            <text:p>20,00</text:p>
          </table:table-cell>
          <table:table-cell table:formula="of:=([.E38]/[.D38])*100" office:value-type="float" office:value="4.69483568075117">
            <text:p>4,69</text:p>
          </table:table-cell>
        </table:table-row>
        <table:table-row table:style-name="ro1">
          <table:table-cell office:value-type="string">
            <text:p>patient052</text:p>
          </table:table-cell>
          <table:table-cell office:value-type="string">
            <text:p>s0190lre.hea</text:p>
          </table:table-cell>
          <table:table-cell office:value-type="float" office:value="423">
            <text:p>423,00</text:p>
          </table:table-cell>
          <table:table-cell office:value-type="float" office:value="340">
            <text:p>340,00</text:p>
          </table:table-cell>
          <table:table-cell table:formula="of:=ABS([.C39]-[.D39])" office:value-type="float" office:value="83">
            <text:p>83,00</text:p>
          </table:table-cell>
          <table:table-cell table:formula="of:=([.E39]/[.D39])*100" office:value-type="float" office:value="24.4117647058823">
            <text:p>24,41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2lre.hea</text:p>
          </table:table-cell>
          <table:table-cell office:value-type="float" office:value="370">
            <text:p>370,00</text:p>
          </table:table-cell>
          <table:table-cell office:value-type="float" office:value="369">
            <text:p>369,00</text:p>
          </table:table-cell>
          <table:table-cell table:formula="of:=ABS([.C40]-[.D40])" office:value-type="float" office:value="1">
            <text:p>1,00</text:p>
          </table:table-cell>
          <table:table-cell table:formula="of:=([.E40]/[.D40])*100" office:value-type="float" office:value="0.2710027100271">
            <text:p>0,27</text:p>
          </table:table-cell>
        </table:table-row>
        <table:table-row table:style-name="ro1">
          <table:table-cell office:value-type="string">
            <text:p>patient055</text:p>
          </table:table-cell>
          <table:table-cell office:value-type="string">
            <text:p>s0194lre.hea</text:p>
          </table:table-cell>
          <table:table-cell office:value-type="float" office:value="382">
            <text:p>382,00</text:p>
          </table:table-cell>
          <table:table-cell office:value-type="float" office:value="330">
            <text:p>330,00</text:p>
          </table:table-cell>
          <table:table-cell table:formula="of:=ABS([.C41]-[.D41])" office:value-type="float" office:value="52">
            <text:p>52,00</text:p>
          </table:table-cell>
          <table:table-cell table:formula="of:=([.E41]/[.D41])*100" office:value-type="float" office:value="15.7575757575758">
            <text:p>15,76</text:p>
          </table:table-cell>
        </table:table-row>
        <table:table-row table:style-name="ro1">
          <table:table-cell office:value-type="string">
            <text:p>patient056</text:p>
          </table:table-cell>
          <table:table-cell office:value-type="string">
            <text:p>s0196lre.hea</text:p>
          </table:table-cell>
          <table:table-cell office:value-type="float" office:value="335">
            <text:p>335,00</text:p>
          </table:table-cell>
          <table:table-cell office:value-type="float" office:value="443">
            <text:p>443,00</text:p>
          </table:table-cell>
          <table:table-cell table:formula="of:=ABS([.C42]-[.D42])" office:value-type="float" office:value="108">
            <text:p>108,00</text:p>
          </table:table-cell>
          <table:table-cell table:formula="of:=([.E42]/[.D42])*100" office:value-type="float" office:value="24.3792325056433">
            <text:p>24,38</text:p>
          </table:table-cell>
        </table:table-row>
        <table:table-row table:style-name="ro1">
          <table:table-cell office:value-type="string">
            <text:p>patient057</text:p>
          </table:table-cell>
          <table:table-cell office:value-type="string">
            <text:p>s0198lre.hea</text:p>
          </table:table-cell>
          <table:table-cell office:value-type="float" office:value="355">
            <text:p>355,00</text:p>
          </table:table-cell>
          <table:table-cell office:value-type="float" office:value="350">
            <text:p>350,00</text:p>
          </table:table-cell>
          <table:table-cell table:formula="of:=ABS([.C43]-[.D43])" office:value-type="float" office:value="5">
            <text:p>5,00</text:p>
          </table:table-cell>
          <table:table-cell table:formula="of:=([.E43]/[.D43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59</text:p>
          </table:table-cell>
          <table:table-cell office:value-type="string">
            <text:p>s0208lre.hea</text:p>
          </table:table-cell>
          <table:table-cell office:value-type="float" office:value="362">
            <text:p>362,00</text:p>
          </table:table-cell>
          <table:table-cell office:value-type="float" office:value="344.5">
            <text:p>344,50</text:p>
          </table:table-cell>
          <table:table-cell table:formula="of:=ABS([.C44]-[.D44])" office:value-type="float" office:value="17.5">
            <text:p>17,50</text:p>
          </table:table-cell>
          <table:table-cell table:formula="of:=([.E44]/[.D44])*100" office:value-type="float" office:value="5.07982583454282">
            <text:p>5,08</text:p>
          </table:table-cell>
        </table:table-row>
        <table:table-row table:style-name="ro1">
          <table:table-cell office:value-type="string">
            <text:p>patient060</text:p>
          </table:table-cell>
          <table:table-cell office:value-type="string">
            <text:p>s0209lre.hea</text:p>
          </table:table-cell>
          <table:table-cell office:value-type="float" office:value="336">
            <text:p>336,00</text:p>
          </table:table-cell>
          <table:table-cell office:value-type="float" office:value="347.5">
            <text:p>347,50</text:p>
          </table:table-cell>
          <table:table-cell table:formula="of:=ABS([.C45]-[.D45])" office:value-type="float" office:value="11.5">
            <text:p>11,50</text:p>
          </table:table-cell>
          <table:table-cell table:formula="of:=([.E45]/[.D45])*100" office:value-type="float" office:value="3.30935251798561">
            <text:p>3,31</text:p>
          </table:table-cell>
        </table:table-row>
        <table:table-row table:style-name="ro1">
          <table:table-cell office:value-type="string">
            <text:p>patient061</text:p>
          </table:table-cell>
          <table:table-cell office:value-type="string">
            <text:p>s0210lre.hea</text:p>
          </table:table-cell>
          <table:table-cell office:value-type="float" office:value="400">
            <text:p>400,00</text:p>
          </table:table-cell>
          <table:table-cell office:value-type="float" office:value="329">
            <text:p>329,00</text:p>
          </table:table-cell>
          <table:table-cell table:formula="of:=ABS([.C46]-[.D46])" office:value-type="float" office:value="71">
            <text:p>71,00</text:p>
          </table:table-cell>
          <table:table-cell table:formula="of:=([.E46]/[.D46])*100" office:value-type="float" office:value="21.580547112462">
            <text:p>21,58</text:p>
          </table:table-cell>
        </table:table-row>
        <table:table-row table:style-name="ro1">
          <table:table-cell office:value-type="string">
            <text:p>patient062</text:p>
          </table:table-cell>
          <table:table-cell office:value-type="string">
            <text:p>s0212lre.hea</text:p>
          </table:table-cell>
          <table:table-cell office:value-type="float" office:value="387">
            <text:p>387,00</text:p>
          </table:table-cell>
          <table:table-cell office:value-type="float" office:value="410">
            <text:p>410,00</text:p>
          </table:table-cell>
          <table:table-cell table:formula="of:=ABS([.C47]-[.D47])" office:value-type="float" office:value="23">
            <text:p>23,00</text:p>
          </table:table-cell>
          <table:table-cell table:formula="of:=([.E47]/[.D47])*100" office:value-type="float" office:value="5.60975609756098">
            <text:p>5,6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82lre.hea</text:p>
          </table:table-cell>
          <table:table-cell office:value-type="float" office:value="445">
            <text:p>445,00</text:p>
          </table:table-cell>
          <table:table-cell office:value-type="float" office:value="442">
            <text:p>442,00</text:p>
          </table:table-cell>
          <table:table-cell table:formula="of:=ABS([.C48]-[.D48])" office:value-type="float" office:value="3">
            <text:p>3,00</text:p>
          </table:table-cell>
          <table:table-cell table:formula="of:=([.E48]/[.D48])*100" office:value-type="float" office:value="0.678733031674208">
            <text:p>0,68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80lre.hea</text:p>
          </table:table-cell>
          <table:table-cell office:value-type="float" office:value="400">
            <text:p>400,00</text:p>
          </table:table-cell>
          <table:table-cell office:value-type="float" office:value="404">
            <text:p>404,00</text:p>
          </table:table-cell>
          <table:table-cell table:formula="of:=ABS([.C49]-[.D49])" office:value-type="float" office:value="4">
            <text:p>4,00</text:p>
          </table:table-cell>
          <table:table-cell table:formula="of:=([.E49]/[.D49])*100" office:value-type="float" office:value="0.99009900990099">
            <text:p>0,99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83lre.hea</text:p>
          </table:table-cell>
          <table:table-cell office:value-type="float" office:value="391">
            <text:p>391,00</text:p>
          </table:table-cell>
          <table:table-cell office:value-type="float" office:value="395">
            <text:p>395,00</text:p>
          </table:table-cell>
          <table:table-cell table:formula="of:=ABS([.C50]-[.D50])" office:value-type="float" office:value="4">
            <text:p>4,00</text:p>
          </table:table-cell>
          <table:table-cell table:formula="of:=([.E50]/[.D50])*100" office:value-type="float" office:value="1.0126582278481">
            <text:p>1,01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84lre.hea</text:p>
          </table:table-cell>
          <table:table-cell office:value-type="float" office:value="423">
            <text:p>423,00</text:p>
          </table:table-cell>
          <table:table-cell office:value-type="float" office:value="415.5">
            <text:p>415,50</text:p>
          </table:table-cell>
          <table:table-cell table:formula="of:=ABS([.C51]-[.D51])" office:value-type="float" office:value="7.5">
            <text:p>7,50</text:p>
          </table:table-cell>
          <table:table-cell table:formula="of:=([.E51]/[.D51])*100" office:value-type="float" office:value="1.80505415162455">
            <text:p>1,81</text:p>
          </table:table-cell>
        </table:table-row>
        <table:table-row table:style-name="ro1">
          <table:table-cell office:value-type="string">
            <text:p>patient070</text:p>
          </table:table-cell>
          <table:table-cell office:value-type="string">
            <text:p>s0235lre.hea</text:p>
          </table:table-cell>
          <table:table-cell office:value-type="float" office:value="347.5">
            <text:p>347,50</text:p>
          </table:table-cell>
          <table:table-cell office:value-type="float" office:value="346">
            <text:p>346,00</text:p>
          </table:table-cell>
          <table:table-cell table:formula="of:=ABS([.C52]-[.D52])" office:value-type="float" office:value="1.5">
            <text:p>1,50</text:p>
          </table:table-cell>
          <table:table-cell table:formula="of:=([.E52]/[.D52])*100" office:value-type="float" office:value="0.433526011560694">
            <text:p>0,43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318lre.hea</text:p>
          </table:table-cell>
          <table:table-cell office:value-type="float" office:value="397">
            <text:p>397,00</text:p>
          </table:table-cell>
          <table:table-cell office:value-type="float" office:value="399.5">
            <text:p>399,50</text:p>
          </table:table-cell>
          <table:table-cell table:formula="of:=ABS([.C53]-[.D53])" office:value-type="float" office:value="2.5">
            <text:p>2,50</text:p>
          </table:table-cell>
          <table:table-cell table:formula="of:=([.E53]/[.D53])*100" office:value-type="float" office:value="0.625782227784731">
            <text:p>0,6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406lre.hea</text:p>
          </table:table-cell>
          <table:table-cell office:value-type="float" office:value="336">
            <text:p>336,00</text:p>
          </table:table-cell>
          <table:table-cell office:value-type="float" office:value="340.5">
            <text:p>340,50</text:p>
          </table:table-cell>
          <table:table-cell table:formula="of:=ABS([.C54]-[.D54])" office:value-type="float" office:value="4.5">
            <text:p>4,50</text:p>
          </table:table-cell>
          <table:table-cell table:formula="of:=([.E54]/[.D54])*100" office:value-type="float" office:value="1.3215859030837">
            <text:p>1,32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6lre.hea</text:p>
          </table:table-cell>
          <table:table-cell office:value-type="float" office:value="358">
            <text:p>358,00</text:p>
          </table:table-cell>
          <table:table-cell office:value-type="float" office:value="369">
            <text:p>369,00</text:p>
          </table:table-cell>
          <table:table-cell table:formula="of:=ABS([.C55]-[.D55])" office:value-type="float" office:value="11">
            <text:p>11,00</text:p>
          </table:table-cell>
          <table:table-cell table:formula="of:=([.E55]/[.D55])*100" office:value-type="float" office:value="2.9810298102981">
            <text:p>2,98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4lre.hea</text:p>
          </table:table-cell>
          <table:table-cell office:value-type="float" office:value="371">
            <text:p>371,00</text:p>
          </table:table-cell>
          <table:table-cell office:value-type="float" office:value="369">
            <text:p>369,00</text:p>
          </table:table-cell>
          <table:table-cell table:formula="of:=ABS([.C56]-[.D56])" office:value-type="float" office:value="2">
            <text:p>2,00</text:p>
          </table:table-cell>
          <table:table-cell table:formula="of:=([.E56]/[.D56])*100" office:value-type="float" office:value="0.542005420054201">
            <text:p>0,54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1lre.hea</text:p>
          </table:table-cell>
          <table:table-cell table:number-columns-repeated="2" office:value-type="float" office:value="318">
            <text:p>318,00</text:p>
          </table:table-cell>
          <table:table-cell table:formula="of:=ABS([.C57]-[.D57])" office:value-type="float" office:value="0">
            <text:p>0,00</text:p>
          </table:table-cell>
          <table:table-cell table:formula="of:=([.E57]/[.D57])*100" office:value-type="float" office:value="0">
            <text:p>0,00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4lre.hea</text:p>
          </table:table-cell>
          <table:table-cell office:value-type="float" office:value="368">
            <text:p>368,00</text:p>
          </table:table-cell>
          <table:table-cell office:value-type="float" office:value="353">
            <text:p>353,00</text:p>
          </table:table-cell>
          <table:table-cell table:formula="of:=ABS([.C58]-[.D58])" office:value-type="float" office:value="15">
            <text:p>15,00</text:p>
          </table:table-cell>
          <table:table-cell table:formula="of:=([.E58]/[.D58])*100" office:value-type="float" office:value="4.24929178470255">
            <text:p>4,25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9lre.hea</text:p>
          </table:table-cell>
          <table:table-cell office:value-type="float" office:value="462">
            <text:p>462,00</text:p>
          </table:table-cell>
          <table:table-cell office:value-type="float" office:value="452">
            <text:p>452,00</text:p>
          </table:table-cell>
          <table:table-cell table:formula="of:=ABS([.C59]-[.D59])" office:value-type="float" office:value="10">
            <text:p>10,00</text:p>
          </table:table-cell>
          <table:table-cell table:formula="of:=([.E59]/[.D59])*100" office:value-type="float" office:value="2.21238938053097">
            <text:p>2,21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68lre.hea</text:p>
          </table:table-cell>
          <table:table-cell office:value-type="float" office:value="436">
            <text:p>436,00</text:p>
          </table:table-cell>
          <table:table-cell office:value-type="float" office:value="366">
            <text:p>366,00</text:p>
          </table:table-cell>
          <table:table-cell table:formula="of:=ABS([.C60]-[.D60])" office:value-type="float" office:value="70">
            <text:p>70,00</text:p>
          </table:table-cell>
          <table:table-cell table:formula="of:=([.E60]/[.D60])*100" office:value-type="float" office:value="19.1256830601093">
            <text:p>19,13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313lre.hea</text:p>
          </table:table-cell>
          <table:table-cell office:value-type="float" office:value="443">
            <text:p>443,00</text:p>
          </table:table-cell>
          <table:table-cell office:value-type="float" office:value="461">
            <text:p>461,00</text:p>
          </table:table-cell>
          <table:table-cell table:formula="of:=ABS([.C61]-[.D61])" office:value-type="float" office:value="18">
            <text:p>18,00</text:p>
          </table:table-cell>
          <table:table-cell table:formula="of:=([.E61]/[.D61])*100" office:value-type="float" office:value="3.90455531453362">
            <text:p>3,90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345lre.hea</text:p>
          </table:table-cell>
          <table:table-cell office:value-type="float" office:value="416">
            <text:p>416,00</text:p>
          </table:table-cell>
          <table:table-cell office:value-type="float" office:value="399">
            <text:p>399,00</text:p>
          </table:table-cell>
          <table:table-cell table:formula="of:=ABS([.C62]-[.D62])" office:value-type="float" office:value="17">
            <text:p>17,00</text:p>
          </table:table-cell>
          <table:table-cell table:formula="of:=([.E62]/[.D62])*100" office:value-type="float" office:value="4.26065162907268">
            <text:p>4,26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1lre.hea</text:p>
          </table:table-cell>
          <table:table-cell office:value-type="float" office:value="455">
            <text:p>455,00</text:p>
          </table:table-cell>
          <table:table-cell office:value-type="float" office:value="430.5">
            <text:p>430,50</text:p>
          </table:table-cell>
          <table:table-cell table:formula="of:=ABS([.C63]-[.D63])" office:value-type="float" office:value="24.5">
            <text:p>24,50</text:p>
          </table:table-cell>
          <table:table-cell table:formula="of:=([.E63]/[.D63])*100" office:value-type="float" office:value="5.69105691056911">
            <text:p>5,69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43lre.hea</text:p>
          </table:table-cell>
          <table:table-cell office:value-type="float" office:value="356">
            <text:p>356,00</text:p>
          </table:table-cell>
          <table:table-cell office:value-type="float" office:value="343">
            <text:p>343,00</text:p>
          </table:table-cell>
          <table:table-cell table:formula="of:=ABS([.C64]-[.D64])" office:value-type="float" office:value="13">
            <text:p>13,00</text:p>
          </table:table-cell>
          <table:table-cell table:formula="of:=([.E64]/[.D64])*100" office:value-type="float" office:value="3.79008746355685">
            <text:p>3,79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72lre.hea</text:p>
          </table:table-cell>
          <table:table-cell office:value-type="float" office:value="377">
            <text:p>377,00</text:p>
          </table:table-cell>
          <table:table-cell office:value-type="float" office:value="380">
            <text:p>380,00</text:p>
          </table:table-cell>
          <table:table-cell table:formula="of:=ABS([.C65]-[.D65])" office:value-type="float" office:value="3">
            <text:p>3,00</text:p>
          </table:table-cell>
          <table:table-cell table:formula="of:=([.E65]/[.D65])*100" office:value-type="float" office:value="0.789473684210526">
            <text:p>0,79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56lre.hea</text:p>
          </table:table-cell>
          <table:table-cell office:value-type="float" office:value="399">
            <text:p>399,00</text:p>
          </table:table-cell>
          <table:table-cell office:value-type="float" office:value="409">
            <text:p>409,00</text:p>
          </table:table-cell>
          <table:table-cell table:formula="of:=ABS([.C66]-[.D66])" office:value-type="float" office:value="10">
            <text:p>10,00</text:p>
          </table:table-cell>
          <table:table-cell table:formula="of:=([.E66]/[.D66])*100" office:value-type="float" office:value="2.44498777506112">
            <text:p>2,44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411lre.hea</text:p>
          </table:table-cell>
          <table:table-cell office:value-type="float" office:value="418">
            <text:p>418,00</text:p>
          </table:table-cell>
          <table:table-cell office:value-type="float" office:value="412">
            <text:p>412,00</text:p>
          </table:table-cell>
          <table:table-cell table:formula="of:=ABS([.C67]-[.D67])" office:value-type="float" office:value="6">
            <text:p>6,00</text:p>
          </table:table-cell>
          <table:table-cell table:formula="of:=([.E67]/[.D67])*100" office:value-type="float" office:value="1.45631067961165">
            <text:p>1,4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5lre.hea</text:p>
          </table:table-cell>
          <table:table-cell office:value-type="float" office:value="363">
            <text:p>363,00</text:p>
          </table:table-cell>
          <table:table-cell office:value-type="float" office:value="365">
            <text:p>365,00</text:p>
          </table:table-cell>
          <table:table-cell table:formula="of:=ABS([.C68]-[.D68])" office:value-type="float" office:value="2">
            <text:p>2,00</text:p>
          </table:table-cell>
          <table:table-cell table:formula="of:=([.E68]/[.D68])*100" office:value-type="float" office:value="0.547945205479452">
            <text:p>0,55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0lre.hea</text:p>
          </table:table-cell>
          <table:table-cell office:value-type="float" office:value="317">
            <text:p>317,00</text:p>
          </table:table-cell>
          <table:table-cell office:value-type="float" office:value="288.5">
            <text:p>288,50</text:p>
          </table:table-cell>
          <table:table-cell table:formula="of:=ABS([.C69]-[.D69])" office:value-type="float" office:value="28.5">
            <text:p>28,50</text:p>
          </table:table-cell>
          <table:table-cell table:formula="of:=([.E69]/[.D69])*100" office:value-type="float" office:value="9.8786828422877">
            <text:p>9,88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69lre.hea</text:p>
          </table:table-cell>
          <table:table-cell office:value-type="float" office:value="331">
            <text:p>331,00</text:p>
          </table:table-cell>
          <table:table-cell office:value-type="float" office:value="330">
            <text:p>330,00</text:p>
          </table:table-cell>
          <table:table-cell table:formula="of:=ABS([.C70]-[.D70])" office:value-type="float" office:value="1">
            <text:p>1,00</text:p>
          </table:table-cell>
          <table:table-cell table:formula="of:=([.E70]/[.D70])*100" office:value-type="float" office:value="0.303030303030303">
            <text:p>0,30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1lre.hea</text:p>
          </table:table-cell>
          <table:table-cell office:value-type="float" office:value="358.5">
            <text:p>358,50</text:p>
          </table:table-cell>
          <table:table-cell office:value-type="float" office:value="343.5">
            <text:p>343,50</text:p>
          </table:table-cell>
          <table:table-cell table:formula="of:=ABS([.C71]-[.D71])" office:value-type="float" office:value="15">
            <text:p>15,00</text:p>
          </table:table-cell>
          <table:table-cell table:formula="of:=([.E71]/[.D71])*100" office:value-type="float" office:value="4.36681222707424">
            <text:p>4,37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9lre.hea</text:p>
          </table:table-cell>
          <table:table-cell office:value-type="float" office:value="348">
            <text:p>348,00</text:p>
          </table:table-cell>
          <table:table-cell office:value-type="float" office:value="357">
            <text:p>357,00</text:p>
          </table:table-cell>
          <table:table-cell table:formula="of:=ABS([.C72]-[.D72])" office:value-type="float" office:value="9">
            <text:p>9,00</text:p>
          </table:table-cell>
          <table:table-cell table:formula="of:=([.E72]/[.D72])*100" office:value-type="float" office:value="2.52100840336134">
            <text:p>2,52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419lre.hea</text:p>
          </table:table-cell>
          <table:table-cell office:value-type="float" office:value="513">
            <text:p>513,00</text:p>
          </table:table-cell>
          <table:table-cell office:value-type="float" office:value="361">
            <text:p>361,00</text:p>
          </table:table-cell>
          <table:table-cell table:formula="of:=ABS([.C73]-[.D73])" office:value-type="float" office:value="152">
            <text:p>152,00</text:p>
          </table:table-cell>
          <table:table-cell table:formula="of:=([.E73]/[.D73])*100" office:value-type="float" office:value="42.1052631578947">
            <text:p>42,11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1lre.hea</text:p>
          </table:table-cell>
          <table:table-cell office:value-type="float" office:value="449.5">
            <text:p>449,50</text:p>
          </table:table-cell>
          <table:table-cell office:value-type="float" office:value="358">
            <text:p>358,00</text:p>
          </table:table-cell>
          <table:table-cell table:formula="of:=ABS([.C74]-[.D74])" office:value-type="float" office:value="91.5">
            <text:p>91,50</text:p>
          </table:table-cell>
          <table:table-cell table:formula="of:=([.E74]/[.D74])*100" office:value-type="float" office:value="25.5586592178771">
            <text:p>25,56</text:p>
          </table:table-cell>
        </table:table-row>
        <table:table-row table:style-name="ro1">
          <table:table-cell office:value-type="string">
            <text:p>patient102</text:p>
          </table:table-cell>
          <table:table-cell office:value-type="string">
            <text:p>s0416lre.hea</text:p>
          </table:table-cell>
          <table:table-cell office:value-type="float" office:value="435">
            <text:p>435,00</text:p>
          </table:table-cell>
          <table:table-cell office:value-type="float" office:value="394">
            <text:p>394,00</text:p>
          </table:table-cell>
          <table:table-cell table:formula="of:=ABS([.C75]-[.D75])" office:value-type="float" office:value="41">
            <text:p>41,00</text:p>
          </table:table-cell>
          <table:table-cell table:formula="of:=([.E75]/[.D75])*100" office:value-type="float" office:value="10.4060913705584">
            <text:p>10,41</text:p>
          </table:table-cell>
        </table:table-row>
        <table:table-row table:style-name="ro1">
          <table:table-cell office:value-type="string">
            <text:p>patient104</text:p>
          </table:table-cell>
          <table:table-cell office:value-type="string">
            <text:p>s0306lre.hea</text:p>
          </table:table-cell>
          <table:table-cell office:value-type="float" office:value="415">
            <text:p>415,00</text:p>
          </table:table-cell>
          <table:table-cell office:value-type="float" office:value="383">
            <text:p>383,00</text:p>
          </table:table-cell>
          <table:table-cell table:formula="of:=ABS([.C76]-[.D76])" office:value-type="float" office:value="32">
            <text:p>32,00</text:p>
          </table:table-cell>
          <table:table-cell table:formula="of:=([.E76]/[.D76])*100" office:value-type="float" office:value="8.35509138381201">
            <text:p>8,36</text:p>
          </table:table-cell>
        </table:table-row>
        <table:table-row table:style-name="ro1">
          <table:table-cell office:value-type="string">
            <text:p>patient105</text:p>
          </table:table-cell>
          <table:table-cell office:value-type="string">
            <text:p>s0303lre.hea</text:p>
          </table:table-cell>
          <table:table-cell office:value-type="float" office:value="371.5">
            <text:p>371,50</text:p>
          </table:table-cell>
          <table:table-cell office:value-type="float" office:value="355">
            <text:p>355,00</text:p>
          </table:table-cell>
          <table:table-cell table:formula="of:=ABS([.C77]-[.D77])" office:value-type="float" office:value="16.5">
            <text:p>16,50</text:p>
          </table:table-cell>
          <table:table-cell table:formula="of:=([.E77]/[.D77])*100" office:value-type="float" office:value="4.64788732394366">
            <text:p>4,65</text:p>
          </table:table-cell>
        </table:table-row>
        <table:table-row table:style-name="ro1">
          <table:table-cell office:value-type="string">
            <text:p>patient106</text:p>
          </table:table-cell>
          <table:table-cell office:value-type="string">
            <text:p>s0030_re.hea</text:p>
          </table:table-cell>
          <table:table-cell office:value-type="float" office:value="485">
            <text:p>485,00</text:p>
          </table:table-cell>
          <table:table-cell office:value-type="float" office:value="409.5">
            <text:p>409,50</text:p>
          </table:table-cell>
          <table:table-cell table:formula="of:=ABS([.C78]-[.D78])" office:value-type="float" office:value="75.5">
            <text:p>75,50</text:p>
          </table:table-cell>
          <table:table-cell table:formula="of:=([.E78]/[.D78])*100" office:value-type="float" office:value="18.4371184371184">
            <text:p>18,44</text:p>
          </table:table-cell>
        </table:table-row>
        <table:table-row table:style-name="ro1">
          <table:table-cell office:value-type="string">
            <text:p>patient107</text:p>
          </table:table-cell>
          <table:table-cell office:value-type="string">
            <text:p>s0199_re.hea</text:p>
          </table:table-cell>
          <table:table-cell office:value-type="float" office:value="370.5">
            <text:p>370,50</text:p>
          </table:table-cell>
          <table:table-cell office:value-type="float" office:value="366">
            <text:p>366,00</text:p>
          </table:table-cell>
          <table:table-cell table:formula="of:=ABS([.C79]-[.D79])" office:value-type="float" office:value="4.5">
            <text:p>4,50</text:p>
          </table:table-cell>
          <table:table-cell table:formula="of:=([.E79]/[.D79])*100" office:value-type="float" office:value="1.22950819672131">
            <text:p>1,23</text:p>
          </table:table-cell>
        </table:table-row>
        <table:table-row table:style-name="ro1">
          <table:table-cell office:value-type="string">
            <text:p>patient109</text:p>
          </table:table-cell>
          <table:table-cell office:value-type="string">
            <text:p>s0349lre.hea</text:p>
          </table:table-cell>
          <table:table-cell office:value-type="float" office:value="440">
            <text:p>440,00</text:p>
          </table:table-cell>
          <table:table-cell office:value-type="float" office:value="458">
            <text:p>458,00</text:p>
          </table:table-cell>
          <table:table-cell table:formula="of:=ABS([.C80]-[.D80])" office:value-type="float" office:value="18">
            <text:p>18,00</text:p>
          </table:table-cell>
          <table:table-cell table:formula="of:=([.E80]/[.D80])*100" office:value-type="float" office:value="3.93013100436681">
            <text:p>3,93</text:p>
          </table:table-cell>
        </table:table-row>
        <table:table-row table:style-name="ro1">
          <table:table-cell office:value-type="string">
            <text:p>patient110</text:p>
          </table:table-cell>
          <table:table-cell office:value-type="string">
            <text:p>s0003_re.hea</text:p>
          </table:table-cell>
          <table:table-cell office:value-type="float" office:value="417.5">
            <text:p>417,50</text:p>
          </table:table-cell>
          <table:table-cell office:value-type="float" office:value="413">
            <text:p>413,00</text:p>
          </table:table-cell>
          <table:table-cell table:formula="of:=ABS([.C81]-[.D81])" office:value-type="float" office:value="4.5">
            <text:p>4,50</text:p>
          </table:table-cell>
          <table:table-cell table:formula="of:=([.E81]/[.D81])*100" office:value-type="float" office:value="1.08958837772397">
            <text:p>1,09</text:p>
          </table:table-cell>
        </table:table-row>
        <table:table-row table:style-name="ro1">
          <table:table-cell office:value-type="string">
            <text:p>patient112</text:p>
          </table:table-cell>
          <table:table-cell office:value-type="string">
            <text:p>s0169_re.hea</text:p>
          </table:table-cell>
          <table:table-cell office:value-type="float" office:value="430">
            <text:p>430,00</text:p>
          </table:table-cell>
          <table:table-cell office:value-type="float" office:value="460.5">
            <text:p>460,50</text:p>
          </table:table-cell>
          <table:table-cell table:formula="of:=ABS([.C82]-[.D82])" office:value-type="float" office:value="30.5">
            <text:p>30,50</text:p>
          </table:table-cell>
          <table:table-cell table:formula="of:=([.E82]/[.D82])*100" office:value-type="float" office:value="6.62323561346363">
            <text:p>6,62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lre.hea</text:p>
          </table:table-cell>
          <table:table-cell office:value-type="float" office:value="317">
            <text:p>317,00</text:p>
          </table:table-cell>
          <table:table-cell office:value-type="float" office:value="326">
            <text:p>326,00</text:p>
          </table:table-cell>
          <table:table-cell table:formula="of:=ABS([.C83]-[.D83])" office:value-type="float" office:value="9">
            <text:p>9,00</text:p>
          </table:table-cell>
          <table:table-cell table:formula="of:=([.E83]/[.D83])*100" office:value-type="float" office:value="2.76073619631902">
            <text:p>2,76</text:p>
          </table:table-cell>
        </table:table-row>
        <table:table-row table:style-name="ro1">
          <table:table-cell office:value-type="string">
            <text:p>patient114</text:p>
          </table:table-cell>
          <table:table-cell office:value-type="string">
            <text:p>s0012_re.hea</text:p>
          </table:table-cell>
          <table:table-cell office:value-type="float" office:value="500">
            <text:p>500,00</text:p>
          </table:table-cell>
          <table:table-cell office:value-type="float" office:value="412">
            <text:p>412,00</text:p>
          </table:table-cell>
          <table:table-cell table:formula="of:=ABS([.C84]-[.D84])" office:value-type="float" office:value="88">
            <text:p>88,00</text:p>
          </table:table-cell>
          <table:table-cell table:formula="of:=([.E84]/[.D84])*100" office:value-type="float" office:value="21.3592233009709">
            <text:p>21,36</text:p>
          </table:table-cell>
        </table:table-row>
        <table:table-row table:style-name="ro1">
          <table:table-cell office:value-type="string">
            <text:p>patient116</text:p>
          </table:table-cell>
          <table:table-cell office:value-type="string">
            <text:p>s0302lre.hea</text:p>
          </table:table-cell>
          <table:table-cell office:value-type="float" office:value="377">
            <text:p>377,00</text:p>
          </table:table-cell>
          <table:table-cell office:value-type="float" office:value="408.5">
            <text:p>408,50</text:p>
          </table:table-cell>
          <table:table-cell table:formula="of:=ABS([.C85]-[.D85])" office:value-type="float" office:value="31.5">
            <text:p>31,50</text:p>
          </table:table-cell>
          <table:table-cell table:formula="of:=([.E85]/[.D85])*100" office:value-type="float" office:value="7.71113831089351">
            <text:p>7,71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2lre.hea</text:p>
          </table:table-cell>
          <table:table-cell office:value-type="float" office:value="352">
            <text:p>352,00</text:p>
          </table:table-cell>
          <table:table-cell office:value-type="float" office:value="362.5">
            <text:p>362,50</text:p>
          </table:table-cell>
          <table:table-cell table:formula="of:=ABS([.C86]-[.D86])" office:value-type="float" office:value="10.5">
            <text:p>10,50</text:p>
          </table:table-cell>
          <table:table-cell table:formula="of:=([.E86]/[.D86])*100" office:value-type="float" office:value="2.89655172413793">
            <text:p>2,90</text:p>
          </table:table-cell>
        </table:table-row>
        <table:table-row table:style-name="ro1">
          <table:table-cell office:value-type="string">
            <text:p>patient119</text:p>
          </table:table-cell>
          <table:table-cell office:value-type="string">
            <text:p>s0001_re.hea</text:p>
          </table:table-cell>
          <table:table-cell office:value-type="float" office:value="431">
            <text:p>431,00</text:p>
          </table:table-cell>
          <table:table-cell office:value-type="float" office:value="418.5">
            <text:p>418,50</text:p>
          </table:table-cell>
          <table:table-cell table:formula="of:=ABS([.C87]-[.D87])" office:value-type="float" office:value="12.5">
            <text:p>12,50</text:p>
          </table:table-cell>
          <table:table-cell table:formula="of:=([.E87]/[.D87])*100" office:value-type="float" office:value="2.9868578255675">
            <text:p>2,99</text:p>
          </table:table-cell>
        </table:table-row>
        <table:table-row table:style-name="ro1">
          <table:table-cell office:value-type="string">
            <text:p>patient120</text:p>
          </table:table-cell>
          <table:table-cell office:value-type="string">
            <text:p>s0331lre.hea</text:p>
          </table:table-cell>
          <table:table-cell office:value-type="float" office:value="370">
            <text:p>370,00</text:p>
          </table:table-cell>
          <table:table-cell office:value-type="float" office:value="389.5">
            <text:p>389,50</text:p>
          </table:table-cell>
          <table:table-cell table:formula="of:=ABS([.C88]-[.D88])" office:value-type="float" office:value="19.5">
            <text:p>19,50</text:p>
          </table:table-cell>
          <table:table-cell table:formula="of:=([.E88]/[.D88])*100" office:value-type="float" office:value="5.00641848523748">
            <text:p>5,01</text:p>
          </table:table-cell>
        </table:table-row>
        <table:table-row table:style-name="ro1">
          <table:table-cell office:value-type="string">
            <text:p>patient121</text:p>
          </table:table-cell>
          <table:table-cell office:value-type="string">
            <text:p>s0311lre.hea</text:p>
          </table:table-cell>
          <table:table-cell office:value-type="float" office:value="355">
            <text:p>355,00</text:p>
          </table:table-cell>
          <table:table-cell office:value-type="float" office:value="364">
            <text:p>364,00</text:p>
          </table:table-cell>
          <table:table-cell table:formula="of:=ABS([.C89]-[.D89])" office:value-type="float" office:value="9">
            <text:p>9,00</text:p>
          </table:table-cell>
          <table:table-cell table:formula="of:=([.E89]/[.D89])*100" office:value-type="float" office:value="2.47252747252747">
            <text:p>2,47</text:p>
          </table:table-cell>
        </table:table-row>
        <table:table-row table:style-name="ro1">
          <table:table-cell office:value-type="string">
            <text:p>patient122</text:p>
          </table:table-cell>
          <table:table-cell office:value-type="string">
            <text:p>s0312lre.hea</text:p>
          </table:table-cell>
          <table:table-cell office:value-type="float" office:value="485">
            <text:p>485,00</text:p>
          </table:table-cell>
          <table:table-cell office:value-type="float" office:value="390">
            <text:p>390,00</text:p>
          </table:table-cell>
          <table:table-cell table:formula="of:=ABS([.C90]-[.D90])" office:value-type="float" office:value="95">
            <text:p>95,00</text:p>
          </table:table-cell>
          <table:table-cell table:formula="of:=([.E90]/[.D90])*100" office:value-type="float" office:value="24.3589743589744">
            <text:p>24,36</text:p>
          </table:table-cell>
        </table:table-row>
        <table:table-row table:style-name="ro1">
          <table:table-cell office:value-type="string">
            <text:p>patient125</text:p>
          </table:table-cell>
          <table:table-cell office:value-type="string">
            <text:p>s0006_re.hea</text:p>
          </table:table-cell>
          <table:table-cell office:value-type="float" office:value="464">
            <text:p>464,00</text:p>
          </table:table-cell>
          <table:table-cell office:value-type="float" office:value="336">
            <text:p>336,00</text:p>
          </table:table-cell>
          <table:table-cell table:formula="of:=ABS([.C91]-[.D91])" office:value-type="float" office:value="128">
            <text:p>128,00</text:p>
          </table:table-cell>
          <table:table-cell table:formula="of:=([.E91]/[.D91])*100" office:value-type="float" office:value="38.0952380952381">
            <text:p>38,10</text:p>
          </table:table-cell>
        </table:table-row>
        <table:table-row table:style-name="ro1">
          <table:table-cell office:value-type="string">
            <text:p>patient126</text:p>
          </table:table-cell>
          <table:table-cell office:value-type="string">
            <text:p>s0154_re.hea</text:p>
          </table:table-cell>
          <table:table-cell office:value-type="float" office:value="431.5">
            <text:p>431,50</text:p>
          </table:table-cell>
          <table:table-cell office:value-type="float" office:value="391">
            <text:p>391,00</text:p>
          </table:table-cell>
          <table:table-cell table:formula="of:=ABS([.C92]-[.D92])" office:value-type="float" office:value="40.5">
            <text:p>40,50</text:p>
          </table:table-cell>
          <table:table-cell table:formula="of:=([.E92]/[.D92])*100" office:value-type="float" office:value="10.3580562659847">
            <text:p>10,36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83lre.hea</text:p>
          </table:table-cell>
          <table:table-cell office:value-type="float" office:value="471">
            <text:p>471,00</text:p>
          </table:table-cell>
          <table:table-cell office:value-type="float" office:value="450">
            <text:p>450,00</text:p>
          </table:table-cell>
          <table:table-cell table:formula="of:=ABS([.C93]-[.D93])" office:value-type="float" office:value="21">
            <text:p>21,00</text:p>
          </table:table-cell>
          <table:table-cell table:formula="of:=([.E93]/[.D93])*100" office:value-type="float" office:value="4.66666666666667">
            <text:p>4,67</text:p>
          </table:table-cell>
        </table:table-row>
        <table:table-row table:style-name="ro1">
          <table:table-cell office:value-type="string">
            <text:p>patient135</text:p>
          </table:table-cell>
          <table:table-cell office:value-type="string">
            <text:p>s0334lre.hea</text:p>
          </table:table-cell>
          <table:table-cell office:value-type="float" office:value="414">
            <text:p>414,00</text:p>
          </table:table-cell>
          <table:table-cell office:value-type="float" office:value="465">
            <text:p>465,00</text:p>
          </table:table-cell>
          <table:table-cell table:formula="of:=ABS([.C94]-[.D94])" office:value-type="float" office:value="51">
            <text:p>51,00</text:p>
          </table:table-cell>
          <table:table-cell table:formula="of:=([.E94]/[.D94])*100" office:value-type="float" office:value="10.9677419354839">
            <text:p>10,97</text:p>
          </table:table-cell>
        </table:table-row>
        <table:table-row table:style-name="ro1">
          <table:table-cell office:value-type="string">
            <text:p>patient137</text:p>
          </table:table-cell>
          <table:table-cell office:value-type="string">
            <text:p>s0392lre.hea</text:p>
          </table:table-cell>
          <table:table-cell office:value-type="float" office:value="540">
            <text:p>540,00</text:p>
          </table:table-cell>
          <table:table-cell office:value-type="float" office:value="407">
            <text:p>407,00</text:p>
          </table:table-cell>
          <table:table-cell table:formula="of:=ABS([.C95]-[.D95])" office:value-type="float" office:value="133">
            <text:p>133,00</text:p>
          </table:table-cell>
          <table:table-cell table:formula="of:=([.E95]/[.D95])*100" office:value-type="float" office:value="32.6781326781327">
            <text:p>32,68</text:p>
          </table:table-cell>
        </table:table-row>
        <table:table-row table:style-name="ro1">
          <table:table-cell office:value-type="string">
            <text:p>patient138</text:p>
          </table:table-cell>
          <table:table-cell office:value-type="string">
            <text:p>s0005_re.hea</text:p>
          </table:table-cell>
          <table:table-cell office:value-type="float" office:value="378">
            <text:p>378,00</text:p>
          </table:table-cell>
          <table:table-cell office:value-type="float" office:value="334">
            <text:p>334,00</text:p>
          </table:table-cell>
          <table:table-cell table:formula="of:=ABS([.C96]-[.D96])" office:value-type="float" office:value="44">
            <text:p>44,00</text:p>
          </table:table-cell>
          <table:table-cell table:formula="of:=([.E96]/[.D96])*100" office:value-type="float" office:value="13.1736526946108">
            <text:p>13,17</text:p>
          </table:table-cell>
        </table:table-row>
        <table:table-row table:style-name="ro1">
          <table:table-cell office:value-type="string">
            <text:p>patient140</text:p>
          </table:table-cell>
          <table:table-cell office:value-type="string">
            <text:p>s0019_re.hea</text:p>
          </table:table-cell>
          <table:table-cell office:value-type="float" office:value="449">
            <text:p>449,00</text:p>
          </table:table-cell>
          <table:table-cell office:value-type="float" office:value="375">
            <text:p>375,00</text:p>
          </table:table-cell>
          <table:table-cell table:formula="of:=ABS([.C97]-[.D97])" office:value-type="float" office:value="74">
            <text:p>74,00</text:p>
          </table:table-cell>
          <table:table-cell table:formula="of:=([.E97]/[.D97])*100" office:value-type="float" office:value="19.7333333333333">
            <text:p>19,73</text:p>
          </table:table-cell>
        </table:table-row>
        <table:table-row table:style-name="ro1">
          <table:table-cell office:value-type="string">
            <text:p>patient141</text:p>
          </table:table-cell>
          <table:table-cell office:value-type="string">
            <text:p>s0307lre.hea</text:p>
          </table:table-cell>
          <table:table-cell office:value-type="float" office:value="414">
            <text:p>414,00</text:p>
          </table:table-cell>
          <table:table-cell office:value-type="float" office:value="393">
            <text:p>393,00</text:p>
          </table:table-cell>
          <table:table-cell table:formula="of:=ABS([.C98]-[.D98])" office:value-type="float" office:value="21">
            <text:p>21,00</text:p>
          </table:table-cell>
          <table:table-cell table:formula="of:=([.E98]/[.D98])*100" office:value-type="float" office:value="5.34351145038168">
            <text:p>5,34</text:p>
          </table:table-cell>
        </table:table-row>
        <table:table-row table:style-name="ro1">
          <table:table-cell office:value-type="string">
            <text:p>patient143</text:p>
          </table:table-cell>
          <table:table-cell office:value-type="string">
            <text:p>s0333lre.hea</text:p>
          </table:table-cell>
          <table:table-cell office:value-type="float" office:value="380.5">
            <text:p>380,50</text:p>
          </table:table-cell>
          <table:table-cell office:value-type="float" office:value="389">
            <text:p>389,00</text:p>
          </table:table-cell>
          <table:table-cell table:formula="of:=ABS([.C99]-[.D99])" office:value-type="float" office:value="8.5">
            <text:p>8,50</text:p>
          </table:table-cell>
          <table:table-cell table:formula="of:=([.E99]/[.D99])*100" office:value-type="float" office:value="2.18508997429306">
            <text:p>2,19</text:p>
          </table:table-cell>
        </table:table-row>
        <table:table-row table:style-name="ro1">
          <table:table-cell office:value-type="string">
            <text:p>patient147</text:p>
          </table:table-cell>
          <table:table-cell office:value-type="string">
            <text:p>s0211_re.hea</text:p>
          </table:table-cell>
          <table:table-cell office:value-type="float" office:value="426">
            <text:p>426,00</text:p>
          </table:table-cell>
          <table:table-cell office:value-type="float" office:value="410">
            <text:p>410,00</text:p>
          </table:table-cell>
          <table:table-cell table:formula="of:=ABS([.C100]-[.D100])" office:value-type="float" office:value="16">
            <text:p>16,00</text:p>
          </table:table-cell>
          <table:table-cell table:formula="of:=([.E100]/[.D100])*100" office:value-type="float" office:value="3.90243902439024">
            <text:p>3,90</text:p>
          </table:table-cell>
        </table:table-row>
        <table:table-row table:style-name="ro1">
          <table:table-cell office:value-type="string">
            <text:p>patient150</text:p>
          </table:table-cell>
          <table:table-cell office:value-type="string">
            <text:p>s0287lre.hea</text:p>
          </table:table-cell>
          <table:table-cell office:value-type="float" office:value="491.5">
            <text:p>491,50</text:p>
          </table:table-cell>
          <table:table-cell office:value-type="float" office:value="390">
            <text:p>390,00</text:p>
          </table:table-cell>
          <table:table-cell table:formula="of:=ABS([.C101]-[.D101])" office:value-type="float" office:value="101.5">
            <text:p>101,50</text:p>
          </table:table-cell>
          <table:table-cell table:formula="of:=([.E101]/[.D101])*100" office:value-type="float" office:value="26.025641025641">
            <text:p>26,03</text:p>
          </table:table-cell>
        </table:table-row>
        <table:table-row table:style-name="ro1">
          <table:table-cell table:style-name="ce12" office:value-type="string">
            <text:p>patient152</text:p>
          </table:table-cell>
          <table:table-cell table:style-name="ce12" office:value-type="string">
            <text:p>s0004_re.hea</text:p>
          </table:table-cell>
          <table:table-cell table:style-name="ce16" office:value-type="float" office:value="420">
            <text:p>420,00</text:p>
          </table:table-cell>
          <table:table-cell table:style-name="ce16" office:value-type="float" office:value="403">
            <text:p>403,00</text:p>
          </table:table-cell>
          <table:table-cell table:style-name="ce16" table:formula="of:=ABS([.C102]-[.D102])" office:value-type="float" office:value="17">
            <text:p>17,00</text:p>
          </table:table-cell>
          <table:table-cell table:style-name="ce16" table:formula="of:=([.E102]/[.D102])*100" office:value-type="float" office:value="4.21836228287841">
            <text:p>4,22</text:p>
          </table:table-cell>
        </table:table-row>
        <table:table-row table:style-name="ro1">
          <table:table-cell table:style-name="ce13" office:value-type="string" table:number-columns-spanned="2" table:number-rows-spanned="1">
            <text:p>Średnia</text:p>
          </table:table-cell>
          <table:covered-table-cell table:style-name="ce13"/>
          <table:table-cell table:style-name="ce17" table:formula="of:=AVERAGE([.C2:.C102])" office:value-type="float" office:value="394.549504950495">
            <text:p>394,55</text:p>
          </table:table-cell>
          <table:table-cell table:style-name="ce17" table:formula="of:=AVERAGE([.D2:.D102])" office:value-type="float" office:value="381.163366336634">
            <text:p>381,16</text:p>
          </table:table-cell>
          <table:table-cell table:style-name="ce17" table:formula="of:=AVERAGE([.E2:.E102])" office:value-type="float" office:value="24.5643564356436">
            <text:p>24,56</text:p>
          </table:table-cell>
          <table:table-cell table:style-name="ce17" table:formula="of:=AVERAGE([.F2:.F102])" office:value-type="float" office:value="6.49626985658765">
            <text:p>6,50</text:p>
          </table:table-cell>
        </table:table-row>
        <table:table-row table:style-name="ro1">
          <table:table-cell table:style-name="ce13" office:value-type="string" table:number-columns-spanned="2" table:number-rows-spanned="1">
            <text:p>Mediana</text:p>
          </table:table-cell>
          <table:covered-table-cell table:style-name="ce13"/>
          <table:table-cell table:style-name="ce18" table:formula="of:=MEDIAN([.C2:.C102])" office:value-type="float" office:value="387">
            <text:p>387,00</text:p>
          </table:table-cell>
          <table:table-cell table:style-name="ce18" table:formula="of:=MEDIAN([.D2:.D102])" office:value-type="float" office:value="378">
            <text:p>378,00</text:p>
          </table:table-cell>
          <table:table-cell table:style-name="ce18" table:formula="of:=MEDIAN([.E2:.E102])" office:value-type="float" office:value="13">
            <text:p>13,00</text:p>
          </table:table-cell>
          <table:table-cell table:style-name="ce18" table:formula="of:=MEDIAN([.F2:.F102])" office:value-type="float" office:value="3.46260387811634">
            <text:p>3,46</text:p>
          </table:table-cell>
        </table:table-row>
        <table:table-row table:style-name="ro1">
          <table:table-cell table:style-name="ce13" office:value-type="string" table:number-columns-spanned="2" table:number-rows-spanned="1">
            <text:p>Odchylenie standardowe</text:p>
          </table:table-cell>
          <table:covered-table-cell table:style-name="ce13"/>
          <table:table-cell table:style-name="ce18" table:formula="of:=STDEV([.C2:.C102])" office:value-type="float" office:value="44.3490419823526">
            <text:p>44,35</text:p>
          </table:table-cell>
          <table:table-cell table:style-name="ce18" table:formula="of:=STDEV([.D2:.D102])" office:value-type="float" office:value="35.3194074773977">
            <text:p>35,32</text:p>
          </table:table-cell>
          <table:table-cell table:style-name="ce18" table:formula="of:=STDEV([.E2:.E102])" office:value-type="float" office:value="31.788257530599">
            <text:p>31,79</text:p>
          </table:table-cell>
          <table:table-cell table:style-name="ce18" table:formula="of:=STDEV([.F2:.F102])" office:value-type="float" office:value="8.52494541788503">
            <text:p>8,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/>
    </style:style>
    <style:style style:name="NO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9.08.2016</text:date>, <text:time>21:23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9:23:16.25</meta:creation-date>
    <dc:date>2016-08-09T21:23:01.36</dc:date>
    <meta:editing-duration>P1DT4H4M48S</meta:editing-duration>
    <meta:editing-cycles>25</meta:editing-cycles>
    <meta:generator>OpenOffice.org/3.4.1$Win32 OpenOffice.org_project/341m1$Build-9593</meta:generator>
    <meta:document-statistic meta:table-count="3" meta:cell-count="2748" meta:object-count="0"/>
  </office:meta>
</office:document-meta>
</file>